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8069in"/>
    </style:style>
    <style:style style:name="Table1.B" style:family="table-column">
      <style:table-column-properties style:column-width="0.8236in"/>
    </style:style>
    <style:style style:name="Table1.C" style:family="table-column">
      <style:table-column-properties style:column-width="4.0625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3.3458in"/>
    </style:style>
    <style:style style:name="Table2.B" style:family="table-column">
      <style:table-column-properties style:column-width="3.3472in"/>
    </style:style>
    <style:style style:name="Table2.A1" style:family="table-cell">
      <style:table-cell-properties style:vertical-align="middle" fo:padding="0.0194in" fo:border="none"/>
    </style:style>
    <style:style style:name="Table3" style:family="table">
      <style:table-properties style:width="9.434in" table:align="left"/>
    </style:style>
    <style:style style:name="Table3.A" style:family="table-column">
      <style:table-column-properties style:column-width="1.1118in"/>
    </style:style>
    <style:style style:name="Table3.B" style:family="table-column">
      <style:table-column-properties style:column-width="1.0083in"/>
    </style:style>
    <style:style style:name="Table3.C" style:family="table-column">
      <style:table-column-properties style:column-width="0.9903in"/>
    </style:style>
    <style:style style:name="Table3.D" style:family="table-column">
      <style:table-column-properties style:column-width="0.9715in"/>
    </style:style>
    <style:style style:name="Table3.E" style:family="table-column">
      <style:table-column-properties style:column-width="1.0181in"/>
    </style:style>
    <style:style style:name="Table3.F" style:family="table-column">
      <style:table-column-properties style:column-width="1.0361in"/>
    </style:style>
    <style:style style:name="Table3.I" style:family="table-column">
      <style:table-column-properties style:column-width="1.3549in"/>
    </style:style>
    <style:style style:name="Table3.A1" style:family="table-cell">
      <style:table-cell-properties style:vertical-align="middle" fo:padding="0.0194in" fo:border="none"/>
    </style:style>
    <style:style style:name="Table4" style:family="table">
      <style:table-properties style:width="6.0563in" table:align="left"/>
    </style:style>
    <style:style style:name="Table4.A" style:family="table-column">
      <style:table-column-properties style:column-width="1.1715in"/>
    </style:style>
    <style:style style:name="Table4.B" style:family="table-column">
      <style:table-column-properties style:column-width="2.0028in"/>
    </style:style>
    <style:style style:name="Table4.C" style:family="table-column">
      <style:table-column-properties style:column-width="2.8819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2.5153in"/>
    </style:style>
    <style:style style:name="Table5.B" style:family="table-column">
      <style:table-column-properties style:column-width="4.1778in"/>
    </style:style>
    <style:style style:name="Table5.A1" style:family="table-cell">
      <style:table-cell-properties style:vertical-align="middle" fo:padding="0.0194in" fo:border="none"/>
    </style:style>
    <style:style style:name="Table6" style:family="table">
      <style:table-properties style:width="9.0389in" table:align="left"/>
    </style:style>
    <style:style style:name="Table6.A" style:family="table-column">
      <style:table-column-properties style:column-width="1.1083in"/>
    </style:style>
    <style:style style:name="Table6.B" style:family="table-column">
      <style:table-column-properties style:column-width="0.9347in"/>
    </style:style>
    <style:style style:name="Table6.C" style:family="table-column">
      <style:table-column-properties style:column-width="0.8299in"/>
    </style:style>
    <style:style style:name="Table6.D" style:family="table-column">
      <style:table-column-properties style:column-width="1.0083in"/>
    </style:style>
    <style:style style:name="Table6.E" style:family="table-column">
      <style:table-column-properties style:column-width="0.9903in"/>
    </style:style>
    <style:style style:name="Table6.F" style:family="table-column">
      <style:table-column-properties style:column-width="0.925in"/>
    </style:style>
    <style:style style:name="Table6.G" style:family="table-column">
      <style:table-column-properties style:column-width="0.8694in"/>
    </style:style>
    <style:style style:name="Table6.H" style:family="table-column">
      <style:table-column-properties style:column-width="1.0181in"/>
    </style:style>
    <style:style style:name="Table6.I" style:family="table-column">
      <style:table-column-properties style:column-width="1.3549in"/>
    </style:style>
    <style:style style:name="Table6.A1" style:family="table-cell">
      <style:table-cell-properties style:vertical-align="middle" fo:padding="0.0194in" fo:border="none"/>
    </style:style>
    <style:style style:name="Table7" style:family="table">
      <style:table-properties style:width="6.2097in" table:align="left"/>
    </style:style>
    <style:style style:name="Table7.A" style:family="table-column">
      <style:table-column-properties style:column-width="1.4681in"/>
    </style:style>
    <style:style style:name="Table7.B" style:family="table-column">
      <style:table-column-properties style:column-width="2.1833in"/>
    </style:style>
    <style:style style:name="Table7.C" style:family="table-column">
      <style:table-column-properties style:column-width="2.5583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1.6854in"/>
    </style:style>
    <style:style style:name="Table8.B" style:family="table-column">
      <style:table-column-properties style:column-width="5.0076in"/>
    </style:style>
    <style:style style:name="Table8.A1" style:family="table-cell">
      <style:table-cell-properties style:vertical-align="middle" fo:padding="0.0194in" fo:border="none"/>
    </style:style>
    <style:style style:name="Table9" style:family="table">
      <style:table-properties style:width="5.2014in" table:align="left"/>
    </style:style>
    <style:style style:name="Table9.A" style:family="table-column">
      <style:table-column-properties style:column-width="1.9215in"/>
    </style:style>
    <style:style style:name="Table9.B" style:family="table-column">
      <style:table-column-properties style:column-width="1.6799in"/>
    </style:style>
    <style:style style:name="Table9.C" style:family="table-column">
      <style:table-column-properties style:column-width="1.6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1.7229in"/>
    </style:style>
    <style:style style:name="Table10.B" style:family="table-column">
      <style:table-column-properties style:column-width="2.6194in"/>
    </style:style>
    <style:style style:name="Table10.C" style:family="table-column">
      <style:table-column-properties style:column-width="2.3507in"/>
    </style:style>
    <style:style style:name="Table10.A1" style:family="table-cell">
      <style:table-cell-properties style:vertical-align="middle" fo:padding="0.0194in" fo:border="none"/>
    </style:style>
    <style:style style:name="Table11" style:family="table">
      <style:table-properties style:width="6.2535in" table:align="left"/>
    </style:style>
    <style:style style:name="Table11.A" style:family="table-column">
      <style:table-column-properties style:column-width="1.4181in"/>
    </style:style>
    <style:style style:name="Table11.B" style:family="table-column">
      <style:table-column-properties style:column-width="0.9167in"/>
    </style:style>
    <style:style style:name="Table11.C" style:family="table-column">
      <style:table-column-properties style:column-width="3.9188in"/>
    </style:style>
    <style:style style:name="Table11.A1" style:family="table-cell">
      <style:table-cell-properties style:vertical-align="middle" fo:padding="0.0194in" fo:border="none"/>
    </style:style>
    <style:style style:name="Table12" style:family="table">
      <style:table-properties style:width="6.6931in" table:align="left"/>
    </style:style>
    <style:style style:name="Table12.A" style:family="table-column">
      <style:table-column-properties style:column-width="1.2042in"/>
    </style:style>
    <style:style style:name="Table12.B" style:family="table-column">
      <style:table-column-properties style:column-width="2.5153in"/>
    </style:style>
    <style:style style:name="Table12.C" style:family="table-column">
      <style:table-column-properties style:column-width="1.0229in"/>
    </style:style>
    <style:style style:name="Table12.D" style:family="table-column">
      <style:table-column-properties style:column-width="1.9507in"/>
    </style:style>
    <style:style style:name="Table12.A1" style:family="table-cell">
      <style:table-cell-properties style:vertical-align="middle" fo:padding="0.0194in" fo:border="none"/>
    </style:style>
    <style:style style:name="Table13" style:family="table">
      <style:table-properties style:width="4.8028in" table:align="left"/>
    </style:style>
    <style:style style:name="Table13.A" style:family="table-column">
      <style:table-column-properties style:column-width="1.984in"/>
    </style:style>
    <style:style style:name="Table13.B" style:family="table-column">
      <style:table-column-properties style:column-width="2.8188in"/>
    </style:style>
    <style:style style:name="Table13.A1" style:family="table-cell">
      <style:table-cell-properties style:vertical-align="middle" fo:padding="0.0194in" fo:border="none"/>
    </style:style>
    <style:style style:name="Table14" style:family="table">
      <style:table-properties style:width="6.6931in" table:align="left"/>
    </style:style>
    <style:style style:name="Table14.A" style:family="table-column">
      <style:table-column-properties style:column-width="1.2313in"/>
    </style:style>
    <style:style style:name="Table14.B" style:family="table-column">
      <style:table-column-properties style:column-width="1.5451in"/>
    </style:style>
    <style:style style:name="Table14.C" style:family="table-column">
      <style:table-column-properties style:column-width="1.5167in"/>
    </style:style>
    <style:style style:name="Table14.D" style:family="table-column">
      <style:table-column-properties style:column-width="1.1042in"/>
    </style:style>
    <style:style style:name="Table14.E" style:family="table-column">
      <style:table-column-properties style:column-width="1.2958in"/>
    </style:style>
    <style:style style:name="Table14.A1" style:family="table-cell">
      <style:table-cell-properties style:vertical-align="middle" fo:padding="0.0194in" fo:border="none"/>
    </style:style>
    <style:style style:name="Table15" style:family="table">
      <style:table-properties style:width="6.6931in" table:align="left"/>
    </style:style>
    <style:style style:name="Table15.A" style:family="table-column">
      <style:table-column-properties style:column-width="1.1944in"/>
    </style:style>
    <style:style style:name="Table15.B" style:family="table-column">
      <style:table-column-properties style:column-width="1.3597in"/>
    </style:style>
    <style:style style:name="Table15.C" style:family="table-column">
      <style:table-column-properties style:column-width="1.359in"/>
    </style:style>
    <style:style style:name="Table15.D" style:family="table-column">
      <style:table-column-properties style:column-width="1.3979in"/>
    </style:style>
    <style:style style:name="Table15.E" style:family="table-column">
      <style:table-column-properties style:column-width="1.3819in"/>
    </style:style>
    <style:style style:name="Table15.A1" style:family="table-cell">
      <style:table-cell-properties style:vertical-align="middle" fo:padding="0.0194in" fo:border="none"/>
    </style:style>
    <style:style style:name="Table16" style:family="table">
      <style:table-properties style:width="6.6931in" table:align="left"/>
    </style:style>
    <style:style style:name="Table16.A" style:family="table-column">
      <style:table-column-properties style:column-width="1.3819in"/>
    </style:style>
    <style:style style:name="Table16.B" style:family="table-column">
      <style:table-column-properties style:column-width="1.5715in"/>
    </style:style>
    <style:style style:name="Table16.C" style:family="table-column">
      <style:table-column-properties style:column-width="1.0604in"/>
    </style:style>
    <style:style style:name="Table16.D" style:family="table-column">
      <style:table-column-properties style:column-width="1.4028in"/>
    </style:style>
    <style:style style:name="Table16.E" style:family="table-column">
      <style:table-column-properties style:column-width="1.2764in"/>
    </style:style>
    <style:style style:name="Table16.A1" style:family="table-cell">
      <style:table-cell-properties style:vertical-align="middle" fo:padding="0.0194in" fo:border="none"/>
    </style:style>
    <style:style style:name="Table17" style:family="table">
      <style:table-properties style:width="8.8222in" table:align="left"/>
    </style:style>
    <style:style style:name="Table17.A" style:family="table-column">
      <style:table-column-properties style:column-width="0.3986in"/>
    </style:style>
    <style:style style:name="Table17.B" style:family="table-column">
      <style:table-column-properties style:column-width="1.7736in"/>
    </style:style>
    <style:style style:name="Table17.C" style:family="table-column">
      <style:table-column-properties style:column-width="1.2736in"/>
    </style:style>
    <style:style style:name="Table17.D" style:family="table-column">
      <style:table-column-properties style:column-width="0.8792in"/>
    </style:style>
    <style:style style:name="Table17.E" style:family="table-column">
      <style:table-column-properties style:column-width="0.866in"/>
    </style:style>
    <style:style style:name="Table17.F" style:family="table-column">
      <style:table-column-properties style:column-width="0.9257in"/>
    </style:style>
    <style:style style:name="Table17.G" style:family="table-column">
      <style:table-column-properties style:column-width="0.916in"/>
    </style:style>
    <style:style style:name="Table17.H" style:family="table-column">
      <style:table-column-properties style:column-width="0.8701in"/>
    </style:style>
    <style:style style:name="Table17.I" style:family="table-column">
      <style:table-column-properties style:column-width="0.9194in"/>
    </style:style>
    <style:style style:name="Table17.A1" style:family="table-cell">
      <style:table-cell-properties style:vertical-align="middle" fo:padding="0.0194in" fo:border="none"/>
    </style:style>
    <style:style style:name="Table18" style:family="table">
      <style:table-properties style:width="6.6931in" table:align="left"/>
    </style:style>
    <style:style style:name="Table18.A" style:family="table-column">
      <style:table-column-properties style:column-width="0.3986in"/>
    </style:style>
    <style:style style:name="Table18.B" style:family="table-column">
      <style:table-column-properties style:column-width="4.2479in"/>
    </style:style>
    <style:style style:name="Table18.C" style:family="table-column">
      <style:table-column-properties style:column-width="2.0465in"/>
    </style:style>
    <style:style style:name="Table18.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7"/>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20"/>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1"/>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6">
      <style:paragraph-properties fo:margin-top="0in" fo:margin-bottom="0in" style:contextual-spacing="false"/>
    </style:style>
    <style:style style:name="P51" style:family="paragraph" style:parent-style-name="Text_20_body" style:list-style-name="L27"/>
    <style:style style:name="P52" style:family="paragraph" style:parent-style-name="Text_20_body" style:list-style-name="L27">
      <style:paragraph-properties fo:margin-top="0in" fo:margin-bottom="0in" style:contextual-spacing="false"/>
    </style:style>
    <style:style style:name="P53" style:family="paragraph" style:parent-style-name="Text_20_body" style:list-style-name="L28"/>
    <style:style style:name="P54" style:family="paragraph" style:parent-style-name="Text_20_body" style:list-style-name="L28">
      <style:paragraph-properties fo:margin-top="0in" fo:margin-bottom="0in" style:contextual-spacing="false"/>
    </style:style>
    <style:style style:name="P55" style:family="paragraph" style:parent-style-name="Text_20_body" style:list-style-name="L29"/>
    <style:style style:name="P56" style:family="paragraph" style:parent-style-name="Text_20_body" style:list-style-name="L29">
      <style:paragraph-properties fo:margin-top="0in" fo:margin-bottom="0in" style:contextual-spacing="false"/>
    </style:style>
    <style:style style:name="P57" style:family="paragraph" style:parent-style-name="Text_20_body" style:list-style-name="L30"/>
    <style:style style:name="P58" style:family="paragraph" style:parent-style-name="Text_20_body" style:list-style-name="L30">
      <style:paragraph-properties fo:margin-top="0in" fo:margin-bottom="0in" style:contextual-spacing="false"/>
    </style:style>
    <style:style style:name="P59" style:family="paragraph" style:parent-style-name="Text_20_body" style:list-style-name="L31"/>
    <style:style style:name="P60" style:family="paragraph" style:parent-style-name="Text_20_body" style:list-style-name="L31">
      <style:paragraph-properties fo:margin-top="0in" fo:margin-bottom="0in" style:contextual-spacing="false"/>
    </style:style>
    <style:style style:name="P61" style:family="paragraph" style:parent-style-name="Text_20_body" style:list-style-name="L32"/>
    <style:style style:name="P62" style:family="paragraph" style:parent-style-name="Text_20_body" style:list-style-name="L32">
      <style:paragraph-properties fo:margin-top="0in" fo:margin-bottom="0in" style:contextual-spacing="false"/>
    </style:style>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list-style-name="L36"/>
    <style:style style:name="P67" style:family="paragraph" style:parent-style-name="Text_20_body" style:list-style-name="L36">
      <style:paragraph-properties fo:margin-top="0in" fo:margin-bottom="0in" style:contextual-spacing="false"/>
    </style:style>
    <style:style style:name="P68" style:family="paragraph" style:parent-style-name="Text_20_body" style:list-style-name="L37"/>
    <style:style style:name="P69" style:family="paragraph" style:parent-style-name="Text_20_body" style:list-style-name="L37">
      <style:paragraph-properties fo:margin-top="0in" fo:margin-bottom="0in" style:contextual-spacing="false"/>
    </style:style>
    <style:style style:name="P70" style:family="paragraph" style:parent-style-name="Text_20_body" style:list-style-name="L38"/>
    <style:style style:name="P71" style:family="paragraph" style:parent-style-name="Text_20_body" style:list-style-name="L38">
      <style:paragraph-properties fo:margin-top="0in" fo:margin-bottom="0in" style:contextual-spacing="false"/>
    </style:style>
    <style:style style:name="P72" style:family="paragraph" style:parent-style-name="Text_20_body" style:list-style-name="L39"/>
    <style:style style:name="P73" style:family="paragraph" style:parent-style-name="Text_20_body" style:list-style-name="L39">
      <style:paragraph-properties fo:margin-top="0in" fo:margin-bottom="0in" style:contextual-spacing="false"/>
    </style:style>
    <style:style style:name="P74" style:family="paragraph" style:parent-style-name="Text_20_body" style:list-style-name="L40"/>
    <style:style style:name="P75" style:family="paragraph" style:parent-style-name="Text_20_body" style:list-style-name="L40">
      <style:paragraph-properties fo:margin-top="0in" fo:margin-bottom="0in" style:contextual-spacing="false"/>
    </style:style>
    <style:style style:name="P76" style:family="paragraph" style:parent-style-name="Text_20_body" style:list-style-name="L41"/>
    <style:style style:name="P77" style:family="paragraph" style:parent-style-name="Text_20_body" style:list-style-name="L41">
      <style:paragraph-properties fo:margin-top="0in" fo:margin-bottom="0in" style:contextual-spacing="false"/>
    </style:style>
    <style:style style:name="P78" style:family="paragraph" style:parent-style-name="Text_20_body" style:list-style-name="L42"/>
    <style:style style:name="P79" style:family="paragraph" style:parent-style-name="Text_20_body" style:list-style-name="L42">
      <style:paragraph-properties fo:margin-top="0in" fo:margin-bottom="0in" style:contextual-spacing="false"/>
    </style:style>
    <style:style style:name="P80" style:family="paragraph" style:parent-style-name="Text_20_body" style:list-style-name="L43"/>
    <style:style style:name="P81" style:family="paragraph" style:parent-style-name="Text_20_body" style:list-style-name="L43">
      <style:paragraph-properties fo:margin-top="0in" fo:margin-bottom="0in" style:contextual-spacing="false"/>
    </style:style>
    <style:style style:name="P82" style:family="paragraph" style:parent-style-name="Text_20_body" style:list-style-name="L44"/>
    <style:style style:name="P83" style:family="paragraph" style:parent-style-name="Text_20_body" style:list-style-name="L44">
      <style:paragraph-properties fo:margin-top="0in" fo:margin-bottom="0in" style:contextual-spacing="false"/>
    </style:style>
    <style:style style:name="P84" style:family="paragraph" style:parent-style-name="Text_20_body" style:list-style-name="L45"/>
    <style:style style:name="P85" style:family="paragraph" style:parent-style-name="Text_20_body" style:list-style-name="L45">
      <style:paragraph-properties fo:margin-top="0in" fo:margin-bottom="0in" style:contextual-spacing="false"/>
    </style:style>
    <style:style style:name="P86" style:family="paragraph" style:parent-style-name="Text_20_body" style:list-style-name="L46"/>
    <style:style style:name="P87" style:family="paragraph" style:parent-style-name="Text_20_body" style:list-style-name="L46">
      <style:paragraph-properties fo:margin-top="0in" fo:margin-bottom="0in" style:contextual-spacing="false"/>
    </style:style>
    <style:style style:name="P88" style:family="paragraph" style:parent-style-name="Text_20_body" style:list-style-name="L47"/>
    <style:style style:name="P89" style:family="paragraph" style:parent-style-name="Text_20_body" style:list-style-name="L47">
      <style:paragraph-properties fo:margin-top="0in" fo:margin-bottom="0in" style:contextual-spacing="false"/>
    </style:style>
    <style:style style:name="P90" style:family="paragraph" style:parent-style-name="Text_20_body" style:list-style-name="L48"/>
    <style:style style:name="P91" style:family="paragraph" style:parent-style-name="Text_20_body" style:list-style-name="L48">
      <style:paragraph-properties fo:margin-top="0in" fo:margin-bottom="0in" style:contextual-spacing="false"/>
    </style:style>
    <style:style style:name="P92" style:family="paragraph" style:parent-style-name="Text_20_body" style:list-style-name="L49"/>
    <style:style style:name="P93" style:family="paragraph" style:parent-style-name="Text_20_body" style:list-style-name="L49">
      <style:paragraph-properties fo:margin-top="0in" fo:margin-bottom="0in" style:contextual-spacing="false"/>
    </style:style>
    <style:style style:name="P94" style:family="paragraph" style:parent-style-name="Text_20_body" style:list-style-name="L50"/>
    <style:style style:name="P95" style:family="paragraph" style:parent-style-name="Text_20_body" style:list-style-name="L50">
      <style:paragraph-properties fo:margin-top="0in" fo:margin-bottom="0in" style:contextual-spacing="false"/>
    </style:style>
    <style:style style:name="P96" style:family="paragraph" style:parent-style-name="Text_20_body" style:list-style-name="L51"/>
    <style:style style:name="P97" style:family="paragraph" style:parent-style-name="Text_20_body" style:list-style-name="L51">
      <style:paragraph-properties fo:margin-top="0in" fo:margin-bottom="0in" style:contextual-spacing="false"/>
    </style:style>
    <style:style style:name="P98" style:family="paragraph" style:parent-style-name="Text_20_body" style:list-style-name="L52"/>
    <style:style style:name="P99" style:family="paragraph" style:parent-style-name="Text_20_body" style:list-style-name="L52">
      <style:paragraph-properties fo:margin-top="0in" fo:margin-bottom="0in" style:contextual-spacing="false"/>
    </style:style>
    <style:style style:name="P100" style:family="paragraph" style:parent-style-name="Text_20_body" style:list-style-name="L53"/>
    <style:style style:name="P101" style:family="paragraph" style:parent-style-name="Text_20_body" style:list-style-name="L53">
      <style:paragraph-properties fo:margin-top="0in" fo:margin-bottom="0in" style:contextual-spacing="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2026-05-09-এর uploaded instruction অনুযায়ী, আপনার এখন দরকার <text:span text:style-name="Strong_20_Emphasis">architecture blueprint নয়, বরং full end-to-end research workflow blueprint</text:span>—raw CASIA-B video/silhouette থেকে preprocessing, alignment, expert training, fusion, failure analysis, final paper reporting পর্যন্ত। আপনার locked practical baseline এখনো fixed α=0.5 score fusion: NM 99.36%, BG 95.91%, CL 91.91%, Mean 95.73%; skeleton-only এবং silhouette-only দুটোই individually ~83% mean, কিন্তু score-level fusion বড় complementarity gain দিয়েছে। </text:p>
      <text:p text:style-name="Text_20_body">নিচে complete workflow guideline দিলাম। কোনো code দিচ্ছি না।</text:p>
      <text:p text:style-name="Horizontal_20_Line"/>
      <text:h text:style-name="Heading_20_1" text:outline-level="1">SECTION 1 — CURRENT PIPELINE DIAGNOSIS</text:h>
      <text:h text:style-name="Heading_20_2" text:outline-level="2">1.1 Already strong parts</text:h>
      <text:p text:style-name="Text_20_body">আপনার current pipeline-এর strongest অংশগুলো হলো:</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ponent</text:p>
            </table:table-cell>
            <table:table-cell table:style-name="Table1.A1" office:value-type="string">
              <text:p text:style-name="Table_20_Heading">Status</text:p>
            </table:table-cell>
            <table:table-cell table:style-name="Table1.A1" office:value-type="string">
              <text:p text:style-name="Table_20_Heading">কেন strong</text:p>
            </table:table-cell>
          </table:table-row>
        </table:table-header-rows>
        <table:table-row>
          <table:table-cell table:style-name="Table1.A1" office:value-type="string">
            <text:p text:style-name="Table_20_Contents">CASIA-B LT split</text:p>
          </table:table-cell>
          <table:table-cell table:style-name="Table1.A1" office:value-type="string">
            <text:p text:style-name="Table_20_Contents">strong</text:p>
          </table:table-cell>
          <table:table-cell table:style-name="Table1.A1" office:value-type="string">
            <text:p text:style-name="Table_20_Contents">Train 001–074, test 075–124; gallery/probe protocol ঠিক আছে</text:p>
          </table:table-cell>
        </table:table-row>
        <table:table-row>
          <table:table-cell table:style-name="Table1.A1" office:value-type="string">
            <text:p text:style-name="Table_20_Contents">Skeleton GaitTR-style baseline</text:p>
          </table:table-cell>
          <table:table-cell table:style-name="Table1.A1" office:value-type="string">
            <text:p text:style-name="Table_20_Contents">valid</text:p>
          </table:table-cell>
          <table:table-cell table:style-name="Table1.A1" office:value-type="string">
            <text:p text:style-name="Table_20_Contents">Input <text:span text:style-name="Source_20_Text">10×60×17</text:span>, CE+Triplet, Rank-1 NM 95%</text:p>
          </table:table-cell>
        </table:table-row>
        <table:table-row>
          <table:table-cell table:style-name="Table1.A1" office:value-type="string">
            <text:p text:style-name="Table_20_Contents">Silhouette GaitGL-style baseline</text:p>
          </table:table-cell>
          <table:table-cell table:style-name="Table1.A1" office:value-type="string">
            <text:p text:style-name="Table_20_Contents">valid</text:p>
          </table:table-cell>
          <table:table-cell table:style-name="Table1.A1" office:value-type="string">
            <text:p text:style-name="Table_20_Contents"><text:span text:style-name="Source_20_Text">60×64×44</text:span>, 3D CNN + HPP, NM 97.55%</text:p>
          </table:table-cell>
        </table:table-row>
        <table:table-row>
          <table:table-cell table:style-name="Table1.A1" office:value-type="string">
            <text:p text:style-name="Table_20_Contents">Fusion split creation</text:p>
          </table:table-cell>
          <table:table-cell table:style-name="Table1.A1" office:value-type="string">
            <text:p text:style-name="Table_20_Contents">mostly strong</text:p>
          </table:table-cell>
          <table:table-cell table:style-name="Table1.A1" office:value-type="string">
            <text:p text:style-name="Table_20_Contents">Probe NM/BG/CL complete; gallery-তে 3 missing samples minor issue</text:p>
          </table:table-cell>
        </table:table-row>
        <table:table-row>
          <table:table-cell table:style-name="Table1.A1" office:value-type="string">
            <text:p text:style-name="Table_20_Contents">Fixed score fusion</text:p>
          </table:table-cell>
          <table:table-cell table:style-name="Table1.A1" office:value-type="string">
            <text:p text:style-name="Table_20_Contents">very strong</text:p>
          </table:table-cell>
          <table:table-cell table:style-name="Table1.A1" office:value-type="string">
            <text:p text:style-name="Table_20_Contents">Mean 95.73%, CL 91.91%, huge complementarity gain</text:p>
          </table:table-cell>
        </table:table-row>
        <table:table-row>
          <table:table-cell table:style-name="Table1.A1" office:value-type="string">
            <text:p text:style-name="Table_20_Contents">Evaluation protocol</text:p>
          </table:table-cell>
          <table:table-cell table:style-name="Table1.A1" office:value-type="string">
            <text:p text:style-name="Table_20_Contents">fair</text:p>
          </table:table-cell>
          <table:table-cell table:style-name="Table1.A1" office:value-type="string">
            <text:p text:style-name="Table_20_Contents">Identical-view excluded, condition-wise Rank-1/5/10, train/test identity separation</text:p>
          </table:table-cell>
        </table:table-row>
      </table:table>
      <text:p text:style-name="Text_20_body">Project report অনুযায়ী skeleton extraction 13,640 expected samples complete হয়েছিল, current GaitTR-style model <text:span text:style-name="Source_20_Text">10×60×17</text:span> feature ব্যবহার করেছে, silhouette branch YOLO segmentation-based extraction দিয়ে তৈরি হয়েছে, এবং final strong result score-level fusion থেকে এসেছে। </text:p>
      <text:h text:style-name="Heading_20_2" text:outline-level="2">1.2 What likely limits BG</text:h>
      <text:p text:style-name="Text_20_body">BG মানে bag-carrying condition। এখানে দুই modality-র problem আলাদা:</text:p>
      <text:p text:style-name="Text_20_body">Skeleton side:</text:p>
      <text:list text:style-name="L1">
        <text:list-item>
          <text:p text:style-name="P5">Bag হাতে/কাঁধে থাকলে wrist, elbow, shoulder, torso keypoint noisy হয়। </text:p>
        </text:list-item>
        <text:list-item>
          <text:p text:style-name="P5">Pose detector bag-কে body part হিসেবে confuse করতে পারে। </text:p>
        </text:list-item>
        <text:list-item>
          <text:p text:style-name="P5">Velocity feature noise amplify করে; এক frame-এ ভুল wrist coordinate হলে velocity channel-এ বড় jump তৈরি হয়। </text:p>
        </text:list-item>
        <text:list-item>
          <text:p text:style-name="P4"><text:soft-page-break/>Current skeleton feature confidence-aware নয়। </text:p>
        </text:list-item>
      </text:list>
      <text:p text:style-name="Text_20_body">Silhouette side:</text:p>
      <text:list text:style-name="L2">
        <text:list-item>
          <text:p text:style-name="P7">Bag silhouette outline বদলে দেয়। </text:p>
        </text:list-item>
        <text:list-item>
          <text:p text:style-name="P7">Body width, arm gap, side contour distorted হয়। </text:p>
        </text:list-item>
        <text:list-item>
          <text:p text:style-name="P6">Silhouette branch bag-সহ body shape-কে identity cue মনে করতে পারে। </text:p>
        </text:list-item>
      </text:list>
      <text:p text:style-name="Text_20_body">Fusion side:</text:p>
      <text:list text:style-name="L3">
        <text:list-item>
          <text:p text:style-name="P9">Current fusion strong হলেও BG error এখনো ~4.09% Rank-1 miss। </text:p>
        </text:list-item>
        <text:list-item>
          <text:p text:style-name="P8">BG-তে reliability-aware weighting দরকার হতে পারে: কখন skeleton reliable, কখন silhouette reliable—এটা fixed α=0.5 জানে না। </text:p>
        </text:list-item>
      </text:list>
      <text:h text:style-name="Heading_20_2" text:outline-level="2">1.3 What likely limits CL</text:h>
      <text:p text:style-name="Text_20_body">CL মানে clothing variation, সবচেয়ে কঠিন condition।</text:p>
      <text:p text:style-name="Text_20_body">Skeleton side:</text:p>
      <text:list text:style-name="L4">
        <text:list-item>
          <text:p text:style-name="P11">Coat/loose clothing hip, knee, ankle detection difficult করে। </text:p>
        </text:list-item>
        <text:list-item>
          <text:p text:style-name="P11">Long coat lower-body motion partially hide করে। </text:p>
        </text:list-item>
        <text:list-item>
          <text:p text:style-name="P11">Current 10-channel feature visibility/confidence জানে না। </text:p>
        </text:list-item>
        <text:list-item>
          <text:p text:style-name="P10">Current model global pooling করে, তাই lower-body reliable signal আলাদা emphasis পায় না। </text:p>
        </text:list-item>
      </text:list>
      <text:p text:style-name="Text_20_body">Silhouette side:</text:p>
      <text:list text:style-name="L5">
        <text:list-item>
          <text:p text:style-name="P13">CL-এ silhouette shape directly বদলে যায়। </text:p>
        </text:list-item>
        <text:list-item>
          <text:p text:style-name="P13">Coat person outline, leg gap, arm contour, torso width সব পরিবর্তন করে। </text:p>
        </text:list-item>
        <text:list-item>
          <text:p text:style-name="P13">Same person NM vs CL silhouette drastically different হতে পারে। </text:p>
        </text:list-item>
        <text:list-item>
          <text:p text:style-name="P12">Silhouette-only CL = 65.91%, তাই silhouette branch CL-এ weakest link। </text:p>
        </text:list-item>
      </text:list>
      <text:p text:style-name="Text_20_body">Fusion side:</text:p>
      <text:list text:style-name="L6">
        <text:list-item>
          <text:p text:style-name="P14">Fixed fusion CL 91.91% করেছে, কিন্তু near-99 পেতে হলে remaining errors সম্ভবত hard cases: extreme views, bad pose, wrong silhouette shape, or both experts wrong. </text:p>
        </text:list-item>
      </text:list>
      <text:h text:style-name="Heading_20_2" text:outline-level="2">1.4 Is current skeleton extraction enough?</text:h>
      <text:p text:style-name="Text_20_body"><text:span text:style-name="Strong_20_Emphasis">Baseline হিসেবে enough. Research improvement হিসেবে not enough.</text:span></text:p>
      <text:p text:style-name="Text_20_body">Current YOLO skeletons দিয়ে valid baseline পাওয়া গেছে। কিন্তু skeleton-only BG/CL অনেক নিচে: BG 78.64%, CL 74.18%। এর মানে pose extraction বা pose modeling—দুটোর অন্তত একটায় improvement room আছে।</text:p>
      <text:p text:style-name="Text_20_body">Recommendation:</text:p>
      <text:section text:style-name="Sect1" text:name="code-block-viewer">
        <text:p text:style-name="P1"><text:span text:style-name="Source_20_Text">Do not delete current skeletons.</text:span></text:p>
        <text:p text:style-name="Preformatted_20_Text"><text:span text:style-name="Source_20_Text">Keep current YOLO skeletons as skeleton_v1 locked baseline.</text:span></text:p>
        <text:p text:style-name="Preformatted_20_Text"><text:soft-page-break/><text:span text:style-name="Source_20_Text">Create a parallel skeleton_v2 extraction branch with better pose estimator / quality fields.</text:span></text:p>
        <text:p text:style-name="P3"><text:span text:style-name="Source_20_Text">Compare old vs new using same split and same model.</text:span></text:p>
      </text:section>
      <text:h text:style-name="Heading_20_2" text:outline-level="2">1.5 Is current silhouette extraction enough?</text:h>
      <text:p text:style-name="Text_20_body"><text:span text:style-name="Strong_20_Emphasis">Baseline হিসেবে enough. CL improvement-এর জন্য not enough.</text:span></text:p>
      <text:p text:style-name="Text_20_body">Current YOLO silhouette branch NM/BG ভালো, কিন্তু CL = 65.91%। এটা silhouette model/backbone-এর issue হলেও mask quality, mask alignment, temporal stability, contour distortion—সবই possible bottleneck।</text:p>
      <text:p text:style-name="Text_20_body">Recommendation:</text:p>
      <text:section text:style-name="Sect1" text:name="Section1">
        <text:p text:style-name="P1"><text:bookmark text:name="code-block-viewer"/><text:span text:style-name="Source_20_Text">Do not discard current YOLO silhouettes.</text:span></text:p>
        <text:p text:style-name="Preformatted_20_Text"><text:span text:style-name="Source_20_Text">Keep as silhouette_v1 locked baseline.</text:span></text:p>
        <text:p text:style-name="P3"><text:span text:style-name="Source_20_Text">Create silhouette_v2 with improved mask QC, soft masks, motion boundary, and optionally dual-source official+YOLO comparison.</text:span></text:p>
      </text:section>
      <text:h text:style-name="Heading_20_2" text:outline-level="2">1.6 Could skeleton-silhouette frame alignment limit fusion?</text:h>
      <text:p text:style-name="Text_20_body">Yes, especially for future token-level fusion.</text:p>
      <text:p text:style-name="Text_20_body">Current late score fusion final embeddings ব্যবহার করে; তাই exact frame-level alignment less critical. কিন্তু cross-modal token fusion, same-crop multimodal training, clip-level fusion—এসবের জন্য skeleton frame <text:span text:style-name="Source_20_Text">t</text:span> এবং silhouette frame <text:span text:style-name="Source_20_Text">t</text:span> একই raw moment না হলে model confused হবে।</text:p>
      <text:p text:style-name="Text_20_body">Misalignment হলে:</text:p>
      <text:list text:style-name="L7">
        <text:list-item>
          <text:p text:style-name="P16">Skeleton leg forward কিন্তু silhouette leg backward → cross-modal attention ভুল relation শেখে। </text:p>
        </text:list-item>
        <text:list-item>
          <text:p text:style-name="P16">Motion boundary stream skeleton velocity-এর সাথে mismatch করে। </text:p>
        </text:list-item>
        <text:list-item>
          <text:p text:style-name="P15">Clip-level reliability ভুল হয়। </text:p>
        </text:list-item>
      </text:list>
      <text:h text:style-name="Heading_20_2" text:outline-level="2">1.7 Could 60-frame crop strategy limit results?</text:h>
      <text:p text:style-name="Text_20_body">Yes.</text:p>
      <text:p text:style-name="Text_20_body">60-frame crop current GaitTR/GaitGL-compatible এবং training stable। কিন্তু:</text:p>
      <text:list text:style-name="L8">
        <text:list-item>
          <text:p text:style-name="P18">কিছু sequence-এ selected 60 frames low-quality হতে পারে। </text:p>
        </text:list-item>
        <text:list-item>
          <text:p text:style-name="P18">BG/CL-এ bad segment থাকলে whole video representation weak হয়। </text:p>
        </text:list-item>
        <text:list-item>
          <text:p text:style-name="P18">Single crop evaluation temporal uncertainty বাড়ায়। </text:p>
        </text:list-item>
        <text:list-item>
          <text:p text:style-name="P17">Multi-clip score averaging likely more stable। </text:p>
        </text:list-item>
      </text:list>
      <text:p text:style-name="Text_20_body">Recommendation:</text:p>
      <text:section text:style-name="Sect1" text:name="Section2">
        <text:p text:style-name="P1"><text:bookmark text:name="code-block-viewer Copy 1"/><text:span text:style-name="Source_20_Text">Training: random 60-frame continuous crop.</text:span></text:p>
        <text:p text:style-name="Preformatted_20_Text"><text:span text:style-name="Source_20_Text">Evaluation: multi-clip sliding windows + score averaging or embedding averaging.</text:span></text:p>
        <text:p text:style-name="P3"><text:span text:style-name="Source_20_Text">Multimodal: skeleton and silhouette must use exactly same temporal window.</text:span></text:p>
      </text:section>
      <text:h text:style-name="Heading_20_2" text:outline-level="2"><text:soft-page-break/>1.8 Is current feature construction enough?</text:h>
      <text:p text:style-name="Text_20_body">Baseline reproduction-এর জন্য enough। Improvement-এর জন্য incomplete।</text:p>
      <text:p text:style-name="Text_20_body">Current skeleton feature:</text:p>
      <text:section text:style-name="Sect1" text:name="Section3">
        <text:p text:style-name="P2"><text:bookmark text:name="code-block-viewer Copy 2"/><text:span text:style-name="Source_20_Text">joint + joint-relative + velocity-1 + velocity-2 + bone = 10 channels</text:span></text:p>
      </text:section>
      <text:p text:style-name="Text_20_body">Missing:</text:p>
      <text:list text:style-name="L9">
        <text:list-item>
          <text:p text:style-name="P20">keypoint confidence </text:p>
        </text:list-item>
        <text:list-item>
          <text:p text:style-name="P20">visibility mask </text:p>
        </text:list-item>
        <text:list-item>
          <text:p text:style-name="P20">acceleration </text:p>
        </text:list-item>
        <text:list-item>
          <text:p text:style-name="P20">bone angle </text:p>
        </text:list-item>
        <text:list-item>
          <text:p text:style-name="P20">limb length ratio </text:p>
        </text:list-item>
        <text:list-item>
          <text:p text:style-name="P20">lower-body reliability </text:p>
        </text:list-item>
        <text:list-item>
          <text:p text:style-name="P19">pose quality metadata </text:p>
        </text:list-item>
      </text:list>
      <text:p text:style-name="Text_20_body">Current silhouette feature:</text:p>
      <text:section text:style-name="Sect1" text:name="Section4">
        <text:p text:style-name="P2"><text:bookmark text:name="code-block-viewer Copy 3"/><text:span text:style-name="Source_20_Text">60 × 64 × 44 binary mask</text:span></text:p>
      </text:section>
      <text:p text:style-name="Text_20_body">Missing:</text:p>
      <text:list text:style-name="L10">
        <text:list-item>
          <text:p text:style-name="P22">soft mask </text:p>
        </text:list-item>
        <text:list-item>
          <text:p text:style-name="P22">boundary/contour </text:p>
        </text:list-item>
        <text:list-item>
          <text:p text:style-name="P22">temporal difference </text:p>
        </text:list-item>
        <text:list-item>
          <text:p text:style-name="P22">mask confidence </text:p>
        </text:list-item>
        <text:list-item>
          <text:p text:style-name="P22">area/centroid stability </text:p>
        </text:list-item>
        <text:list-item>
          <text:p text:style-name="P21">part-level reliability </text:p>
        </text:list-item>
      </text:list>
      <text:h text:style-name="Heading_20_2" text:outline-level="2">1.9 Is current split/gallery/probe setup safe?</text:h>
      <text:p text:style-name="Text_20_body">Yes, current protocol is scientifically safe if maintained:</text:p>
      <text:section text:style-name="Sect1" text:name="Section5">
        <text:p text:style-name="P1"><text:bookmark text:name="code-block-viewer Copy 4"/><text:span text:style-name="Source_20_Text">Train: 001–074</text:span></text:p>
        <text:p text:style-name="Preformatted_20_Text"><text:span text:style-name="Source_20_Text">Test: 075–124</text:span></text:p>
        <text:p text:style-name="Preformatted_20_Text"><text:span text:style-name="Source_20_Text">Gallery: NM#01–04</text:span></text:p>
        <text:p text:style-name="Preformatted_20_Text"><text:span text:style-name="Source_20_Text">Probe NM: NM#05–06</text:span></text:p>
        <text:p text:style-name="Preformatted_20_Text"><text:span text:style-name="Source_20_Text">Probe BG: BG#01–02</text:span></text:p>
        <text:p text:style-name="Preformatted_20_Text"><text:span text:style-name="Source_20_Text">Probe CL: CL#01–02</text:span></text:p>
        <text:p text:style-name="P3"><text:span text:style-name="Source_20_Text">Identical-view excluded</text:span></text:p>
      </text:section>
      <text:p text:style-name="Text_20_body">This must remain locked.</text:p>
      <text:h text:style-name="Heading_20_2" text:outline-level="2">1.10 Is current evaluation fair?</text:h>
      <text:p text:style-name="Text_20_body">Yes, provided:</text:p>
      <text:list text:style-name="L11">
        <text:list-item>
          <text:p text:style-name="P24">no test label used for tuning, </text:p>
        </text:list-item>
        <text:list-item>
          <text:p text:style-name="P24">no condition-wise test alpha used as practical method, </text:p>
        </text:list-item>
        <text:list-item>
          <text:p text:style-name="P24">identical-view excluded, </text:p>
        </text:list-item>
        <text:list-item>
          <text:p text:style-name="P24">gallery/probe disjoint by sequence, </text:p>
        </text:list-item>
        <text:list-item>
          <text:p text:style-name="P23">train/test IDs disjoint. </text:p>
        </text:list-item>
      </text:list>
      <text:p text:style-name="Text_20_body"><text:soft-page-break/>Per-condition alpha diagnostic result is useful as an upper-bound/diagnostic, but not practical because it uses condition-dependent behavior. Uploaded guideline explicitly warns that fixed α=0.5 is the strongest practical baseline and new methods must beat it under same fair LT protocol. </text:p>
      <text:p text:style-name="Horizontal_20_Line"/>
      <text:h text:style-name="Heading_20_1" text:outline-level="1">SECTION 2 — SHOULD YOU RE-EXTRACT SKELETONS?</text:h>
      <text:h text:style-name="Heading_20_2" text:outline-level="2">2.1 Decision framework</text:h>
      <text:p text:style-name="Text_20_body">Use this rule:</text:p>
      <table:table table:name="Table2" table:style-name="Table2">
        <table:table-column table:style-name="Table2.A"/>
        <table:table-column table:style-name="Table2.B"/>
        <table:table-header-rows>
          <table:table-row>
            <table:table-cell table:style-name="Table2.A1" office:value-type="string">
              <text:p text:style-name="Table_20_Heading">Situation</text:p>
            </table:table-cell>
            <table:table-cell table:style-name="Table2.A1" office:value-type="string">
              <text:p text:style-name="Table_20_Heading">Decision</text:p>
            </table:table-cell>
          </table:table-row>
        </table:table-header-rows>
        <table:table-row>
          <table:table-cell table:style-name="Table2.A1" office:value-type="string">
            <text:p text:style-name="Table_20_Contents">You only need to preserve current result</text:p>
          </table:table-cell>
          <table:table-cell table:style-name="Table2.A1" office:value-type="string">
            <text:p text:style-name="Table_20_Contents">keep current YOLO skeletons</text:p>
          </table:table-cell>
        </table:table-row>
        <table:table-row>
          <table:table-cell table:style-name="Table2.A1" office:value-type="string">
            <text:p text:style-name="Table_20_Contents">You want stronger BG/CL skeleton expert</text:p>
          </table:table-cell>
          <table:table-cell table:style-name="Table2.A1" office:value-type="string">
            <text:p text:style-name="Table_20_Contents">re-extract skeleton_v2 in parallel</text:p>
          </table:table-cell>
        </table:table-row>
        <table:table-row>
          <table:table-cell table:style-name="Table2.A1" office:value-type="string">
            <text:p text:style-name="Table_20_Contents">Current QC shows low confidence/jitter in BG/CL</text:p>
          </table:table-cell>
          <table:table-cell table:style-name="Table2.A1" office:value-type="string">
            <text:p text:style-name="Table_20_Contents">re-extraction strongly recommended</text:p>
          </table:table-cell>
        </table:table-row>
        <table:table-row>
          <table:table-cell table:style-name="Table2.A1" office:value-type="string">
            <text:p text:style-name="Table_20_Contents">You want cross-modal token fusion</text:p>
          </table:table-cell>
          <table:table-cell table:style-name="Table2.A1" office:value-type="string">
            <text:p text:style-name="Table_20_Contents">re-extract or validate frame-index-level alignment</text:p>
          </table:table-cell>
        </table:table-row>
        <table:table-row>
          <table:table-cell table:style-name="Table2.A1" office:value-type="string">
            <text:p text:style-name="Table_20_Contents">You want paper-safe ablation</text:p>
          </table:table-cell>
          <table:table-cell table:style-name="Table2.A1" office:value-type="string">
            <text:p text:style-name="Table_20_Contents">run both old and new skeletons and compare</text:p>
          </table:table-cell>
        </table:table-row>
      </table:table>
      <text:p text:style-name="Text_20_body">Final recommendation:</text:p>
      <text:section text:style-name="Sect1" text:name="Section6">
        <text:p text:style-name="P1"><text:bookmark text:name="code-block-viewer Copy 5"/><text:span text:style-name="Source_20_Text">Run both and compare.</text:span></text:p>
        <text:p text:style-name="Preformatted_20_Text"><text:span text:style-name="Source_20_Text">Do not replace current skeletons.</text:span></text:p>
        <text:p text:style-name="P3"><text:span text:style-name="Source_20_Text">Create data/poses/&lt;new_pose_tag&gt;/ as skeleton_v2.</text:span></text:p>
      </text:section>
      <text:h text:style-name="Heading_20_2" text:outline-level="2">2.2 Pose estimator options</text:h>
      <text:p text:style-name="Text_20_body">Ultralytics pose models are trained on COCO keypoints and default pose layout uses 17 keypoints including nose, eyes, ears, shoulders, elbows, wrists, hips, knees, and ankles, which matches your current GaitTR-style <text:span text:style-name="Source_20_Text">17-joint</text:span> workflow. <text:line-break/>MMPose is a good research framework because its model zoo includes many top-down 2D body pose algorithms/checkpoints/configs, including RTMPose, HRNet-style, and other COCO-based variants.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number-columns-repeated="2"/>
        <table:table-column table:style-name="Table3.I"/>
        <table:table-header-rows>
          <table:table-row>
            <table:table-cell table:style-name="Table3.A1" office:value-type="string">
              <text:p text:style-name="Table_20_Heading">Option</text:p>
            </table:table-cell>
            <table:table-cell table:style-name="Table3.A1" office:value-type="string">
              <text:p text:style-name="Table_20_Heading">Keypoint quality</text:p>
            </table:table-cell>
            <table:table-cell table:style-name="Table3.A1" office:value-type="string">
              <text:p text:style-name="Table_20_Heading">Speed</text:p>
            </table:table-cell>
            <table:table-cell table:style-name="Table3.A1" office:value-type="string">
              <text:p text:style-name="Table_20_Heading">GPU need</text:p>
            </table:table-cell>
            <table:table-cell table:style-name="Table3.A1" office:value-type="string">
              <text:p text:style-name="Table_20_Heading">COCO 17 compatibility</text:p>
            </table:table-cell>
            <table:table-cell table:style-name="Table3.A1" office:value-type="string">
              <text:p text:style-name="Table_20_Heading">BG impact</text:p>
            </table:table-cell>
            <table:table-cell table:style-name="Table3.A1" office:value-type="string">
              <text:p text:style-name="Table_20_Heading">CL impact</text:p>
            </table:table-cell>
            <table:table-cell table:style-name="Table3.A1" office:value-type="string">
              <text:p text:style-name="Table_20_Heading">Difficulty</text:p>
            </table:table-cell>
            <table:table-cell table:style-name="Table3.A1" office:value-type="string">
              <text:p text:style-name="Table_20_Heading">Recommendation</text:p>
            </table:table-cell>
          </table:table-row>
        </table:table-header-rows>
        <table:table-row>
          <table:table-cell table:style-name="Table3.A1" office:value-type="string">
            <text:p text:style-name="Table_20_Contents">Current YOLO pose</text:p>
          </table:table-cell>
          <table:table-cell table:style-name="Table3.A1" office:value-type="string">
            <text:p text:style-name="Table_20_Contents">medium-good</text:p>
          </table:table-cell>
          <table:table-cell table:style-name="Table3.A1" office:value-type="string">
            <text:p text:style-name="Table_20_Contents">fast</text:p>
          </table:table-cell>
          <table:table-cell table:style-name="Table3.A1" office:value-type="string">
            <text:p text:style-name="Table_20_Contents">low-medium</text:p>
          </table:table-cell>
          <table:table-cell table:style-name="Table3.A1" office:value-type="string">
            <text:p text:style-name="Table_20_Contents">yes</text:p>
          </table:table-cell>
          <table:table-cell table:style-name="Table3.A1" office:value-type="string">
            <text:p text:style-name="Table_20_Contents">baseline</text:p>
          </table:table-cell>
          <table:table-cell table:style-name="Table3.A1" office:value-type="string">
            <text:p text:style-name="Table_20_Contents">baseline</text:p>
          </table:table-cell>
          <table:table-cell table:style-name="Table3.A1" office:value-type="string">
            <text:p text:style-name="Table_20_Contents">low</text:p>
          </table:table-cell>
          <table:table-cell table:style-name="Table3.A1" office:value-type="string">
            <text:p text:style-name="Table_20_Contents">keep as v1</text:p>
          </table:table-cell>
        </table:table-row>
        <table:table-row>
          <table:table-cell table:style-name="Table3.A1" office:value-type="string">
            <text:p text:style-name="Table_20_Contents">YOLO larger pose model</text:p>
          </table:table-cell>
          <table:table-cell table:style-name="Table3.A1" office:value-type="string">
            <text:p text:style-name="Table_20_Contents">good</text:p>
          </table:table-cell>
          <table:table-cell table:style-name="Table3.A1" office:value-type="string">
            <text:p text:style-name="Table_20_Contents">medium</text:p>
          </table:table-cell>
          <table:table-cell table:style-name="Table3.A1" office:value-type="string">
            <text:p text:style-name="Table_20_Contents">medium</text:p>
          </table:table-cell>
          <table:table-cell table:style-name="Table3.A1" office:value-type="string">
            <text:p text:style-name="Table_20_Contents">yes</text:p>
          </table:table-cell>
          <table:table-cell table:style-name="Table3.A1" office:value-type="string">
            <text:p text:style-name="Table_20_Contents">small-medium gain</text:p>
          </table:table-cell>
          <table:table-cell table:style-name="Table3.A1" office:value-type="string">
            <text:p text:style-name="Table_20_Contents">small gain</text:p>
          </table:table-cell>
          <table:table-cell table:style-name="Table3.A1" office:value-type="string">
            <text:p text:style-name="Table_20_Contents">low</text:p>
          </table:table-cell>
          <table:table-cell table:style-name="Table3.A1" office:value-type="string">
            <text:p text:style-name="Table_20_Contents">quick v2 candidate</text:p>
          </table:table-cell>
        </table:table-row>
        <table:table-row>
          <table:table-cell table:style-name="Table3.A1" office:value-type="string">
            <text:p text:style-name="Table_20_Contents">RTMPose via MMPose</text:p>
          </table:table-cell>
          <table:table-cell table:style-name="Table3.A1" office:value-type="string">
            <text:p text:style-name="Table_20_Contents">good to very good</text:p>
          </table:table-cell>
          <table:table-cell table:style-name="Table3.A1" office:value-type="string">
            <text:p text:style-name="Table_20_Contents">fast-medium</text:p>
          </table:table-cell>
          <table:table-cell table:style-name="Table3.A1" office:value-type="string">
            <text:p text:style-name="Table_20_Contents">medium</text:p>
          </table:table-cell>
          <table:table-cell table:style-name="Table3.A1" office:value-type="string">
            <text:p text:style-name="Table_20_Contents">yes</text:p>
          </table:table-cell>
          <table:table-cell table:style-name="Table3.A1" office:value-type="string">
            <text:p text:style-name="Table_20_Contents">medium gain</text:p>
          </table:table-cell>
          <table:table-cell table:style-name="Table3.A1" office:value-type="string">
            <text:p text:style-name="Table_20_Contents">medium gain</text:p>
          </table:table-cell>
          <table:table-cell table:style-name="Table3.A1" office:value-type="string">
            <text:p text:style-name="Table_20_Contents">medium</text:p>
          </table:table-cell>
          <table:table-cell table:style-name="Table3.A1" office:value-type="string">
            <text:p text:style-name="Table_20_Contents">best practical v2</text:p>
          </table:table-cell>
        </table:table-row>
        <table:table-row>
          <table:table-cell table:style-name="Table3.A1" office:value-type="string">
            <text:p text:style-name="Table_20_Contents">ViTPose</text:p>
          </table:table-cell>
          <table:table-cell table:style-name="Table3.A1" office:value-type="string">
            <text:p text:style-name="Table_20_Contents">very good</text:p>
          </table:table-cell>
          <table:table-cell table:style-name="Table3.A1" office:value-type="string">
            <text:p text:style-name="Table_20_Contents">slower</text:p>
          </table:table-cell>
          <table:table-cell table:style-name="Table3.A1" office:value-type="string">
            <text:p text:style-name="Table_20_Contents">medium-high</text:p>
          </table:table-cell>
          <table:table-cell table:style-name="Table3.A1" office:value-type="string">
            <text:p text:style-name="Table_20_Contents">yes</text:p>
          </table:table-cell>
          <table:table-cell table:style-name="Table3.A1" office:value-type="string">
            <text:p text:style-name="Table_20_Contents">medium gain</text:p>
          </table:table-cell>
          <table:table-cell table:style-name="Table3.A1" office:value-type="string">
            <text:p text:style-name="Table_20_Contents">medium-high gain if lower-body better</text:p>
          </table:table-cell>
          <table:table-cell table:style-name="Table3.A1" office:value-type="string">
            <text:p text:style-name="Table_20_Contents">medium-high</text:p>
          </table:table-cell>
          <table:table-cell table:style-name="Table3.A1" office:value-type="string">
            <text:p text:style-name="Table_20_Contents">quality experiment</text:p>
          </table:table-cell>
        </table:table-row>
        <text:soft-page-break/>
        <table:table-row>
          <table:table-cell table:style-name="Table3.A1" office:value-type="string">
            <text:p text:style-name="Table_20_Contents">HRNet/SimDR-HRNet style</text:p>
          </table:table-cell>
          <table:table-cell table:style-name="Table3.A1" office:value-type="string">
            <text:p text:style-name="Table_20_Contents">very good, paper-aligned</text:p>
          </table:table-cell>
          <table:table-cell table:style-name="Table3.A1" office:value-type="string">
            <text:p text:style-name="Table_20_Contents">medium-slow</text:p>
          </table:table-cell>
          <table:table-cell table:style-name="Table3.A1" office:value-type="string">
            <text:p text:style-name="Table_20_Contents">medium-high</text:p>
          </table:table-cell>
          <table:table-cell table:style-name="Table3.A1" office:value-type="string">
            <text:p text:style-name="Table_20_Contents">yes</text:p>
          </table:table-cell>
          <table:table-cell table:style-name="Table3.A1" office:value-type="string">
            <text:p text:style-name="Table_20_Contents">medium</text:p>
          </table:table-cell>
          <table:table-cell table:style-name="Table3.A1" office:value-type="string">
            <text:p text:style-name="Table_20_Contents">medium-high</text:p>
          </table:table-cell>
          <table:table-cell table:style-name="Table3.A1" office:value-type="string">
            <text:p text:style-name="Table_20_Contents">high</text:p>
          </table:table-cell>
          <table:table-cell table:style-name="Table3.A1" office:value-type="string">
            <text:p text:style-name="Table_20_Contents">faithful GaitTR-style comparison</text:p>
          </table:table-cell>
        </table:table-row>
        <table:table-row>
          <table:table-cell table:style-name="Table3.A1" office:value-type="string">
            <text:p text:style-name="Table_20_Contents">MMPose full pipeline + detector/tracker</text:p>
          </table:table-cell>
          <table:table-cell table:style-name="Table3.A1" office:value-type="string">
            <text:p text:style-name="Table_20_Contents">very good</text:p>
          </table:table-cell>
          <table:table-cell table:style-name="Table3.A1" office:value-type="string">
            <text:p text:style-name="Table_20_Contents">medium-slow</text:p>
          </table:table-cell>
          <table:table-cell table:style-name="Table3.A1" office:value-type="string">
            <text:p text:style-name="Table_20_Contents">medium-high</text:p>
          </table:table-cell>
          <table:table-cell table:style-name="Table3.A1" office:value-type="string">
            <text:p text:style-name="Table_20_Contents">yes</text:p>
          </table:table-cell>
          <table:table-cell table:style-name="Table3.A1" office:value-type="string">
            <text:p text:style-name="Table_20_Contents">medium-high</text:p>
          </table:table-cell>
          <table:table-cell table:style-name="Table3.A1" office:value-type="string">
            <text:p text:style-name="Table_20_Contents">medium-high</text:p>
          </table:table-cell>
          <table:table-cell table:style-name="Table3.A1" office:value-type="string">
            <text:p text:style-name="Table_20_Contents">high</text:p>
          </table:table-cell>
          <table:table-cell table:style-name="Table3.A1" office:value-type="string">
            <text:p text:style-name="Table_20_Contents">best research pipeline</text:p>
          </table:table-cell>
        </table:table-row>
        <table:table-row>
          <table:table-cell table:style-name="Table3.A1" office:value-type="string">
            <text:p text:style-name="Table_20_Contents">Multi-person tracking + pose refinement</text:p>
          </table:table-cell>
          <table:table-cell table:style-name="Table3.A1" office:value-type="string">
            <text:p text:style-name="Table_20_Contents">highest temporal stability</text:p>
          </table:table-cell>
          <table:table-cell table:style-name="Table3.A1" office:value-type="string">
            <text:p text:style-name="Table_20_Contents">slow</text:p>
          </table:table-cell>
          <table:table-cell table:style-name="Table3.A1" office:value-type="string">
            <text:p text:style-name="Table_20_Contents">high</text:p>
          </table:table-cell>
          <table:table-cell table:style-name="Table3.A1" office:value-type="string">
            <text:p text:style-name="Table_20_Contents">yes</text:p>
          </table:table-cell>
          <table:table-cell table:style-name="Table3.A1" office:value-type="string">
            <text:p text:style-name="Table_20_Contents">high if detector switches occur</text:p>
          </table:table-cell>
          <table:table-cell table:style-name="Table3.A1" office:value-type="string">
            <text:p text:style-name="Table_20_Contents">medium-high</text:p>
          </table:table-cell>
          <table:table-cell table:style-name="Table3.A1" office:value-type="string">
            <text:p text:style-name="Table_20_Contents">high</text:p>
          </table:table-cell>
          <table:table-cell table:style-name="Table3.A1" office:value-type="string">
            <text:p text:style-name="Table_20_Contents">only if QC finds identity/frame switches</text:p>
          </table:table-cell>
        </table:table-row>
      </table:table>
      <text:h text:style-name="Heading_20_2" text:outline-level="2">2.3 Use 17 COCO joints or more?</text:h>
      <text:p text:style-name="Text_20_body">Main protocol:</text:p>
      <text:section text:style-name="Sect1" text:name="Section7">
        <text:p text:style-name="P2"><text:bookmark text:name="code-block-viewer Copy 6"/><text:span text:style-name="Source_20_Text">Use 17 COCO joints.</text:span></text:p>
      </text:section>
      <text:p text:style-name="Text_20_body">Reason:</text:p>
      <text:list text:style-name="L12">
        <text:list-item>
          <text:p text:style-name="P26">current GaitTR design expects 17 joints, </text:p>
        </text:list-item>
        <text:list-item>
          <text:p text:style-name="P26">easier comparison with current baseline, </text:p>
        </text:list-item>
        <text:list-item>
          <text:p text:style-name="P26">official COCO-compatible pose estimators available, </text:p>
        </text:list-item>
        <text:list-item>
          <text:p text:style-name="P25">avoids architecture mismatch. </text:p>
        </text:list-item>
      </text:list>
      <text:p text:style-name="Text_20_body">Optional research branch:</text:p>
      <text:list text:style-name="L13">
        <text:list-item>
          <text:p text:style-name="P28">If using whole-body/foot keypoints, save them separately. </text:p>
        </text:list-item>
        <text:list-item>
          <text:p text:style-name="P28">Convert to 17 COCO joints for main model. </text:p>
        </text:list-item>
        <text:list-item>
          <text:p text:style-name="P27">Use extra foot/heel/toe only as ablation, not as main baseline unless carefully validated. </text:p>
        </text:list-item>
      </text:list>
      <text:h text:style-name="Heading_20_2" text:outline-level="2">2.4 What should be saved?</text:h>
      <text:p text:style-name="Text_20_body">For every pose <text:span text:style-name="Source_20_Text">.npz</text:span>, save all of these:</text:p>
      <text:section text:style-name="Sect1" text:name="Section8">
        <text:p text:style-name="P1"><text:bookmark text:name="code-block-viewer Copy 7"/><text:span text:style-name="Source_20_Text">keypoints_pixel <text:s text:c="11"/>T × 17 × 2</text:span></text:p>
        <text:p text:style-name="Preformatted_20_Text"><text:span text:style-name="Source_20_Text">keypoints_norm <text:s text:c="12"/>T × 17 × 2</text:span></text:p>
        <text:p text:style-name="Preformatted_20_Text"><text:span text:style-name="Source_20_Text">keypoints_filled <text:s text:c="10"/>T × 17 × 2</text:span></text:p>
        <text:p text:style-name="Preformatted_20_Text"><text:span text:style-name="Source_20_Text">keypoints_norm_filled <text:s text:c="5"/>T × 17 × 2</text:span></text:p>
        <text:p text:style-name="Preformatted_20_Text"><text:span text:style-name="Source_20_Text">scores <text:s text:c="20"/>T × 17</text:span></text:p>
        <text:p text:style-name="Preformatted_20_Text"><text:span text:style-name="Source_20_Text">bbox <text:s text:c="22"/>T × 4</text:span></text:p>
        <text:p text:style-name="Preformatted_20_Text"><text:span text:style-name="Source_20_Text">frame_idx <text:s text:c="17"/>T</text:span></text:p>
        <text:p text:style-name="Preformatted_20_Text"><text:span text:style-name="Source_20_Text">timestamp <text:s text:c="17"/>T</text:span></text:p>
        <text:p text:style-name="Preformatted_20_Text"><text:span text:style-name="Source_20_Text">valid_frame <text:s text:c="15"/>T</text:span></text:p>
        <text:p text:style-name="Preformatted_20_Text"><text:span text:style-name="Source_20_Text">img_width <text:s text:c="17"/>scalar</text:span></text:p>
        <text:p text:style-name="Preformatted_20_Text"><text:span text:style-name="Source_20_Text">img_height <text:s text:c="16"/>scalar</text:span></text:p>
        <text:p text:style-name="Preformatted_20_Text"><text:span text:style-name="Source_20_Text">fps <text:s text:c="23"/>scalar</text:span></text:p>
        <text:p text:style-name="Preformatted_20_Text"><text:span text:style-name="Source_20_Text">subject <text:s text:c="19"/>string</text:span></text:p>
        <text:p text:style-name="Preformatted_20_Text"><text:span text:style-name="Source_20_Text">condition <text:s text:c="17"/>string</text:span></text:p>
        <text:p text:style-name="Preformatted_20_Text"><text:span text:style-name="Source_20_Text">sequence <text:s text:c="18"/>string</text:span></text:p>
        <text:p text:style-name="Preformatted_20_Text"><text:span text:style-name="Source_20_Text">view <text:s text:c="22"/>string</text:span></text:p>
        <text:p text:style-name="Preformatted_20_Text"><text:span text:style-name="Source_20_Text">pose_model_name <text:s text:c="11"/>string</text:span></text:p>
        <text:p text:style-name="P3"><text:span text:style-name="Source_20_Text">pose_model_version/tag <text:s text:c="4"/>string</text:span></text:p>
      </text:section>
      <text:p text:style-name="Text_20_body">This is important because future model needs confidence, QC, interpolation, reliability fusion, and exact alignment.</text:p>
      <text:h text:style-name="Heading_20_2" text:outline-level="2"><text:soft-page-break/>2.5 Should skeletons be smoothed?</text:h>
      <text:p text:style-name="Text_20_body">Yes, but conservatively.</text:p>
      <text:p text:style-name="Text_20_body">Recommended:</text:p>
      <text:section text:style-name="Sect1" text:name="Section9">
        <text:p text:style-name="P1"><text:bookmark text:name="code-block-viewer Copy 8"/><text:span text:style-name="Source_20_Text">Do not permanently replace raw keypoints with heavily smoothed keypoints.</text:span></text:p>
        <text:p text:style-name="P3"><text:span text:style-name="Source_20_Text">Save both raw and filled/smoothed versions.</text:span></text:p>
      </text:section>
      <text:p text:style-name="Text_20_body">Best practical rule:</text:p>
      <text:list text:style-name="L14">
        <text:list-item>
          <text:p text:style-name="P30">Interpolate missing joints first. </text:p>
        </text:list-item>
        <text:list-item>
          <text:p text:style-name="P30">Apply very light Savitzky-Golay or median/moving average only for severe jitter. </text:p>
        </text:list-item>
        <text:list-item>
          <text:p text:style-name="P30">Avoid strong smoothing on ankles/knees because gait dynamics are identity cues. </text:p>
        </text:list-item>
        <text:list-item>
          <text:p text:style-name="P29">Use confidence channel so model can learn uncertainty. </text:p>
        </text:list-item>
      </text:list>
      <text:h text:style-name="Heading_20_2" text:outline-level="2">2.6 Missing joints: interpolate or remove?</text:h>
      <text:p text:style-name="Text_20_body">Do not remove frames unless the whole frame is unusable.</text:p>
      <text:p text:style-name="Text_20_body">Recommended:</text:p>
      <text:list text:style-name="L15">
        <text:list-item>
          <text:p text:style-name="P32">If a joint is low-confidence for short gap ≤ 5 frames: linear interpolation. </text:p>
        </text:list-item>
        <text:list-item>
          <text:p text:style-name="P32">If gap &gt; 5–10 frames: interpolate but mark confidence/visibility low. </text:p>
        </text:list-item>
        <text:list-item>
          <text:p text:style-name="P32">If a frame has fewer than 8 valid joints: mark <text:span text:style-name="Source_20_Text">valid_frame=False</text:span>. </text:p>
        </text:list-item>
        <text:list-item>
          <text:p text:style-name="P31">If sample has &gt;30% invalid frames: mark for review, but do not silently delete. </text:p>
        </text:list-item>
      </text:list>
      <text:h text:style-name="Heading_20_2" text:outline-level="2">2.7 Should joint confidence become model input?</text:h>
      <text:p text:style-name="Text_20_body">Yes.</text:p>
      <text:p text:style-name="Text_20_body">Current 10-channel feature treats clean and noisy joints equally. Add confidence/visibility channel in skeleton_v2.</text:p>
      <text:h text:style-name="Heading_20_2" text:outline-level="2">2.8 Should pose quality be used for reliability-aware fusion?</text:h>
      <text:p text:style-name="Text_20_body">Yes.</text:p>
      <text:p text:style-name="Text_20_body">Use pose QC features:</text:p>
      <text:list text:style-name="L16">
        <text:list-item>
          <text:p text:style-name="P34">mean keypoint confidence, </text:p>
        </text:list-item>
        <text:list-item>
          <text:p text:style-name="P34">lower-body confidence, </text:p>
        </text:list-item>
        <text:list-item>
          <text:p text:style-name="P34">valid frame ratio, </text:p>
        </text:list-item>
        <text:list-item>
          <text:p text:style-name="P34">jitter score, </text:p>
        </text:list-item>
        <text:list-item>
          <text:p text:style-name="P34">bone length stability, </text:p>
        </text:list-item>
        <text:list-item>
          <text:p text:style-name="P33">bbox stability. </text:p>
        </text:list-item>
      </text:list>
      <text:p text:style-name="Text_20_body">These can estimate whether skeleton score should be trusted for a probe.</text:p>
      <text:h text:style-name="Heading_20_2" text:outline-level="2">Final skeleton recommendation</text:h>
      <text:section text:style-name="Sect1" text:name="Section10">
        <text:p text:style-name="P1"><text:bookmark text:name="code-block-viewer Copy 9"/><text:span text:style-name="Source_20_Text">Keep current YOLO skeletons as locked v1.</text:span></text:p>
        <text:p text:style-name="Preformatted_20_Text"><text:span text:style-name="Source_20_Text">Create skeleton_v2 using RTMPose via MMPose or a larger YOLO pose model.</text:span></text:p>
        <text:p text:style-name="Preformatted_20_Text"><text:soft-page-break/><text:span text:style-name="Source_20_Text">If time/GPU allows, run ViTPose/HRNet-style as a quality ablation.</text:span></text:p>
        <text:p text:style-name="Preformatted_20_Text"><text:span text:style-name="Source_20_Text">Do not overwrite old skeletons.</text:span></text:p>
        <text:p text:style-name="Preformatted_20_Text"><text:span text:style-name="Source_20_Text">Compare old-vs-new with:</text:span></text:p>
        <text:p text:style-name="Preformatted_20_Text"><text:span text:style-name="Source_20_Text">1. QC metrics</text:span></text:p>
        <text:p text:style-name="Preformatted_20_Text"><text:span text:style-name="Source_20_Text">2. visual overlays</text:span></text:p>
        <text:p text:style-name="Preformatted_20_Text"><text:span text:style-name="Source_20_Text">3. skeleton-only GaitTR/GaitTR++ result</text:span></text:p>
        <text:p text:style-name="P3"><text:span text:style-name="Source_20_Text">4. fixed α=0.5 fusion result</text:span></text:p>
      </text:section>
      <text:p text:style-name="Horizontal_20_Line"/>
      <text:h text:style-name="Heading_20_1" text:outline-level="1">SECTION 3 — IMPROVED SKELETON EXTRACTION PIPELINE</text:h>
      <text:h text:style-name="Heading_20_2" text:outline-level="2">3.1 Input raw video format</text:h>
      <text:p text:style-name="Text_20_body">Expected CASIA-B raw video key:</text:p>
      <text:section text:style-name="Sect1" text:name="Section11">
        <text:p text:style-name="P1"><text:bookmark text:name="code-block-viewer Copy 10"/><text:span text:style-name="Source_20_Text">subject-condition-sequence-view</text:span></text:p>
        <text:p text:style-name="Preformatted_20_Text"><text:span text:style-name="Source_20_Text">Example:</text:span></text:p>
        <text:p text:style-name="Preformatted_20_Text"><text:span text:style-name="Source_20_Text">001-nm-01-090.avi</text:span></text:p>
        <text:p text:style-name="Preformatted_20_Text"><text:span text:style-name="Source_20_Text">001-bg-02-180.avi</text:span></text:p>
        <text:p text:style-name="P3"><text:span text:style-name="Source_20_Text">124-cl-01-036.avi</text:span></text:p>
      </text:section>
      <text:p text:style-name="Text_20_body">Folder source:</text:p>
      <text:section text:style-name="Sect1" text:name="Section12">
        <text:p text:style-name="P1"><text:bookmark text:name="code-block-viewer Copy 11"/><text:span text:style-name="Source_20_Text">data/raw_videos/</text:span></text:p>
        <text:p text:style-name="Preformatted_20_Text"><text:span text:style-name="Source_20_Text">or external:</text:span></text:p>
        <text:p text:style-name="P3"><text:span text:style-name="Source_20_Text">/media/wadud/DriveUbuntu/CASIA/Main/DatasetB/video</text:span></text:p>
      </text:section>
      <text:h text:style-name="Heading_20_2" text:outline-level="2">3.2 Output folder structure</text:h>
      <text:section text:style-name="Sect1" text:name="Section13">
        <text:p text:style-name="P1"><text:bookmark text:name="code-block-viewer Copy 12"/><text:span text:style-name="Source_20_Text">data/</text:span></text:p>
        <text:p text:style-name="Preformatted_20_Text"><text:span text:style-name="Source_20_Text"><text:s text:c="2"/>poses/</text:span></text:p>
        <text:p text:style-name="Preformatted_20_Text"><text:span text:style-name="Source_20_Text"><text:s text:c="4"/>yolo_pose_v1/</text:span></text:p>
        <text:p text:style-name="Preformatted_20_Text"><text:span text:style-name="Source_20_Text"><text:s text:c="6"/>001/nm-01/000.npz</text:span></text:p>
        <text:p text:style-name="Preformatted_20_Text"><text:span text:style-name="Source_20_Text"><text:s text:c="4"/>rtmpose_v2/</text:span></text:p>
        <text:p text:style-name="Preformatted_20_Text"><text:span text:style-name="Source_20_Text"><text:s text:c="6"/>001/nm-01/000.npz</text:span></text:p>
        <text:p text:style-name="Preformatted_20_Text"><text:span text:style-name="Source_20_Text"><text:s text:c="4"/>vitpose_v2_optional/</text:span></text:p>
        <text:p text:style-name="Preformatted_20_Text"><text:span text:style-name="Source_20_Text"><text:s text:c="6"/>001/nm-01/000.npz</text:span></text:p>
        <text:p text:style-name="Preformatted_20_Text"><text:span text:style-name="Source_20_Text"><text:s text:c="2"/>reports/</text:span></text:p>
        <text:p text:style-name="Preformatted_20_Text"><text:span text:style-name="Source_20_Text"><text:s text:c="4"/>skeleton_qc/</text:span></text:p>
        <text:p text:style-name="Preformatted_20_Text"><text:span text:style-name="Source_20_Text"><text:s text:c="6"/>yolo_pose_v1_summary.csv</text:span></text:p>
        <text:p text:style-name="Preformatted_20_Text"><text:span text:style-name="Source_20_Text"><text:s text:c="6"/>rtmpose_v2_summary.csv</text:span></text:p>
        <text:p text:style-name="Preformatted_20_Text"><text:span text:style-name="Source_20_Text"><text:s text:c="6"/>pose_old_vs_new_comparison.csv</text:span></text:p>
        <text:p text:style-name="Preformatted_20_Text"><text:span text:style-name="Source_20_Text"><text:s text:c="2"/>visuals/</text:span></text:p>
        <text:p text:style-name="Preformatted_20_Text"><text:span text:style-name="Source_20_Text"><text:s text:c="4"/>skeleton_qc/</text:span></text:p>
        <text:p text:style-name="Preformatted_20_Text"><text:span text:style-name="Source_20_Text"><text:s text:c="6"/>yolo_pose_v1/</text:span></text:p>
        <text:p text:style-name="P3"><text:span text:style-name="Source_20_Text"><text:s text:c="6"/>rtmpose_v2/</text:span></text:p>
      </text:section>
      <text:h text:style-name="Heading_20_2" text:outline-level="2">3.3 Output <text:span text:style-name="Source_20_Text">.npz</text:span> fields</text:h>
      <text:p text:style-name="Text_20_body">Required:</text:p>
      <text:section text:style-name="Sect1" text:name="Section14">
        <text:p text:style-name="P1"><text:bookmark text:name="code-block-viewer Copy 13"/><text:span text:style-name="Source_20_Text">keypoints_pixel</text:span></text:p>
        <text:p text:style-name="Preformatted_20_Text"><text:span text:style-name="Source_20_Text">keypoints_norm</text:span></text:p>
        <text:p text:style-name="Preformatted_20_Text"><text:span text:style-name="Source_20_Text">keypoints_filled</text:span></text:p>
        <text:p text:style-name="Preformatted_20_Text"><text:soft-page-break/><text:span text:style-name="Source_20_Text">keypoints_norm_filled</text:span></text:p>
        <text:p text:style-name="Preformatted_20_Text"><text:span text:style-name="Source_20_Text">scores</text:span></text:p>
        <text:p text:style-name="Preformatted_20_Text"><text:span text:style-name="Source_20_Text">bbox</text:span></text:p>
        <text:p text:style-name="Preformatted_20_Text"><text:span text:style-name="Source_20_Text">frame_idx</text:span></text:p>
        <text:p text:style-name="Preformatted_20_Text"><text:span text:style-name="Source_20_Text">timestamp</text:span></text:p>
        <text:p text:style-name="Preformatted_20_Text"><text:span text:style-name="Source_20_Text">valid_frame</text:span></text:p>
        <text:p text:style-name="Preformatted_20_Text"><text:span text:style-name="Source_20_Text">img_width</text:span></text:p>
        <text:p text:style-name="Preformatted_20_Text"><text:span text:style-name="Source_20_Text">img_height</text:span></text:p>
        <text:p text:style-name="Preformatted_20_Text"><text:span text:style-name="Source_20_Text">fps</text:span></text:p>
        <text:p text:style-name="Preformatted_20_Text"><text:span text:style-name="Source_20_Text">subject</text:span></text:p>
        <text:p text:style-name="Preformatted_20_Text"><text:span text:style-name="Source_20_Text">condition</text:span></text:p>
        <text:p text:style-name="Preformatted_20_Text"><text:span text:style-name="Source_20_Text">sequence</text:span></text:p>
        <text:p text:style-name="P3"><text:span text:style-name="Source_20_Text">view</text:span></text:p>
      </text:section>
      <text:p text:style-name="Text_20_body">Recommended additional:</text:p>
      <text:section text:style-name="Sect1" text:name="Section15">
        <text:p text:style-name="P1"><text:bookmark text:name="code-block-viewer Copy 14"/><text:span text:style-name="Source_20_Text">pose_model</text:span></text:p>
        <text:p text:style-name="Preformatted_20_Text"><text:span text:style-name="Source_20_Text">detector_model</text:span></text:p>
        <text:p text:style-name="Preformatted_20_Text"><text:span text:style-name="Source_20_Text">mean_score_per_frame</text:span></text:p>
        <text:p text:style-name="Preformatted_20_Text"><text:span text:style-name="Source_20_Text">valid_joint_count</text:span></text:p>
        <text:p text:style-name="Preformatted_20_Text"><text:span text:style-name="Source_20_Text">interpolated_mask</text:span></text:p>
        <text:p text:style-name="Preformatted_20_Text"><text:span text:style-name="Source_20_Text">smoothing_applied</text:span></text:p>
        <text:p text:style-name="P3"><text:span text:style-name="Source_20_Text">quality_flags</text:span></text:p>
      </text:section>
      <text:h text:style-name="Heading_20_2" text:outline-level="2">3.4 Person selection if multiple detections</text:h>
      <text:p text:style-name="Text_20_body">CASIA-B usually has one walking person, but detector can find background false positives.</text:p>
      <text:p text:style-name="Text_20_body">Selection score:</text:p>
      <text:section text:style-name="Sect1" text:name="Section16">
        <text:p text:style-name="P1"><text:bookmark text:name="code-block-viewer Copy 15"/><text:span text:style-name="Source_20_Text">person_score =</text:span></text:p>
        <text:p text:style-name="Preformatted_20_Text"><text:span text:style-name="Source_20_Text">0.50 * mean_keypoint_confidence</text:span></text:p>
        <text:p text:style-name="Preformatted_20_Text"><text:span text:style-name="Source_20_Text">+ 0.30 * bbox_area_normalized</text:span></text:p>
        <text:p text:style-name="P3"><text:span text:style-name="Source_20_Text">+ 0.20 * detection_confidence</text:span></text:p>
      </text:section>
      <text:p text:style-name="Text_20_body">Tracking rule:</text:p>
      <text:list text:style-name="L17">
        <text:list-item>
          <text:p text:style-name="P36">If previous frame has selected bbox, prefer person with high IoU to previous selected bbox. </text:p>
        </text:list-item>
        <text:list-item>
          <text:p text:style-name="P36">Avoid sudden identity switch. </text:p>
        </text:list-item>
        <text:list-item>
          <text:p text:style-name="P35">If two candidates similar, choose smoother trajectory candidate. </text:p>
        </text:list-item>
      </text:list>
      <text:h text:style-name="Heading_20_2" text:outline-level="2">3.5 Bad frame detection</text:h>
      <text:p text:style-name="Text_20_body">Frame is valid if:</text:p>
      <text:section text:style-name="Sect1" text:name="Section17">
        <text:p text:style-name="P1"><text:bookmark text:name="code-block-viewer Copy 16"/><text:span text:style-name="Source_20_Text">valid_joint_count &gt;= 8</text:span></text:p>
        <text:p text:style-name="Preformatted_20_Text"><text:span text:style-name="Source_20_Text">AND mean_keypoint_score &gt;= 0.25</text:span></text:p>
        <text:p text:style-name="P3"><text:span text:style-name="Source_20_Text">AND bbox_area &gt; minimum_area</text:span></text:p>
      </text:section>
      <text:p text:style-name="Text_20_body">Recommended thresholds:</text:p>
      <text:list text:style-name="L18">
        <text:list-item>
          <text:p text:style-name="P38">joint confidence threshold: <text:span text:style-name="Source_20_Text">0.20</text:span> for interpolation mask, </text:p>
        </text:list-item>
        <text:list-item>
          <text:p text:style-name="P38">valid frame: at least 8 confident joints, </text:p>
        </text:list-item>
        <text:list-item>
          <text:p text:style-name="P38">strong frame: at least 12 confident joints, </text:p>
        </text:list-item>
        <text:list-item>
          <text:p text:style-name="P38">sample warning: valid frame ratio &lt; 0.80, </text:p>
        </text:list-item>
        <text:list-item>
          <text:p text:style-name="P37">sample fail/review: valid frame ratio &lt; 0.60. </text:p>
        </text:list-item>
      </text:list>
      <text:h text:style-name="Heading_20_2" text:outline-level="2"><text:soft-page-break/>3.6 Missing joint interpolation</text:h>
      <text:p text:style-name="Text_20_body">Per joint, per coordinate:</text:p>
      <text:list text:style-name="L19">
        <text:list-item>
          <text:p text:style-name="P40">confidence &lt; threshold → missing. </text:p>
        </text:list-item>
        <text:list-item>
          <text:p text:style-name="P40">if missing gap ≤ 5 frames → linear interpolation. </text:p>
        </text:list-item>
        <text:list-item>
          <text:p text:style-name="P40">if at beginning/end → nearest valid fill. </text:p>
        </text:list-item>
        <text:list-item>
          <text:p text:style-name="P40">if entire joint missing → fill from body prior or zero, but mark confidence low. </text:p>
        </text:list-item>
        <text:list-item>
          <text:p text:style-name="P39">save <text:span text:style-name="Source_20_Text">interpolated_mask: T×17</text:span>. </text:p>
        </text:list-item>
      </text:list>
      <text:h text:style-name="Heading_20_2" text:outline-level="2">3.7 Temporal smoothing</text:h>
      <text:p text:style-name="Text_20_body">Recommended order:</text:p>
      <text:section text:style-name="Sect1" text:name="Section18">
        <text:p text:style-name="P1"><text:bookmark text:name="code-block-viewer Copy 17"/><text:span text:style-name="Source_20_Text">raw keypoints</text:span></text:p>
        <text:p text:style-name="Preformatted_20_Text"><text:span text:style-name="Source_20_Text">→ confidence-based missing detection</text:span></text:p>
        <text:p text:style-name="Preformatted_20_Text"><text:span text:style-name="Source_20_Text">→ interpolation</text:span></text:p>
        <text:p text:style-name="Preformatted_20_Text"><text:span text:style-name="Source_20_Text">→ optional light smoothing</text:span></text:p>
        <text:p text:style-name="P3"><text:span text:style-name="Source_20_Text">→ normalized filled keypoints</text:span></text:p>
      </text:section>
      <text:p text:style-name="Text_20_body">Smoothing option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Method</text:p>
            </table:table-cell>
            <table:table-cell table:style-name="Table4.A1" office:value-type="string">
              <text:p text:style-name="Table_20_Heading">Use case</text:p>
            </table:table-cell>
            <table:table-cell table:style-name="Table4.A1" office:value-type="string">
              <text:p text:style-name="Table_20_Heading">Recommendation</text:p>
            </table:table-cell>
          </table:table-row>
        </table:table-header-rows>
        <table:table-row>
          <table:table-cell table:style-name="Table4.A1" office:value-type="string">
            <text:p text:style-name="Table_20_Contents">Moving average</text:p>
          </table:table-cell>
          <table:table-cell table:style-name="Table4.A1" office:value-type="string">
            <text:p text:style-name="Table_20_Contents">simple jitter reduction</text:p>
          </table:table-cell>
          <table:table-cell table:style-name="Table4.A1" office:value-type="string">
            <text:p text:style-name="Table_20_Contents">only small window 3</text:p>
          </table:table-cell>
        </table:table-row>
        <table:table-row>
          <table:table-cell table:style-name="Table4.A1" office:value-type="string">
            <text:p text:style-name="Table_20_Contents">Savitzky-Golay</text:p>
          </table:table-cell>
          <table:table-cell table:style-name="Table4.A1" office:value-type="string">
            <text:p text:style-name="Table_20_Contents">preserves local motion better</text:p>
          </table:table-cell>
          <table:table-cell table:style-name="Table4.A1" office:value-type="string">
            <text:p text:style-name="Table_20_Contents">best practical choice, window 5–7, poly 2</text:p>
          </table:table-cell>
        </table:table-row>
        <table:table-row>
          <table:table-cell table:style-name="Table4.A1" office:value-type="string">
            <text:p text:style-name="Table_20_Contents">Kalman filter</text:p>
          </table:table-cell>
          <table:table-cell table:style-name="Table4.A1" office:value-type="string">
            <text:p text:style-name="Table_20_Contents">tracking-quality smoothing</text:p>
          </table:table-cell>
          <table:table-cell table:style-name="Table4.A1" office:value-type="string">
            <text:p text:style-name="Table_20_Contents">useful but more complex</text:p>
          </table:table-cell>
        </table:table-row>
        <table:table-row>
          <table:table-cell table:style-name="Table4.A1" office:value-type="string">
            <text:p text:style-name="Table_20_Contents">No smoothing</text:p>
          </table:table-cell>
          <table:table-cell table:style-name="Table4.A1" office:value-type="string">
            <text:p text:style-name="Table_20_Contents">avoids motion damage</text:p>
          </table:table-cell>
          <table:table-cell table:style-name="Table4.A1" office:value-type="string">
            <text:p text:style-name="Table_20_Contents">keep raw/fill baseline</text:p>
          </table:table-cell>
        </table:table-row>
      </table:table>
      <text:p text:style-name="Text_20_body">Avoid destroying gait dynamics:</text:p>
      <text:list text:style-name="L20">
        <text:list-item>
          <text:p text:style-name="P42">Never use large smoothing window like 15–21 frames. </text:p>
        </text:list-item>
        <text:list-item>
          <text:p text:style-name="P42">Do not smooth velocities after computing them; compute velocity from final coordinate version. </text:p>
        </text:list-item>
        <text:list-item>
          <text:p text:style-name="P42">Compare raw-filled vs smoothed in ablation. </text:p>
        </text:list-item>
        <text:list-item>
          <text:p text:style-name="P41">Always keep raw arrays. </text:p>
        </text:list-item>
      </text:list>
      <text:h text:style-name="Heading_20_2" text:outline-level="2">3.8 Skeleton visualization</text:h>
      <text:p text:style-name="Text_20_body">Generate:</text:p>
      <text:list text:style-name="L21">
        <text:list-item>
          <text:p text:style-name="P44">overlay skeleton on raw video frames, </text:p>
        </text:list-item>
        <text:list-item>
          <text:p text:style-name="P44">contact sheet every 10 frames, </text:p>
        </text:list-item>
        <text:list-item>
          <text:p text:style-name="P44">side-by-side old vs new pose, </text:p>
        </text:list-item>
        <text:list-item>
          <text:p text:style-name="P44">confidence heatmap over time/joints, </text:p>
        </text:list-item>
        <text:list-item>
          <text:p text:style-name="P44">lower-body trajectory plot, </text:p>
        </text:list-item>
        <text:list-item>
          <text:p text:style-name="P44">bbox trajectory plot, </text:p>
        </text:list-item>
        <text:list-item>
          <text:p text:style-name="P43">per-frame valid joint count line plot. </text:p>
        </text:list-item>
      </text:list>
      <text:h text:style-name="Heading_20_2" text:outline-level="2">3.9 Quality statistics to save</text:h>
      <text:p text:style-name="Text_20_body">Per sample:</text:p>
      <text:section text:style-name="Sect1" text:name="Section19">
        <text:p text:style-name="P1"><text:bookmark text:name="code-block-viewer Copy 18"/><text:soft-page-break/><text:span text:style-name="Source_20_Text">subject, condition, sequence, view</text:span></text:p>
        <text:p text:style-name="Preformatted_20_Text"><text:span text:style-name="Source_20_Text">T</text:span></text:p>
        <text:p text:style-name="Preformatted_20_Text"><text:span text:style-name="Source_20_Text">fps</text:span></text:p>
        <text:p text:style-name="Preformatted_20_Text"><text:span text:style-name="Source_20_Text">mean_keypoint_confidence</text:span></text:p>
        <text:p text:style-name="Preformatted_20_Text"><text:span text:style-name="Source_20_Text">lower_body_confidence</text:span></text:p>
        <text:p text:style-name="Preformatted_20_Text"><text:span text:style-name="Source_20_Text">upper_body_confidence</text:span></text:p>
        <text:p text:style-name="Preformatted_20_Text"><text:span text:style-name="Source_20_Text">valid_frame_ratio</text:span></text:p>
        <text:p text:style-name="Preformatted_20_Text"><text:span text:style-name="Source_20_Text">valid_joint_ratio</text:span></text:p>
        <text:p text:style-name="Preformatted_20_Text"><text:span text:style-name="Source_20_Text">missing_joint_ratio</text:span></text:p>
        <text:p text:style-name="Preformatted_20_Text"><text:span text:style-name="Source_20_Text">interpolated_joint_ratio</text:span></text:p>
        <text:p text:style-name="Preformatted_20_Text"><text:span text:style-name="Source_20_Text">mean_bbox_area</text:span></text:p>
        <text:p text:style-name="Preformatted_20_Text"><text:span text:style-name="Source_20_Text">bbox_jitter</text:span></text:p>
        <text:p text:style-name="Preformatted_20_Text"><text:span text:style-name="Source_20_Text">hip_center_jitter</text:span></text:p>
        <text:p text:style-name="Preformatted_20_Text"><text:span text:style-name="Source_20_Text">ankle_jitter</text:span></text:p>
        <text:p text:style-name="Preformatted_20_Text"><text:span text:style-name="Source_20_Text">bone_length_cv</text:span></text:p>
        <text:p text:style-name="Preformatted_20_Text"><text:span text:style-name="Source_20_Text">left_right_symmetry_score</text:span></text:p>
        <text:p text:style-name="P3"><text:span text:style-name="Source_20_Text">quality_flag</text:span></text:p>
      </text:section>
      <text:h text:style-name="Heading_20_2" text:outline-level="2">3.10 Reports to generate</text:h>
      <text:section text:style-name="Sect1" text:name="Section20">
        <text:p text:style-name="P1"><text:bookmark text:name="code-block-viewer Copy 19"/><text:span text:style-name="Source_20_Text">skeleton_extraction_summary.csv</text:span></text:p>
        <text:p text:style-name="Preformatted_20_Text"><text:span text:style-name="Source_20_Text">skeleton_qc_by_condition.csv</text:span></text:p>
        <text:p text:style-name="Preformatted_20_Text"><text:span text:style-name="Source_20_Text">skeleton_qc_by_view.csv</text:span></text:p>
        <text:p text:style-name="Preformatted_20_Text"><text:span text:style-name="Source_20_Text">skeleton_bad_samples.csv</text:span></text:p>
        <text:p text:style-name="Preformatted_20_Text"><text:span text:style-name="Source_20_Text">skeleton_old_vs_new_qc.csv</text:span></text:p>
        <text:p text:style-name="P3"><text:span text:style-name="Source_20_Text">skeleton_visual_qc_report.md</text:span></text:p>
      </text:section>
      <text:h text:style-name="Heading_20_2" text:outline-level="2">3.11 Compare old vs new skeleton extraction</text:h>
      <text:p text:style-name="Text_20_body">Compare on four levels:</text:p>
      <text:list text:style-name="L22">
        <text:list-item>
          <text:p text:style-name="P45">File coverage: </text:p>
        </text:list-item>
      </text:list>
      <text:section text:style-name="Sect1" text:name="Section21">
        <text:p text:style-name="P1"><text:bookmark text:name="code-block-viewer Copy 20"/><text:span text:style-name="Source_20_Text">Expected 13640 samples</text:span></text:p>
        <text:p text:style-name="Preformatted_20_Text"><text:span text:style-name="Source_20_Text">Extracted count</text:span></text:p>
        <text:p text:style-name="P3"><text:span text:style-name="Source_20_Text">Missing count</text:span></text:p>
      </text:section>
      <text:list text:style-name="L23">
        <text:list-item>
          <text:p text:style-name="P46">Quality: </text:p>
        </text:list-item>
      </text:list>
      <text:section text:style-name="Sect1" text:name="Section22">
        <text:p text:style-name="P1"><text:bookmark text:name="code-block-viewer Copy 21"/><text:span text:style-name="Source_20_Text">mean confidence</text:span></text:p>
        <text:p text:style-name="Preformatted_20_Text"><text:span text:style-name="Source_20_Text">valid frame ratio</text:span></text:p>
        <text:p text:style-name="Preformatted_20_Text"><text:span text:style-name="Source_20_Text">jitter</text:span></text:p>
        <text:p text:style-name="P3"><text:span text:style-name="Source_20_Text">bone length stability</text:span></text:p>
      </text:section>
      <text:list text:style-name="L24">
        <text:list-item>
          <text:p text:style-name="P47">Visual: </text:p>
        </text:list-item>
      </text:list>
      <text:section text:style-name="Sect1" text:name="Section23">
        <text:p text:style-name="P1"><text:bookmark text:name="code-block-viewer Copy 22"/><text:span text:style-name="Source_20_Text">old/new overlays for same sample</text:span></text:p>
        <text:p text:style-name="Preformatted_20_Text"><text:span text:style-name="Source_20_Text">BG/CL hard cases</text:span></text:p>
        <text:p text:style-name="P3"><text:span text:style-name="Source_20_Text">extreme views 000/180</text:span></text:p>
      </text:section>
      <text:list text:style-name="L25">
        <text:list-item>
          <text:p text:style-name="P48">Recognition: </text:p>
        </text:list-item>
      </text:list>
      <text:section text:style-name="Sect1" text:name="Section24">
        <text:p text:style-name="P1"><text:bookmark text:name="code-block-viewer Copy 23"/><text:span text:style-name="Source_20_Text">old skeleton-only</text:span></text:p>
        <text:p text:style-name="Preformatted_20_Text"><text:span text:style-name="Source_20_Text">new skeleton-only</text:span></text:p>
        <text:p text:style-name="Preformatted_20_Text"><text:span text:style-name="Source_20_Text">old skeleton + old silhouette fixed α=0.5</text:span></text:p>
        <text:p text:style-name="P3"><text:span text:style-name="Source_20_Text">new skeleton + old silhouette fixed α=0.5</text:span></text:p>
      </text:section>
      <text:p text:style-name="Horizontal_20_Line"/>
      <text:h text:style-name="Heading_20_1" text:outline-level="1"><text:soft-page-break/>SECTION 4 — SHOULD YOU RE-EXTRACT SILHOUETTES?</text:h>
      <text:h text:style-name="Heading_20_2" text:outline-level="2">4.1 Decision framework</text:h>
      <table:table table:name="Table5" table:style-name="Table5">
        <table:table-column table:style-name="Table5.A"/>
        <table:table-column table:style-name="Table5.B"/>
        <table:table-header-rows>
          <table:table-row>
            <table:table-cell table:style-name="Table5.A1" office:value-type="string">
              <text:p text:style-name="Table_20_Heading">Situation</text:p>
            </table:table-cell>
            <table:table-cell table:style-name="Table5.A1" office:value-type="string">
              <text:p text:style-name="Table_20_Heading">Decision</text:p>
            </table:table-cell>
          </table:table-row>
        </table:table-header-rows>
        <table:table-row>
          <table:table-cell table:style-name="Table5.A1" office:value-type="string">
            <text:p text:style-name="Table_20_Contents">Preserve current result</text:p>
          </table:table-cell>
          <table:table-cell table:style-name="Table5.A1" office:value-type="string">
            <text:p text:style-name="Table_20_Contents">keep current YOLO silhouettes</text:p>
          </table:table-cell>
        </table:table-row>
        <table:table-row>
          <table:table-cell table:style-name="Table5.A1" office:value-type="string">
            <text:p text:style-name="Table_20_Contents">Improve CL</text:p>
          </table:table-cell>
          <table:table-cell table:style-name="Table5.A1" office:value-type="string">
            <text:p text:style-name="Table_20_Contents">create silhouette_v2 with better QC + motion/boundary features</text:p>
          </table:table-cell>
        </table:table-row>
        <table:table-row>
          <table:table-cell table:style-name="Table5.A1" office:value-type="string">
            <text:p text:style-name="Table_20_Contents">Official silhouettes complete and clean</text:p>
          </table:table-cell>
          <table:table-cell table:style-name="Table5.A1" office:value-type="string">
            <text:p text:style-name="Table_20_Contents">compare official vs YOLO</text:p>
          </table:table-cell>
        </table:table-row>
        <table:table-row>
          <table:table-cell table:style-name="Table5.A1" office:value-type="string">
            <text:p text:style-name="Table_20_Contents">Official missing samples</text:p>
          </table:table-cell>
          <table:table-cell table:style-name="Table5.A1" office:value-type="string">
            <text:p text:style-name="Table_20_Contents">do not use as only source</text:p>
          </table:table-cell>
        </table:table-row>
        <table:table-row>
          <table:table-cell table:style-name="Table5.A1" office:value-type="string">
            <text:p text:style-name="Table_20_Contents">Need cross-modal token fusion</text:p>
          </table:table-cell>
          <table:table-cell table:style-name="Table5.A1" office:value-type="string">
            <text:p text:style-name="Table_20_Contents">use same raw-video-extracted silhouettes or strict frame mapping</text:p>
          </table:table-cell>
        </table:table-row>
        <table:table-row>
          <table:table-cell table:style-name="Table5.A1" office:value-type="string">
            <text:p text:style-name="Table_20_Contents">Need near-99 BG/CL</text:p>
          </table:table-cell>
          <table:table-cell table:style-name="Table5.A1" office:value-type="string">
            <text:p text:style-name="Table_20_Contents">build dual-source comparison and motion-boundary stream</text:p>
          </table:table-cell>
        </table:table-row>
      </table:table>
      <text:p text:style-name="Text_20_body">Current project found official silhouette conversion incomplete: 13,593 converted vs 13,640 expected, with 47 missing samples; later YOLO segmentation was used as clean full-coverage path. </text:p>
      <text:h text:style-name="Heading_20_2" text:outline-level="2">4.2 Silhouette option comparison</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Table_20_Heading">Option</text:p>
            </table:table-cell>
            <table:table-cell table:style-name="Table6.A1" office:value-type="string">
              <text:p text:style-name="Table_20_Heading">Mask quality</text:p>
            </table:table-cell>
            <table:table-cell table:style-name="Table6.A1" office:value-type="string">
              <text:p text:style-name="Table_20_Heading">BG robustness</text:p>
            </table:table-cell>
            <table:table-cell table:style-name="Table6.A1" office:value-type="string">
              <text:p text:style-name="Table_20_Heading">CL robustness</text:p>
            </table:table-cell>
            <table:table-cell table:style-name="Table6.A1" office:value-type="string">
              <text:p text:style-name="Table_20_Heading">Speed</text:p>
            </table:table-cell>
            <table:table-cell table:style-name="Table6.A1" office:value-type="string">
              <text:p text:style-name="Table_20_Heading">Difficulty</text:p>
            </table:table-cell>
            <table:table-cell table:style-name="Table6.A1" office:value-type="string">
              <text:p text:style-name="Table_20_Heading">Temporal stability</text:p>
            </table:table-cell>
            <table:table-cell table:style-name="Table6.A1" office:value-type="string">
              <text:p text:style-name="Table_20_Heading">GaitGL compatibility</text:p>
            </table:table-cell>
            <table:table-cell table:style-name="Table6.A1" office:value-type="string">
              <text:p text:style-name="Table_20_Heading">Recommendation</text:p>
            </table:table-cell>
          </table:table-row>
        </table:table-header-rows>
        <table:table-row>
          <table:table-cell table:style-name="Table6.A1" office:value-type="string">
            <text:p text:style-name="Table_20_Contents">Official CASIA-B silhouettes</text:p>
          </table:table-cell>
          <table:table-cell table:style-name="Table6.A1" office:value-type="string">
            <text:p text:style-name="Table_20_Contents">often clean in controlled scene</text:p>
          </table:table-cell>
          <table:table-cell table:style-name="Table6.A1" office:value-type="string">
            <text:p text:style-name="Table_20_Contents">good</text:p>
          </table:table-cell>
          <table:table-cell table:style-name="Table6.A1" office:value-type="string">
            <text:p text:style-name="Table_20_Contents">mixed; clothing is real distortion</text:p>
          </table:table-cell>
          <table:table-cell table:style-name="Table6.A1" office:value-type="string">
            <text:p text:style-name="Table_20_Contents">fast</text:p>
          </table:table-cell>
          <table:table-cell table:style-name="Table6.A1" office:value-type="string">
            <text:p text:style-name="Table_20_Contents">low-medium</text:p>
          </table:table-cell>
          <table:table-cell table:style-name="Table6.A1" office:value-type="string">
            <text:p text:style-name="Table_20_Contents">good</text:p>
          </table:table-cell>
          <table:table-cell table:style-name="Table6.A1" office:value-type="string">
            <text:p text:style-name="Table_20_Contents">excellent</text:p>
          </table:table-cell>
          <table:table-cell table:style-name="Table6.A1" office:value-type="string">
            <text:p text:style-name="Table_20_Contents">compare if complete enough</text:p>
          </table:table-cell>
        </table:table-row>
        <table:table-row>
          <table:table-cell table:style-name="Table6.A1" office:value-type="string">
            <text:p text:style-name="Table_20_Contents">Current YOLO segmentation</text:p>
          </table:table-cell>
          <table:table-cell table:style-name="Table6.A1" office:value-type="string">
            <text:p text:style-name="Table_20_Contents">good full coverage</text:p>
          </table:table-cell>
          <table:table-cell table:style-name="Table6.A1" office:value-type="string">
            <text:p text:style-name="Table_20_Contents">good</text:p>
          </table:table-cell>
          <table:table-cell table:style-name="Table6.A1" office:value-type="string">
            <text:p text:style-name="Table_20_Contents">medium-low</text:p>
          </table:table-cell>
          <table:table-cell table:style-name="Table6.A1" office:value-type="string">
            <text:p text:style-name="Table_20_Contents">fast-medium</text:p>
          </table:table-cell>
          <table:table-cell table:style-name="Table6.A1" office:value-type="string">
            <text:p text:style-name="Table_20_Contents">low</text:p>
          </table:table-cell>
          <table:table-cell table:style-name="Table6.A1" office:value-type="string">
            <text:p text:style-name="Table_20_Contents">medium</text:p>
          </table:table-cell>
          <table:table-cell table:style-name="Table6.A1" office:value-type="string">
            <text:p text:style-name="Table_20_Contents">good</text:p>
          </table:table-cell>
          <table:table-cell table:style-name="Table6.A1" office:value-type="string">
            <text:p text:style-name="Table_20_Contents">keep as v1</text:p>
          </table:table-cell>
        </table:table-row>
        <table:table-row>
          <table:table-cell table:style-name="Table6.A1" office:value-type="string">
            <text:p text:style-name="Table_20_Contents">Larger YOLO segmentation</text:p>
          </table:table-cell>
          <table:table-cell table:style-name="Table6.A1" office:value-type="string">
            <text:p text:style-name="Table_20_Contents">better mask than current</text:p>
          </table:table-cell>
          <table:table-cell table:style-name="Table6.A1" office:value-type="string">
            <text:p text:style-name="Table_20_Contents">good</text:p>
          </table:table-cell>
          <table:table-cell table:style-name="Table6.A1" office:value-type="string">
            <text:p text:style-name="Table_20_Contents">medium</text:p>
          </table:table-cell>
          <table:table-cell table:style-name="Table6.A1" office:value-type="string">
            <text:p text:style-name="Table_20_Contents">medium</text:p>
          </table:table-cell>
          <table:table-cell table:style-name="Table6.A1" office:value-type="string">
            <text:p text:style-name="Table_20_Contents">low-medium</text:p>
          </table:table-cell>
          <table:table-cell table:style-name="Table6.A1" office:value-type="string">
            <text:p text:style-name="Table_20_Contents">medium</text:p>
          </table:table-cell>
          <table:table-cell table:style-name="Table6.A1" office:value-type="string">
            <text:p text:style-name="Table_20_Contents">good</text:p>
          </table:table-cell>
          <table:table-cell table:style-name="Table6.A1" office:value-type="string">
            <text:p text:style-name="Table_20_Contents">quick v2 option</text:p>
          </table:table-cell>
        </table:table-row>
        <table:table-row>
          <table:table-cell table:style-name="Table6.A1" office:value-type="string">
            <text:p text:style-name="Table_20_Contents">Mask2Former/SegFormer</text:p>
          </table:table-cell>
          <table:table-cell table:style-name="Table6.A1" office:value-type="string">
            <text:p text:style-name="Table_20_Contents">high semantic mask quality</text:p>
          </table:table-cell>
          <table:table-cell table:style-name="Table6.A1" office:value-type="string">
            <text:p text:style-name="Table_20_Contents">good</text:p>
          </table:table-cell>
          <table:table-cell table:style-name="Table6.A1" office:value-type="string">
            <text:p text:style-name="Table_20_Contents">medium-good</text:p>
          </table:table-cell>
          <table:table-cell table:style-name="Table6.A1" office:value-type="string">
            <text:p text:style-name="Table_20_Contents">slow</text:p>
          </table:table-cell>
          <table:table-cell table:style-name="Table6.A1" office:value-type="string">
            <text:p text:style-name="Table_20_Contents">high</text:p>
          </table:table-cell>
          <table:table-cell table:style-name="Table6.A1" office:value-type="string">
            <text:p text:style-name="Table_20_Contents">medium</text:p>
          </table:table-cell>
          <table:table-cell table:style-name="Table6.A1" office:value-type="string">
            <text:p text:style-name="Table_20_Contents">good after resizing</text:p>
          </table:table-cell>
          <table:table-cell table:style-name="Table6.A1" office:value-type="string">
            <text:p text:style-name="Table_20_Contents">research v2</text:p>
          </table:table-cell>
        </table:table-row>
        <table:table-row>
          <table:table-cell table:style-name="Table6.A1" office:value-type="string">
            <text:p text:style-name="Table_20_Contents">SAM/SAM2-assisted masks</text:p>
          </table:table-cell>
          <table:table-cell table:style-name="Table6.A1" office:value-type="string">
            <text:p text:style-name="Table_20_Contents">very high with prompts/tracking</text:p>
          </table:table-cell>
          <table:table-cell table:style-name="Table6.A1" office:value-type="string">
            <text:p text:style-name="Table_20_Contents">good</text:p>
          </table:table-cell>
          <table:table-cell table:style-name="Table6.A1" office:value-type="string">
            <text:p text:style-name="Table_20_Contents">potentially good</text:p>
          </table:table-cell>
          <table:table-cell table:style-name="Table6.A1" office:value-type="string">
            <text:p text:style-name="Table_20_Contents">slow-medium</text:p>
          </table:table-cell>
          <table:table-cell table:style-name="Table6.A1" office:value-type="string">
            <text:p text:style-name="Table_20_Contents">high</text:p>
          </table:table-cell>
          <table:table-cell table:style-name="Table6.A1" office:value-type="string">
            <text:p text:style-name="Table_20_Contents">high if video propagation works</text:p>
          </table:table-cell>
          <table:table-cell table:style-name="Table6.A1" office:value-type="string">
            <text:p text:style-name="Table_20_Contents">good after postprocess</text:p>
          </table:table-cell>
          <table:table-cell table:style-name="Table6.A1" office:value-type="string">
            <text:p text:style-name="Table_20_Contents">hard-case repair / v2 research</text:p>
          </table:table-cell>
        </table:table-row>
        <table:table-row>
          <table:table-cell table:style-name="Table6.A1" office:value-type="string">
            <text:p text:style-name="Table_20_Contents">Hybrid tracking + segmentation</text:p>
          </table:table-cell>
          <table:table-cell table:style-name="Table6.A1" office:value-type="string">
            <text:p text:style-name="Table_20_Contents">high temporal stability</text:p>
          </table:table-cell>
          <table:table-cell table:style-name="Table6.A1" office:value-type="string">
            <text:p text:style-name="Table_20_Contents">high</text:p>
          </table:table-cell>
          <table:table-cell table:style-name="Table6.A1" office:value-type="string">
            <text:p text:style-name="Table_20_Contents">medium-high</text:p>
          </table:table-cell>
          <table:table-cell table:style-name="Table6.A1" office:value-type="string">
            <text:p text:style-name="Table_20_Contents">slow</text:p>
          </table:table-cell>
          <table:table-cell table:style-name="Table6.A1" office:value-type="string">
            <text:p text:style-name="Table_20_Contents">high</text:p>
          </table:table-cell>
          <table:table-cell table:style-name="Table6.A1" office:value-type="string">
            <text:p text:style-name="Table_20_Contents">high</text:p>
          </table:table-cell>
          <table:table-cell table:style-name="Table6.A1" office:value-type="string">
            <text:p text:style-name="Table_20_Contents">good</text:p>
          </table:table-cell>
          <table:table-cell table:style-name="Table6.A1" office:value-type="string">
            <text:p text:style-name="Table_20_Contents">best quality if time allows</text:p>
          </table:table-cell>
        </table:table-row>
        <table:table-row>
          <table:table-cell table:style-name="Table6.A1" office:value-type="string">
            <text:p text:style-name="Table_20_Contents">Optical-flow/motion boundary stream</text:p>
          </table:table-cell>
          <table:table-cell table:style-name="Table6.A1" office:value-type="string">
            <text:p text:style-name="Table_20_Contents">not replacement; extra feature</text:p>
          </table:table-cell>
          <table:table-cell table:style-name="Table6.A1" office:value-type="string">
            <text:p text:style-name="Table_20_Contents">good for motion</text:p>
          </table:table-cell>
          <table:table-cell table:style-name="Table6.A1" office:value-type="string">
            <text:p text:style-name="Table_20_Contents">useful for CL shape distortion</text:p>
          </table:table-cell>
          <table:table-cell table:style-name="Table6.A1" office:value-type="string">
            <text:p text:style-name="Table_20_Contents">medium</text:p>
          </table:table-cell>
          <table:table-cell table:style-name="Table6.A1" office:value-type="string">
            <text:p text:style-name="Table_20_Contents">medium</text:p>
          </table:table-cell>
          <table:table-cell table:style-name="Table6.A1" office:value-type="string">
            <text:p text:style-name="Table_20_Contents">depends</text:p>
          </table:table-cell>
          <table:table-cell table:style-name="Table6.A1" office:value-type="string">
            <text:p text:style-name="Table_20_Contents">needs model change</text:p>
          </table:table-cell>
          <table:table-cell table:style-name="Table6.A1" office:value-type="string">
            <text:p text:style-name="Table_20_Contents">recommended as feature</text:p>
          </table:table-cell>
        </table:table-row>
      </table:table>
      <text:p text:style-name="Text_20_body">SAM 2 is designed for promptable segmentation in images and videos with streaming memory, so it is more relevant for video-mask refinement/temporal stability than one-frame-only segmentation, but it adds implementation complexity. </text:p>
      <text:h text:style-name="Heading_20_2" text:outline-level="2"><text:soft-page-break/>4.3 Binary or soft masks?</text:h>
      <text:p text:style-name="Text_20_body">Use both.</text:p>
      <text:p text:style-name="Text_20_body">Main baseline:</text:p>
      <text:section text:style-name="Sect1" text:name="Section25">
        <text:p text:style-name="P2"><text:bookmark text:name="code-block-viewer Copy 24"/><text:span text:style-name="Source_20_Text">binary mask: 0/1, shape 60×64×44</text:span></text:p>
      </text:section>
      <text:p text:style-name="Text_20_body">Improved branch:</text:p>
      <text:section text:style-name="Sect1" text:name="Section26">
        <text:p text:style-name="P1"><text:bookmark text:name="code-block-viewer Copy 25"/><text:span text:style-name="Source_20_Text">soft_mask: probability/logit mask before threshold</text:span></text:p>
        <text:p text:style-name="Preformatted_20_Text"><text:span text:style-name="Source_20_Text">binary_mask: cleaned thresholded mask</text:span></text:p>
        <text:p text:style-name="Preformatted_20_Text"><text:span text:style-name="Source_20_Text">boundary_mask: contour</text:span></text:p>
        <text:p text:style-name="P3"><text:span text:style-name="Source_20_Text">motion_diff: |mask[t] - mask[t-1]|</text:span></text:p>
      </text:section>
      <text:h text:style-name="Heading_20_2" text:outline-level="2">4.4 Save bbox and mask area statistics?</text:h>
      <text:p text:style-name="Text_20_body">Yes. These are essential for:</text:p>
      <text:list text:style-name="L26">
        <text:list-item>
          <text:p text:style-name="P50">QC, </text:p>
        </text:list-item>
        <text:list-item>
          <text:p text:style-name="P50">alignment, </text:p>
        </text:list-item>
        <text:list-item>
          <text:p text:style-name="P50">reliability fusion, </text:p>
        </text:list-item>
        <text:list-item>
          <text:p text:style-name="P50">detecting broken masks, </text:p>
        </text:list-item>
        <text:list-item>
          <text:p text:style-name="P49">centering normalization. </text:p>
        </text:list-item>
      </text:list>
      <text:h text:style-name="Heading_20_2" text:outline-level="2">4.5 Temporal smoothing for masks?</text:h>
      <text:p text:style-name="Text_20_body">Yes, but carefully:</text:p>
      <text:list text:style-name="L27">
        <text:list-item>
          <text:p text:style-name="P52">Smooth centroid/bbox trajectory, not necessarily raw mask pixels. </text:p>
        </text:list-item>
        <text:list-item>
          <text:p text:style-name="P52">Use temporal majority filter for flicker only. </text:p>
        </text:list-item>
        <text:list-item>
          <text:p text:style-name="P52">Avoid erosion/dilation that removes legs/arms. </text:p>
        </text:list-item>
        <text:list-item>
          <text:p text:style-name="P51">Keep raw mask and cleaned mask separately. </text:p>
        </text:list-item>
      </text:list>
      <text:h text:style-name="Heading_20_2" text:outline-level="2">4.6 Should you repair bad silhouettes?</text:h>
      <text:p text:style-name="Text_20_body">Yes, but only with flags.</text:p>
      <text:p text:style-name="Text_20_body">Repair examples:</text:p>
      <text:list text:style-name="L28">
        <text:list-item>
          <text:p text:style-name="P54">choose largest connected component, </text:p>
        </text:list-item>
        <text:list-item>
          <text:p text:style-name="P54">fill holes, </text:p>
        </text:list-item>
        <text:list-item>
          <text:p text:style-name="P54">remove small blobs, </text:p>
        </text:list-item>
        <text:list-item>
          <text:p text:style-name="P54">interpolate missing mask by nearest valid frame for short gaps, </text:p>
        </text:list-item>
        <text:list-item>
          <text:p text:style-name="P53">recenter with bbox/centroid smoothing. </text:p>
        </text:list-item>
      </text:list>
      <text:p text:style-name="Text_20_body">Never silently repair without logging.</text:p>
      <text:h text:style-name="Heading_20_2" text:outline-level="2">Final silhouette recommendation</text:h>
      <text:section text:style-name="Sect1" text:name="Section27">
        <text:p text:style-name="P1"><text:bookmark text:name="code-block-viewer Copy 26"/><text:span text:style-name="Source_20_Text">Keep current YOLO silhouettes as silhouette_v1.</text:span></text:p>
        <text:p text:style-name="Preformatted_20_Text"><text:span text:style-name="Source_20_Text">Create silhouette_v2 as dual-source-ready:</text:span></text:p>
        <text:p text:style-name="Preformatted_20_Text"><text:span text:style-name="Source_20_Text">1. official silhouettes if available,</text:span></text:p>
        <text:p text:style-name="Preformatted_20_Text"><text:soft-page-break/><text:span text:style-name="Source_20_Text">2. YOLO/SegFormer/Mask2Former/SAM2 masks from raw videos,</text:span></text:p>
        <text:p text:style-name="Preformatted_20_Text"><text:span text:style-name="Source_20_Text">3. shared QC and alignment format,</text:span></text:p>
        <text:p text:style-name="P3"><text:span text:style-name="Source_20_Text">4. binary + soft + boundary + motion-difference outputs.</text:span></text:p>
      </text:section>
      <text:p text:style-name="Text_20_body">For practical next step, do not immediately run SAM2 on all 13,640 videos. First run QC and identify bad BG/CL samples; use SAM2 or hybrid tracking on hard cases or as a controlled v2 experiment.</text:p>
      <text:p text:style-name="Horizontal_20_Line"/>
      <text:h text:style-name="Heading_20_1" text:outline-level="1">SECTION 5 — IMPROVED SILHOUETTE EXTRACTION PIPELINE</text:h>
      <text:h text:style-name="Heading_20_2" text:outline-level="2">5.1 Input source</text:h>
      <text:p text:style-name="Text_20_body">Two accepted inputs:</text:p>
      <text:section text:style-name="Sect1" text:name="Section28">
        <text:p text:style-name="P1"><text:bookmark text:name="code-block-viewer Copy 27"/><text:span text:style-name="Source_20_Text">A. Raw RGB videos</text:span></text:p>
        <text:p text:style-name="P3"><text:span text:style-name="Source_20_Text">B. Official CASIA-B silhouette PNG folders</text:span></text:p>
      </text:section>
      <text:p text:style-name="Text_20_body">Raw video source is better for skeleton-silhouette exact frame alignment. Official silhouettes are useful for comparison but may have count mismatch.</text:p>
      <text:h text:style-name="Heading_20_2" text:outline-level="2">5.2 Output folder structure</text:h>
      <text:section text:style-name="Sect1" text:name="Section29">
        <text:p text:style-name="P1"><text:bookmark text:name="code-block-viewer Copy 28"/><text:span text:style-name="Source_20_Text">data/</text:span></text:p>
        <text:p text:style-name="Preformatted_20_Text"><text:span text:style-name="Source_20_Text"><text:s text:c="2"/>silhouettes/</text:span></text:p>
        <text:p text:style-name="Preformatted_20_Text"><text:span text:style-name="Source_20_Text"><text:s text:c="4"/>yolo_seg_v1/</text:span></text:p>
        <text:p text:style-name="Preformatted_20_Text"><text:span text:style-name="Source_20_Text"><text:s text:c="6"/>001/nm-01/000.npz</text:span></text:p>
        <text:p text:style-name="Preformatted_20_Text"><text:span text:style-name="Source_20_Text"><text:s text:c="4"/>yolo_seg_v2/</text:span></text:p>
        <text:p text:style-name="Preformatted_20_Text"><text:span text:style-name="Source_20_Text"><text:s text:c="6"/>001/nm-01/000.npz</text:span></text:p>
        <text:p text:style-name="Preformatted_20_Text"><text:span text:style-name="Source_20_Text"><text:s text:c="4"/>official_64x44/</text:span></text:p>
        <text:p text:style-name="Preformatted_20_Text"><text:span text:style-name="Source_20_Text"><text:s text:c="6"/>001/nm-01/000.npz</text:span></text:p>
        <text:p text:style-name="Preformatted_20_Text"><text:span text:style-name="Source_20_Text"><text:s text:c="4"/>sam2_assisted_v2_optional/</text:span></text:p>
        <text:p text:style-name="Preformatted_20_Text"><text:span text:style-name="Source_20_Text"><text:s text:c="6"/>001/nm-01/000.npz</text:span></text:p>
        <text:p text:style-name="Preformatted_20_Text"><text:span text:style-name="Source_20_Text"><text:s text:c="2"/>reports/</text:span></text:p>
        <text:p text:style-name="Preformatted_20_Text"><text:span text:style-name="Source_20_Text"><text:s text:c="4"/>silhouette_qc/</text:span></text:p>
        <text:p text:style-name="Preformatted_20_Text"><text:span text:style-name="Source_20_Text"><text:s text:c="6"/>yolo_seg_v1_summary.csv</text:span></text:p>
        <text:p text:style-name="Preformatted_20_Text"><text:span text:style-name="Source_20_Text"><text:s text:c="6"/>yolo_seg_v2_summary.csv</text:span></text:p>
        <text:p text:style-name="Preformatted_20_Text"><text:span text:style-name="Source_20_Text"><text:s text:c="6"/>official_summary.csv</text:span></text:p>
        <text:p text:style-name="Preformatted_20_Text"><text:span text:style-name="Source_20_Text"><text:s text:c="6"/>silhouette_old_vs_new_comparison.csv</text:span></text:p>
        <text:p text:style-name="Preformatted_20_Text"><text:span text:style-name="Source_20_Text"><text:s text:c="2"/>visuals/</text:span></text:p>
        <text:p text:style-name="Preformatted_20_Text"><text:span text:style-name="Source_20_Text"><text:s text:c="4"/>silhouette_qc/</text:span></text:p>
        <text:p text:style-name="Preformatted_20_Text"><text:span text:style-name="Source_20_Text"><text:s text:c="6"/>yolo_seg_v2/</text:span></text:p>
        <text:p text:style-name="P3"><text:span text:style-name="Source_20_Text"><text:s text:c="6"/>official_vs_yolo/</text:span></text:p>
      </text:section>
      <text:h text:style-name="Heading_20_2" text:outline-level="2">5.3 Output <text:span text:style-name="Source_20_Text">.npz</text:span> fields</text:h>
      <text:p text:style-name="Text_20_body">Required:</text:p>
      <text:section text:style-name="Sect1" text:name="Section30">
        <text:p text:style-name="P1"><text:bookmark text:name="code-block-viewer Copy 29"/><text:span text:style-name="Source_20_Text">mask_raw <text:s text:c="16"/>T × H_raw × W_raw</text:span></text:p>
        <text:p text:style-name="Preformatted_20_Text"><text:span text:style-name="Source_20_Text">mask_aligned <text:s text:c="12"/>T × H_align × W_align</text:span></text:p>
        <text:p text:style-name="Preformatted_20_Text"><text:span text:style-name="Source_20_Text">mask_resized_64x44 <text:s text:c="6"/>T × 64 × 44</text:span></text:p>
        <text:p text:style-name="Preformatted_20_Text"><text:span text:style-name="Source_20_Text">soft_mask <text:s text:c="15"/>T × 64 × 44, optional but recommended</text:span></text:p>
        <text:p text:style-name="Preformatted_20_Text"><text:span text:style-name="Source_20_Text">boundary_mask <text:s text:c="11"/>T × 64 × 44</text:span></text:p>
        <text:p text:style-name="Preformatted_20_Text"><text:soft-page-break/><text:span text:style-name="Source_20_Text">motion_diff <text:s text:c="13"/>T × 64 × 44</text:span></text:p>
        <text:p text:style-name="Preformatted_20_Text"><text:span text:style-name="Source_20_Text">bbox <text:s text:c="20"/>T × 4</text:span></text:p>
        <text:p text:style-name="Preformatted_20_Text"><text:span text:style-name="Source_20_Text">mask_area <text:s text:c="15"/>T</text:span></text:p>
        <text:p text:style-name="Preformatted_20_Text"><text:span text:style-name="Source_20_Text">centroid <text:s text:c="16"/>T × 2</text:span></text:p>
        <text:p text:style-name="Preformatted_20_Text"><text:span text:style-name="Source_20_Text">frame_idx <text:s text:c="15"/>T</text:span></text:p>
        <text:p text:style-name="Preformatted_20_Text"><text:span text:style-name="Source_20_Text">timestamp <text:s text:c="15"/>T</text:span></text:p>
        <text:p text:style-name="Preformatted_20_Text"><text:span text:style-name="Source_20_Text">valid_frame <text:s text:c="13"/>T</text:span></text:p>
        <text:p text:style-name="Preformatted_20_Text"><text:span text:style-name="Source_20_Text">subject</text:span></text:p>
        <text:p text:style-name="Preformatted_20_Text"><text:span text:style-name="Source_20_Text">condition</text:span></text:p>
        <text:p text:style-name="Preformatted_20_Text"><text:span text:style-name="Source_20_Text">sequence</text:span></text:p>
        <text:p text:style-name="Preformatted_20_Text"><text:span text:style-name="Source_20_Text">view</text:span></text:p>
        <text:p text:style-name="Preformatted_20_Text"><text:span text:style-name="Source_20_Text">source_type <text:s text:c="13"/>official/yolo/sam2/etc.</text:span></text:p>
        <text:p text:style-name="Preformatted_20_Text"><text:span text:style-name="Source_20_Text">mask_model_tag</text:span></text:p>
        <text:p text:style-name="Preformatted_20_Text"><text:span text:style-name="Source_20_Text">fps</text:span></text:p>
        <text:p text:style-name="Preformatted_20_Text"><text:span text:style-name="Source_20_Text">img_width</text:span></text:p>
        <text:p text:style-name="P3"><text:span text:style-name="Source_20_Text">img_height</text:span></text:p>
      </text:section>
      <text:h text:style-name="Heading_20_2" text:outline-level="2">5.4 Person/mask selection rule</text:h>
      <text:p text:style-name="Text_20_body">If multiple masks:</text:p>
      <text:section text:style-name="Sect1" text:name="Section31">
        <text:p text:style-name="P1"><text:bookmark text:name="code-block-viewer Copy 30"/><text:span text:style-name="Source_20_Text">selected_mask_score =</text:span></text:p>
        <text:p text:style-name="Preformatted_20_Text"><text:span text:style-name="Source_20_Text">0.45 * mask_confidence</text:span></text:p>
        <text:p text:style-name="Preformatted_20_Text"><text:span text:style-name="Source_20_Text">+ 0.30 * bbox_area_reasonableness</text:span></text:p>
        <text:p text:style-name="Preformatted_20_Text"><text:span text:style-name="Source_20_Text">+ 0.15 * temporal_IoU_with_previous</text:span></text:p>
        <text:p text:style-name="P3"><text:span text:style-name="Source_20_Text">+ 0.10 * center_consistency</text:span></text:p>
      </text:section>
      <text:p text:style-name="Text_20_body">Reject:</text:p>
      <text:list text:style-name="L29">
        <text:list-item>
          <text:p text:style-name="P56">very tiny masks, </text:p>
        </text:list-item>
        <text:list-item>
          <text:p text:style-name="P56">masks touching too much image border, </text:p>
        </text:list-item>
        <text:list-item>
          <text:p text:style-name="P56">disconnected masks with no human-like bbox ratio, </text:p>
        </text:list-item>
        <text:list-item>
          <text:p text:style-name="P55">sudden centroid jumps. </text:p>
        </text:list-item>
      </text:list>
      <text:h text:style-name="Heading_20_2" text:outline-level="2">5.5 Mask cleaning</text:h>
      <text:p text:style-name="Text_20_body">Recommended order:</text:p>
      <text:section text:style-name="Sect1" text:name="Section32">
        <text:p text:style-name="P1"><text:bookmark text:name="code-block-viewer Copy 31"/><text:span text:style-name="Source_20_Text">raw mask</text:span></text:p>
        <text:p text:style-name="Preformatted_20_Text"><text:span text:style-name="Source_20_Text">→ largest connected component</text:span></text:p>
        <text:p text:style-name="Preformatted_20_Text"><text:span text:style-name="Source_20_Text">→ remove small components</text:span></text:p>
        <text:p text:style-name="Preformatted_20_Text"><text:span text:style-name="Source_20_Text">→ hole filling</text:span></text:p>
        <text:p text:style-name="Preformatted_20_Text"><text:span text:style-name="Source_20_Text">→ light morphological close</text:span></text:p>
        <text:p text:style-name="Preformatted_20_Text"><text:span text:style-name="Source_20_Text">→ bbox/centroid extraction</text:span></text:p>
        <text:p text:style-name="Preformatted_20_Text"><text:span text:style-name="Source_20_Text">→ alignment</text:span></text:p>
        <text:p text:style-name="Preformatted_20_Text"><text:span text:style-name="Source_20_Text">→ resize</text:span></text:p>
        <text:p text:style-name="P3"><text:span text:style-name="Source_20_Text">→ boundary/motion feature generation</text:span></text:p>
      </text:section>
      <text:p text:style-name="Text_20_body">Erosion/dilation:</text:p>
      <text:list text:style-name="L30">
        <text:list-item>
          <text:p text:style-name="P58">avoid strong erosion: it removes limbs. </text:p>
        </text:list-item>
        <text:list-item>
          <text:p text:style-name="P58">use very light close/open only when needed. </text:p>
        </text:list-item>
        <text:list-item>
          <text:p text:style-name="P57">save cleaning parameters. </text:p>
        </text:list-item>
      </text:list>
      <text:h text:style-name="Heading_20_2" text:outline-level="2"><text:soft-page-break/>5.6 Alignment choice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lignment</text:p>
            </table:table-cell>
            <table:table-cell table:style-name="Table7.A1" office:value-type="string">
              <text:p text:style-name="Table_20_Heading">Meaning</text:p>
            </table:table-cell>
            <table:table-cell table:style-name="Table7.A1" office:value-type="string">
              <text:p text:style-name="Table_20_Heading">Use</text:p>
            </table:table-cell>
          </table:table-row>
        </table:table-header-rows>
        <table:table-row>
          <table:table-cell table:style-name="Table7.A1" office:value-type="string">
            <text:p text:style-name="Table_20_Contents">bbox center</text:p>
          </table:table-cell>
          <table:table-cell table:style-name="Table7.A1" office:value-type="string">
            <text:p text:style-name="Table_20_Contents">center crop around person bbox</text:p>
          </table:table-cell>
          <table:table-cell table:style-name="Table7.A1" office:value-type="string">
            <text:p text:style-name="Table_20_Contents">good default</text:p>
          </table:table-cell>
        </table:table-row>
        <table:table-row>
          <table:table-cell table:style-name="Table7.A1" office:value-type="string">
            <text:p text:style-name="Table_20_Contents">centroid center</text:p>
          </table:table-cell>
          <table:table-cell table:style-name="Table7.A1" office:value-type="string">
            <text:p text:style-name="Table_20_Contents">center by mask center of mass</text:p>
          </table:table-cell>
          <table:table-cell table:style-name="Table7.A1" office:value-type="string">
            <text:p text:style-name="Table_20_Contents">sensitive to bag/coat</text:p>
          </table:table-cell>
        </table:table-row>
        <table:table-row>
          <table:table-cell table:style-name="Table7.A1" office:value-type="string">
            <text:p text:style-name="Table_20_Contents">hip/body center</text:p>
          </table:table-cell>
          <table:table-cell table:style-name="Table7.A1" office:value-type="string">
            <text:p text:style-name="Table_20_Contents">use skeleton hip center</text:p>
          </table:table-cell>
          <table:table-cell table:style-name="Table7.A1" office:value-type="string">
            <text:p text:style-name="Table_20_Contents">best multimodal if skeleton reliable</text:p>
          </table:table-cell>
        </table:table-row>
        <table:table-row>
          <table:table-cell table:style-name="Table7.A1" office:value-type="string">
            <text:p text:style-name="Table_20_Contents">height normalization</text:p>
          </table:table-cell>
          <table:table-cell table:style-name="Table7.A1" office:value-type="string">
            <text:p text:style-name="Table_20_Contents">normalize person height</text:p>
          </table:table-cell>
          <table:table-cell table:style-name="Table7.A1" office:value-type="string">
            <text:p text:style-name="Table_20_Contents">standard gait silhouette</text:p>
          </table:table-cell>
        </table:table-row>
        <table:table-row>
          <table:table-cell table:style-name="Table7.A1" office:value-type="string">
            <text:p text:style-name="Table_20_Contents">width normalization</text:p>
          </table:table-cell>
          <table:table-cell table:style-name="Table7.A1" office:value-type="string">
            <text:p text:style-name="Table_20_Contents">less common</text:p>
          </table:table-cell>
          <table:table-cell table:style-name="Table7.A1" office:value-type="string">
            <text:p text:style-name="Table_20_Contents">avoid over-normalizing identity cues</text:p>
          </table:table-cell>
        </table:table-row>
      </table:table>
      <text:p text:style-name="Text_20_body">Recommended:</text:p>
      <text:section text:style-name="Sect1" text:name="Section33">
        <text:p text:style-name="P1"><text:bookmark text:name="code-block-viewer Copy 32"/><text:span text:style-name="Source_20_Text">Silhouette-only: bbox center + height normalization.</text:span></text:p>
        <text:p text:style-name="P3"><text:span text:style-name="Source_20_Text">Multimodal: store skeleton hip center too; use for QC, not mandatory for crop.</text:span></text:p>
      </text:section>
      <text:h text:style-name="Heading_20_2" text:outline-level="2">5.7 Final resize size</text:h>
      <text:p text:style-name="Text_20_body">Keep main baseline:</text:p>
      <text:section text:style-name="Sect1" text:name="Section34">
        <text:p text:style-name="P2"><text:bookmark text:name="code-block-viewer Copy 33"/><text:span text:style-name="Source_20_Text">64 × 44</text:span></text:p>
      </text:section>
      <text:p text:style-name="Text_20_body">Ablation:</text:p>
      <text:section text:style-name="Sect1" text:name="Section35">
        <text:p text:style-name="P1"><text:bookmark text:name="code-block-viewer Copy 34"/><text:span text:style-name="Source_20_Text">64×48</text:span></text:p>
        <text:p text:style-name="Preformatted_20_Text"><text:span text:style-name="Source_20_Text">88×64</text:span></text:p>
        <text:p text:style-name="P3"><text:span text:style-name="Source_20_Text">96×64</text:span></text:p>
      </text:section>
      <text:p text:style-name="Text_20_body">But do not change resolution and architecture simultaneously. First compare with same GaitGL-style model.</text:p>
      <text:h text:style-name="Heading_20_2" text:outline-level="2">5.8 Preserve aspect ratio?</text:h>
      <text:p text:style-name="Text_20_body">Yes. Standard:</text:p>
      <text:list text:style-name="L31">
        <text:list-item>
          <text:p text:style-name="P60">crop person bbox with padding, </text:p>
        </text:list-item>
        <text:list-item>
          <text:p text:style-name="P60">preserve height/width ratio, </text:p>
        </text:list-item>
        <text:list-item>
          <text:p text:style-name="P60">resize to fixed canvas, </text:p>
        </text:list-item>
        <text:list-item>
          <text:p text:style-name="P59">pad horizontally if needed. </text:p>
        </text:list-item>
      </text:list>
      <text:p text:style-name="Text_20_body">Avoid stretching person width unnaturally.</text:p>
      <text:h text:style-name="Heading_20_2" text:outline-level="2">5.9 Motion boundary generation</text:h>
      <text:p text:style-name="Text_20_body">Generate:</text:p>
      <text:section text:style-name="Sect1" text:name="Section36">
        <text:p text:style-name="P1"><text:bookmark text:name="code-block-viewer Copy 35"/><text:span text:style-name="Source_20_Text">temporal_diff[t] = |mask[t] - mask[t-1]|</text:span></text:p>
        <text:p text:style-name="Preformatted_20_Text"><text:span text:style-name="Source_20_Text">contour[t] = boundary(mask[t])</text:span></text:p>
        <text:p text:style-name="P3"><text:span text:style-name="Source_20_Text">contour_diff[t] = |contour[t] - contour[t-1]|</text:span></text:p>
      </text:section>
      <text:p text:style-name="Text_20_body">Use as:</text:p>
      <text:list text:style-name="L32">
        <text:list-item>
          <text:p text:style-name="P62">dual-stream silhouette model, </text:p>
        </text:list-item>
        <text:list-item>
          <text:p text:style-name="P62">QC flicker score, </text:p>
        </text:list-item>
        <text:list-item>
          <text:p text:style-name="P61">reliability signal. </text:p>
        </text:list-item>
      </text:list>
      <text:h text:style-name="Heading_20_2" text:outline-level="2"><text:soft-page-break/>5.10 Reports and visualizations</text:h>
      <text:p text:style-name="Text_20_body">Reports:</text:p>
      <text:section text:style-name="Sect1" text:name="Section37">
        <text:p text:style-name="P1"><text:bookmark text:name="code-block-viewer Copy 36"/><text:span text:style-name="Source_20_Text">silhouette_extraction_summary.csv</text:span></text:p>
        <text:p text:style-name="Preformatted_20_Text"><text:span text:style-name="Source_20_Text">silhouette_qc_by_condition.csv</text:span></text:p>
        <text:p text:style-name="Preformatted_20_Text"><text:span text:style-name="Source_20_Text">silhouette_qc_by_view.csv</text:span></text:p>
        <text:p text:style-name="Preformatted_20_Text"><text:span text:style-name="Source_20_Text">silhouette_bad_samples.csv</text:span></text:p>
        <text:p text:style-name="Preformatted_20_Text"><text:span text:style-name="Source_20_Text">mask_area_stability.csv</text:span></text:p>
        <text:p text:style-name="P3"><text:span text:style-name="Source_20_Text">centroid_stability.csv</text:span></text:p>
      </text:section>
      <text:p text:style-name="Text_20_body">Visuals:</text:p>
      <text:section text:style-name="Sect1" text:name="Section38">
        <text:p text:style-name="P1"><text:bookmark text:name="code-block-viewer Copy 37"/><text:span text:style-name="Source_20_Text">raw frame + mask overlay</text:span></text:p>
        <text:p text:style-name="Preformatted_20_Text"><text:span text:style-name="Source_20_Text">64×44 mask contact sheet</text:span></text:p>
        <text:p text:style-name="Preformatted_20_Text"><text:span text:style-name="Source_20_Text">mask area over time</text:span></text:p>
        <text:p text:style-name="Preformatted_20_Text"><text:span text:style-name="Source_20_Text">centroid trajectory</text:span></text:p>
        <text:p text:style-name="Preformatted_20_Text"><text:span text:style-name="Source_20_Text">official vs YOLO vs v2 side-by-side</text:span></text:p>
        <text:p text:style-name="Preformatted_20_Text"><text:span text:style-name="Source_20_Text">motion_diff contact sheet</text:span></text:p>
        <text:p text:style-name="P3"><text:span text:style-name="Source_20_Text">boundary contact sheet</text:span></text:p>
      </text:section>
      <text:p text:style-name="Horizontal_20_Line"/>
      <text:h text:style-name="Heading_20_1" text:outline-level="1">SECTION 6 — FRAME MAPPING AND SKELETON-SILHOUETTE ALIGNMENT</text:h>
      <text:h text:style-name="Heading_20_2" text:outline-level="2">6.1 Why alignment matters</text:h>
      <text:p text:style-name="Text_20_body">For late score fusion:</text:p>
      <text:list text:style-name="L33">
        <text:list-item>
          <text:p text:style-name="P63">alignment matters less because each modality produces one embedding/score. </text:p>
        </text:list-item>
      </text:list>
      <text:p text:style-name="Text_20_body">For clip-level fusion:</text:p>
      <text:list text:style-name="L34">
        <text:list-item>
          <text:p text:style-name="P64">alignment matters medium because same video clip should represent same time period. </text:p>
        </text:list-item>
      </text:list>
      <text:p text:style-name="Text_20_body">For cross-modal token fusion:</text:p>
      <text:list text:style-name="L35">
        <text:list-item>
          <text:p text:style-name="P65">alignment is critical. Skeleton joint token at frame 20 must correspond to silhouette part token at frame 20. </text:p>
        </text:list-item>
      </text:list>
      <text:h text:style-name="Heading_20_2" text:outline-level="2">6.2 What goes wrong if mapping is wrong</text:h>
      <text:p text:style-name="Text_20_body">Misalignment causes:</text:p>
      <text:list text:style-name="L36">
        <text:list-item>
          <text:p text:style-name="P67">skeleton leg-forward but silhouette leg-backward mismatch, </text:p>
        </text:list-item>
        <text:list-item>
          <text:p text:style-name="P67">velocity vs motion-boundary contradiction, </text:p>
        </text:list-item>
        <text:list-item>
          <text:p text:style-name="P67">cross-attention learns false relation, </text:p>
        </text:list-item>
        <text:list-item>
          <text:p text:style-name="P67">reliability features become wrong, </text:p>
        </text:list-item>
        <text:list-item>
          <text:p text:style-name="P66">fusion model overfits noise. </text:p>
        </text:list-item>
      </text:list>
      <text:h text:style-name="Heading_20_2" text:outline-level="2"><text:soft-page-break/>6.3 Same raw video extraction</text:h>
      <text:p text:style-name="Text_20_body">Best case:</text:p>
      <text:section text:style-name="Sect1" text:name="Section39">
        <text:p text:style-name="P1"><text:bookmark text:name="code-block-viewer Copy 38"/><text:span text:style-name="Source_20_Text">raw_frame_idx = skeleton_frame_idx = silhouette_frame_idx</text:span></text:p>
        <text:p text:style-name="P3"><text:span text:style-name="Source_20_Text">timestamp = frame_idx / fps</text:span></text:p>
      </text:section>
      <text:p text:style-name="Text_20_body">Recommended:</text:p>
      <text:list text:style-name="L37">
        <text:list-item>
          <text:p text:style-name="P69">extract skeleton and silhouette from same decoded video frames when possible, </text:p>
        </text:list-item>
        <text:list-item>
          <text:p text:style-name="P69">save exact <text:span text:style-name="Source_20_Text">frame_idx</text:span>, </text:p>
        </text:list-item>
        <text:list-item>
          <text:p text:style-name="P69">save timestamp, </text:p>
        </text:list-item>
        <text:list-item>
          <text:p text:style-name="P68">save valid masks for both modalities. </text:p>
        </text:list-item>
      </text:list>
      <text:h text:style-name="Heading_20_2" text:outline-level="2">6.4 Official silhouettes with different frame counts</text:h>
      <text:p text:style-name="Text_20_body">Possible issues:</text:p>
      <text:list text:style-name="L38">
        <text:list-item>
          <text:p text:style-name="P71">official PNG starts from frame 1 but raw video starts from frame 0, </text:p>
        </text:list-item>
        <text:list-item>
          <text:p text:style-name="P71">different dropped frames, </text:p>
        </text:list-item>
        <text:list-item>
          <text:p text:style-name="P71">trimmed start/end, </text:p>
        </text:list-item>
        <text:list-item>
          <text:p text:style-name="P71">missing PNGs, </text:p>
        </text:list-item>
        <text:list-item>
          <text:p text:style-name="P70">frame count mismatch. </text:p>
        </text:list-item>
      </text:list>
      <text:p text:style-name="Text_20_body">Mapping strategy:</text:p>
      <text:list text:style-name="L39">
        <text:list-item>
          <text:p text:style-name="P73">Parse official frame number from filename. </text:p>
        </text:list-item>
        <text:list-item>
          <text:p text:style-name="P73">Compare official frame count vs raw video frame count. </text:p>
        </text:list-item>
        <text:list-item>
          <text:p text:style-name="P73">If counts equal or off-by-one: exact index with offset correction. </text:p>
        </text:list-item>
        <text:list-item>
          <text:p text:style-name="P73">If counts differ mildly: nearest-neighbor timestamp mapping. </text:p>
        </text:list-item>
        <text:list-item>
          <text:p text:style-name="P73">If sequence length differs significantly: linear temporal resampling. </text:p>
        </text:list-item>
        <text:list-item>
          <text:p text:style-name="P72">DTW only as diagnostic/research, not default. </text:p>
        </text:list-item>
      </text:list>
      <text:h text:style-name="Heading_20_2" text:outline-level="2">6.5 Handling missing frames</text:h>
      <table:table table:name="Table8" table:style-name="Table8">
        <table:table-column table:style-name="Table8.A"/>
        <table:table-column table:style-name="Table8.B"/>
        <table:table-header-rows>
          <table:table-row>
            <table:table-cell table:style-name="Table8.A1" office:value-type="string">
              <text:p text:style-name="Table_20_Heading">Problem</text:p>
            </table:table-cell>
            <table:table-cell table:style-name="Table8.A1" office:value-type="string">
              <text:p text:style-name="Table_20_Heading">Handling</text:p>
            </table:table-cell>
          </table:table-row>
        </table:table-header-rows>
        <table:table-row>
          <table:table-cell table:style-name="Table8.A1" office:value-type="string">
            <text:p text:style-name="Table_20_Contents">missing skeleton frame</text:p>
          </table:table-cell>
          <table:table-cell table:style-name="Table8.A1" office:value-type="string">
            <text:p text:style-name="Table_20_Contents">keep silhouette, mark <text:span text:style-name="Source_20_Text">valid_skeleton=False</text:span>, fill pose if short gap</text:p>
          </table:table-cell>
        </table:table-row>
        <table:table-row>
          <table:table-cell table:style-name="Table8.A1" office:value-type="string">
            <text:p text:style-name="Table_20_Contents">missing silhouette frame</text:p>
          </table:table-cell>
          <table:table-cell table:style-name="Table8.A1" office:value-type="string">
            <text:p text:style-name="Table_20_Contents">keep skeleton, mark <text:span text:style-name="Source_20_Text">valid_silhouette=False</text:span>, fill mask if short gap</text:p>
          </table:table-cell>
        </table:table-row>
        <table:table-row>
          <table:table-cell table:style-name="Table8.A1" office:value-type="string">
            <text:p text:style-name="Table_20_Contents">different FPS</text:p>
          </table:table-cell>
          <table:table-cell table:style-name="Table8.A1" office:value-type="string">
            <text:p text:style-name="Table_20_Contents">map by timestamp</text:p>
          </table:table-cell>
        </table:table-row>
        <table:table-row>
          <table:table-cell table:style-name="Table8.A1" office:value-type="string">
            <text:p text:style-name="Table_20_Contents">different start frame</text:p>
          </table:table-cell>
          <table:table-cell table:style-name="Table8.A1" office:value-type="string">
            <text:p text:style-name="Table_20_Contents">estimate offset using filename/index and motion correlation</text:p>
          </table:table-cell>
        </table:table-row>
        <table:table-row>
          <table:table-cell table:style-name="Table8.A1" office:value-type="string">
            <text:p text:style-name="Table_20_Contents">dropped frames</text:p>
          </table:table-cell>
          <table:table-cell table:style-name="Table8.A1" office:value-type="string">
            <text:p text:style-name="Table_20_Contents">nearest timestamp mapping</text:p>
          </table:table-cell>
        </table:table-row>
        <table:table-row>
          <table:table-cell table:style-name="Table8.A1" office:value-type="string">
            <text:p text:style-name="Table_20_Contents">invalid frames</text:p>
          </table:table-cell>
          <table:table-cell table:style-name="Table8.A1" office:value-type="string">
            <text:p text:style-name="Table_20_Contents">keep row but mark status</text:p>
          </table:table-cell>
        </table:table-row>
      </table:table>
      <text:h text:style-name="Heading_20_2" text:outline-level="2">6.6 Mapping method recommendation for CASIA-B</text:h>
      <text:p text:style-name="Text_20_body">For raw-video-extracted skeleton + raw-video-extracted silhouette:</text:p>
      <text:section text:style-name="Sect1" text:name="Section40">
        <text:p text:style-name="P2"><text:bookmark text:name="code-block-viewer Copy 39"/><text:span text:style-name="Source_20_Text">exact frame index mapping</text:span></text:p>
      </text:section>
      <text:p text:style-name="Text_20_body">For official silhouette + raw-video skeleton:</text:p>
      <text:section text:style-name="Sect1" text:name="Section41">
        <text:p text:style-name="P2"><text:bookmark text:name="code-block-viewer Copy 40"/><text:soft-page-break/><text:span text:style-name="Source_20_Text">filename frame index → offset correction → nearest timestamp</text:span></text:p>
      </text:section>
      <text:p text:style-name="Text_20_body">For severe mismatch:</text:p>
      <text:section text:style-name="Sect1" text:name="Section42">
        <text:p text:style-name="P1"><text:bookmark text:name="code-block-viewer Copy 41"/><text:span text:style-name="Source_20_Text">linear resampling to common T only for baseline;</text:span></text:p>
        <text:p text:style-name="P3"><text:span text:style-name="Source_20_Text">do not use for token-level fusion unless visually validated.</text:span></text:p>
      </text:section>
      <text:h text:style-name="Heading_20_2" text:outline-level="2">6.7 <text:span text:style-name="Source_20_Text">frame_alignment_index.csv</text:span></text:h>
      <text:p text:style-name="Text_20_body">Create one row per aligned frame:</text:p>
      <text:section text:style-name="Sect1" text:name="Section43">
        <text:p text:style-name="P1"><text:bookmark text:name="code-block-viewer Copy 42"/><text:span text:style-name="Source_20_Text">subject</text:span></text:p>
        <text:p text:style-name="Preformatted_20_Text"><text:span text:style-name="Source_20_Text">condition</text:span></text:p>
        <text:p text:style-name="Preformatted_20_Text"><text:span text:style-name="Source_20_Text">sequence</text:span></text:p>
        <text:p text:style-name="Preformatted_20_Text"><text:span text:style-name="Source_20_Text">view</text:span></text:p>
        <text:p text:style-name="Preformatted_20_Text"><text:span text:style-name="Source_20_Text">raw_frame_idx</text:span></text:p>
        <text:p text:style-name="Preformatted_20_Text"><text:span text:style-name="Source_20_Text">skeleton_frame_idx</text:span></text:p>
        <text:p text:style-name="Preformatted_20_Text"><text:span text:style-name="Source_20_Text">silhouette_frame_idx</text:span></text:p>
        <text:p text:style-name="Preformatted_20_Text"><text:span text:style-name="Source_20_Text">timestamp</text:span></text:p>
        <text:p text:style-name="Preformatted_20_Text"><text:span text:style-name="Source_20_Text">valid_skeleton</text:span></text:p>
        <text:p text:style-name="Preformatted_20_Text"><text:span text:style-name="Source_20_Text">valid_silhouette</text:span></text:p>
        <text:p text:style-name="Preformatted_20_Text"><text:span text:style-name="Source_20_Text">skeleton_conf_mean</text:span></text:p>
        <text:p text:style-name="Preformatted_20_Text"><text:span text:style-name="Source_20_Text">silhouette_area</text:span></text:p>
        <text:p text:style-name="Preformatted_20_Text"><text:span text:style-name="Source_20_Text">skeleton_hip_x</text:span></text:p>
        <text:p text:style-name="Preformatted_20_Text"><text:span text:style-name="Source_20_Text">skeleton_hip_y</text:span></text:p>
        <text:p text:style-name="Preformatted_20_Text"><text:span text:style-name="Source_20_Text">silhouette_centroid_x</text:span></text:p>
        <text:p text:style-name="Preformatted_20_Text"><text:span text:style-name="Source_20_Text">silhouette_centroid_y</text:span></text:p>
        <text:p text:style-name="P3"><text:span text:style-name="Source_20_Text">alignment_status</text:span></text:p>
      </text:section>
      <text:p text:style-name="Text_20_body">Possible <text:span text:style-name="Source_20_Text">alignment_status</text:span>:</text:p>
      <text:section text:style-name="Sect1" text:name="Section44">
        <text:p text:style-name="P1"><text:bookmark text:name="code-block-viewer Copy 43"/><text:span text:style-name="Source_20_Text">exact</text:span></text:p>
        <text:p text:style-name="Preformatted_20_Text"><text:span text:style-name="Source_20_Text">offset_corrected</text:span></text:p>
        <text:p text:style-name="Preformatted_20_Text"><text:span text:style-name="Source_20_Text">nearest_timestamp</text:span></text:p>
        <text:p text:style-name="Preformatted_20_Text"><text:span text:style-name="Source_20_Text">linear_resampled</text:span></text:p>
        <text:p text:style-name="Preformatted_20_Text"><text:span text:style-name="Source_20_Text">missing_skeleton</text:span></text:p>
        <text:p text:style-name="Preformatted_20_Text"><text:span text:style-name="Source_20_Text">missing_silhouette</text:span></text:p>
        <text:p text:style-name="Preformatted_20_Text"><text:span text:style-name="Source_20_Text">invalid_both</text:span></text:p>
        <text:p text:style-name="P3"><text:span text:style-name="Source_20_Text">needs_review</text:span></text:p>
      </text:section>
      <text:h text:style-name="Heading_20_2" text:outline-level="2">6.8 Visual validation</text:h>
      <text:p text:style-name="Text_20_body">Generate:</text:p>
      <text:list text:style-name="L40">
        <text:list-item>
          <text:p text:style-name="P75">raw frame + skeleton + silhouette overlay, </text:p>
        </text:list-item>
        <text:list-item>
          <text:p text:style-name="P75">skeleton hip center vs silhouette centroid, </text:p>
        </text:list-item>
        <text:list-item>
          <text:p text:style-name="P75">contact sheet every 10 frames, </text:p>
        </text:list-item>
        <text:list-item>
          <text:p text:style-name="P75">animated GIF for bad samples, </text:p>
        </text:list-item>
        <text:list-item>
          <text:p text:style-name="P74">side-by-side skeleton-motion and silhouette-motion. </text:p>
        </text:list-item>
      </text:list>
      <text:h text:style-name="Heading_20_2" text:outline-level="2">6.9 Statistical validation</text:h>
      <text:p text:style-name="Text_20_body">Check:</text:p>
      <text:section text:style-name="Sect1" text:name="Section45">
        <text:p text:style-name="P1"><text:bookmark text:name="code-block-viewer Copy 44"/><text:span text:style-name="Source_20_Text">frame_count_diff</text:span></text:p>
        <text:p text:style-name="Preformatted_20_Text"><text:span text:style-name="Source_20_Text">timestamp_diff_mean</text:span></text:p>
        <text:p text:style-name="Preformatted_20_Text"><text:span text:style-name="Source_20_Text">timestamp_diff_max</text:span></text:p>
        <text:p text:style-name="Preformatted_20_Text"><text:soft-page-break/><text:span text:style-name="Source_20_Text">hip_centroid_distance_mean</text:span></text:p>
        <text:p text:style-name="Preformatted_20_Text"><text:span text:style-name="Source_20_Text">hip_centroid_distance_std</text:span></text:p>
        <text:p text:style-name="Preformatted_20_Text"><text:span text:style-name="Source_20_Text">motion_correlation</text:span></text:p>
        <text:p text:style-name="P3"><text:span text:style-name="Source_20_Text">valid_both_ratio</text:span></text:p>
      </text:section>
      <text:p text:style-name="Text_20_body">Motion correlation:</text:p>
      <text:list text:style-name="L41">
        <text:list-item>
          <text:p text:style-name="P77">skeleton lower-body speed over time, </text:p>
        </text:list-item>
        <text:list-item>
          <text:p text:style-name="P77">silhouette motion_diff area over time, </text:p>
        </text:list-item>
        <text:list-item>
          <text:p text:style-name="P76">correlation should be positive for most walking sequences. </text:p>
        </text:list-item>
      </text:list>
      <text:h text:style-name="Heading_20_2" text:outline-level="2">6.10 Detect bad alignment automatically</text:h>
      <text:p text:style-name="Text_20_body">Flag if:</text:p>
      <text:section text:style-name="Sect1" text:name="Section46">
        <text:p text:style-name="P1"><text:bookmark text:name="code-block-viewer Copy 45"/><text:span text:style-name="Source_20_Text">valid_both_ratio &lt; 0.80</text:span></text:p>
        <text:p text:style-name="Preformatted_20_Text"><text:span text:style-name="Source_20_Text">timestamp_diff_max &gt; 0.5 frame interval</text:span></text:p>
        <text:p text:style-name="Preformatted_20_Text"><text:span text:style-name="Source_20_Text">hip_centroid_distance_mean too high</text:span></text:p>
        <text:p text:style-name="Preformatted_20_Text"><text:span text:style-name="Source_20_Text">motion_correlation &lt; 0.1</text:span></text:p>
        <text:p text:style-name="P3"><text:span text:style-name="Source_20_Text">frame_count_diff &gt; 5% of sequence length</text:span></text:p>
      </text:section>
      <text:h text:style-name="Heading_20_2" text:outline-level="2">6.11 Partial mismatch handling</text:h>
      <text:p text:style-name="Text_20_body">If mismatch small:</text:p>
      <text:list text:style-name="L42">
        <text:list-item>
          <text:p text:style-name="P79">keep sample with validity masks. </text:p>
        </text:list-item>
        <text:list-item>
          <text:p text:style-name="P79">use common valid frames. </text:p>
        </text:list-item>
        <text:list-item>
          <text:p text:style-name="P78">crop/pad both modalities using same temporal window. </text:p>
        </text:list-item>
      </text:list>
      <text:p text:style-name="Text_20_body">If mismatch severe:</text:p>
      <text:list text:style-name="L43">
        <text:list-item>
          <text:p text:style-name="P81">exclude from cross-modal token training. </text:p>
        </text:list-item>
        <text:list-item>
          <text:p text:style-name="P81">allow in single-modality expert training. </text:p>
        </text:list-item>
        <text:list-item>
          <text:p text:style-name="P80">log in <text:span text:style-name="Source_20_Text">alignment_bad_samples.csv</text:span>. </text:p>
        </text:list-item>
      </text:list>
      <text:h text:style-name="Heading_20_2" text:outline-level="2">6.12 Save aligned multimodal sequences</text:h>
      <text:p text:style-name="Text_20_body">For future multimodal models:</text:p>
      <text:section text:style-name="Sect1" text:name="Section47">
        <text:p text:style-name="P2"><text:bookmark text:name="code-block-viewer Copy 46"/><text:span text:style-name="Source_20_Text">data/aligned_multimodal/&lt;source_tag&gt;/001/nm-01/090.npz</text:span></text:p>
      </text:section>
      <text:p text:style-name="Text_20_body">Fields:</text:p>
      <text:section text:style-name="Sect1" text:name="Section48">
        <text:p text:style-name="P1"><text:bookmark text:name="code-block-viewer Copy 47"/><text:span text:style-name="Source_20_Text">pose_keypoints_norm_filled</text:span></text:p>
        <text:p text:style-name="Preformatted_20_Text"><text:span text:style-name="Source_20_Text">pose_scores</text:span></text:p>
        <text:p text:style-name="Preformatted_20_Text"><text:span text:style-name="Source_20_Text">silhouette_mask_64x44</text:span></text:p>
        <text:p text:style-name="Preformatted_20_Text"><text:span text:style-name="Source_20_Text">silhouette_soft_mask</text:span></text:p>
        <text:p text:style-name="Preformatted_20_Text"><text:span text:style-name="Source_20_Text">boundary_mask</text:span></text:p>
        <text:p text:style-name="Preformatted_20_Text"><text:span text:style-name="Source_20_Text">motion_diff</text:span></text:p>
        <text:p text:style-name="Preformatted_20_Text"><text:span text:style-name="Source_20_Text">frame_alignment_table</text:span></text:p>
        <text:p text:style-name="Preformatted_20_Text"><text:span text:style-name="Source_20_Text">valid_skeleton</text:span></text:p>
        <text:p text:style-name="Preformatted_20_Text"><text:span text:style-name="Source_20_Text">valid_silhouette</text:span></text:p>
        <text:p text:style-name="Preformatted_20_Text"><text:span text:style-name="Source_20_Text">valid_both</text:span></text:p>
        <text:p text:style-name="Preformatted_20_Text"><text:span text:style-name="Source_20_Text">subject</text:span></text:p>
        <text:p text:style-name="Preformatted_20_Text"><text:span text:style-name="Source_20_Text">condition</text:span></text:p>
        <text:p text:style-name="Preformatted_20_Text"><text:span text:style-name="Source_20_Text">sequence</text:span></text:p>
        <text:p text:style-name="P3"><text:span text:style-name="Source_20_Text">view</text:span></text:p>
      </text:section>
      <text:h text:style-name="Heading_20_2" text:outline-level="2"><text:soft-page-break/>6.13 Same temporal crop rule</text:h>
      <text:p text:style-name="Text_20_body">For multimodal:</text:p>
      <text:section text:style-name="Sect1" text:name="Section49">
        <text:p text:style-name="P1"><text:bookmark text:name="code-block-viewer Copy 48"/><text:span text:style-name="Source_20_Text">same start frame</text:span></text:p>
        <text:p text:style-name="Preformatted_20_Text"><text:span text:style-name="Source_20_Text">same end frame</text:span></text:p>
        <text:p text:style-name="Preformatted_20_Text"><text:span text:style-name="Source_20_Text">same frame mapping</text:span></text:p>
        <text:p text:style-name="P3"><text:span text:style-name="Source_20_Text">same augmentation time indices</text:span></text:p>
      </text:section>
      <text:p text:style-name="Text_20_body">Never random-crop skeleton and silhouette independently in cross-modal training.</text:p>
      <text:p text:style-name="Horizontal_20_Line"/>
      <text:h text:style-name="Heading_20_1" text:outline-level="1">SECTION 7 — SEQUENCE SAMPLING STRATEGY</text:h>
      <text:h text:style-name="Heading_20_2" text:outline-level="2">7.1 Current strategy</text:h>
      <text:p text:style-name="Text_20_body">Current training uses 60-frame crop, compatible with GaitTR and GaitGL-style branches. This is valid, but can miss useful temporal information.</text:p>
      <text:h text:style-name="Heading_20_2" text:outline-level="2">7.2 Is 60 frames enough?</text:h>
      <text:p text:style-name="Text_20_body">For baseline: yes.<text:line-break/>For near-99 BG/CL: probably not enough by itself.</text:p>
      <text:p text:style-name="Text_20_body">Why:</text:p>
      <text:list text:style-name="L44">
        <text:list-item>
          <text:p text:style-name="P83">one crop can contain occluded/bad frames, </text:p>
        </text:list-item>
        <text:list-item>
          <text:p text:style-name="P83">gait cycle may not be fully represented, </text:p>
        </text:list-item>
        <text:list-item>
          <text:p text:style-name="P83">BG/CL errors may be clip-specific, </text:p>
        </text:list-item>
        <text:list-item>
          <text:p text:style-name="P82">multi-clip aggregation can reduce random failure. </text:p>
        </text:list-item>
      </text:list>
      <text:h text:style-name="Heading_20_2" text:outline-level="2">7.3 Sampling option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Method</text:p>
            </table:table-cell>
            <table:table-cell table:style-name="Table9.A1" office:value-type="string">
              <text:p text:style-name="Table_20_Heading">Use</text:p>
            </table:table-cell>
            <table:table-cell table:style-name="Table9.A1" office:value-type="string">
              <text:p text:style-name="Table_20_Heading">Risk</text:p>
            </table:table-cell>
          </table:table-row>
        </table:table-header-rows>
        <table:table-row>
          <table:table-cell table:style-name="Table9.A1" office:value-type="string">
            <text:p text:style-name="Table_20_Contents">random continuous crop</text:p>
          </table:table-cell>
          <table:table-cell table:style-name="Table9.A1" office:value-type="string">
            <text:p text:style-name="Table_20_Contents">training augmentation</text:p>
          </table:table-cell>
          <table:table-cell table:style-name="Table9.A1" office:value-type="string">
            <text:p text:style-name="Table_20_Contents">standard</text:p>
          </table:table-cell>
        </table:table-row>
        <table:table-row>
          <table:table-cell table:style-name="Table9.A1" office:value-type="string">
            <text:p text:style-name="Table_20_Contents">center crop</text:p>
          </table:table-cell>
          <table:table-cell table:style-name="Table9.A1" office:value-type="string">
            <text:p text:style-name="Table_20_Contents">simple evaluation</text:p>
          </table:table-cell>
          <table:table-cell table:style-name="Table9.A1" office:value-type="string">
            <text:p text:style-name="Table_20_Contents">may pick bad segment</text:p>
          </table:table-cell>
        </table:table-row>
        <table:table-row>
          <table:table-cell table:style-name="Table9.A1" office:value-type="string">
            <text:p text:style-name="Table_20_Contents">multi-clip evaluation</text:p>
          </table:table-cell>
          <table:table-cell table:style-name="Table9.A1" office:value-type="string">
            <text:p text:style-name="Table_20_Contents">robust testing</text:p>
          </table:table-cell>
          <table:table-cell table:style-name="Table9.A1" office:value-type="string">
            <text:p text:style-name="Table_20_Contents">more compute</text:p>
          </table:table-cell>
        </table:table-row>
        <table:table-row>
          <table:table-cell table:style-name="Table9.A1" office:value-type="string">
            <text:p text:style-name="Table_20_Contents">full sequence evaluation</text:p>
          </table:table-cell>
          <table:table-cell table:style-name="Table9.A1" office:value-type="string">
            <text:p text:style-name="Table_20_Contents">best if model variable-T</text:p>
          </table:table-cell>
          <table:table-cell table:style-name="Table9.A1" office:value-type="string">
            <text:p text:style-name="Table_20_Contents">not always supported</text:p>
          </table:table-cell>
        </table:table-row>
        <table:table-row>
          <table:table-cell table:style-name="Table9.A1" office:value-type="string">
            <text:p text:style-name="Table_20_Contents">sliding windows</text:p>
          </table:table-cell>
          <table:table-cell table:style-name="Table9.A1" office:value-type="string">
            <text:p text:style-name="Table_20_Contents">stable</text:p>
          </table:table-cell>
          <table:table-cell table:style-name="Table9.A1" office:value-type="string">
            <text:p text:style-name="Table_20_Contents">more compute</text:p>
          </table:table-cell>
        </table:table-row>
        <table:table-row>
          <table:table-cell table:style-name="Table9.A1" office:value-type="string">
            <text:p text:style-name="Table_20_Contents">gait-cycle-aware sampling</text:p>
          </table:table-cell>
          <table:table-cell table:style-name="Table9.A1" office:value-type="string">
            <text:p text:style-name="Table_20_Contents">promising</text:p>
          </table:table-cell>
          <table:table-cell table:style-name="Table9.A1" office:value-type="string">
            <text:p text:style-name="Table_20_Contents">needs cycle detection</text:p>
          </table:table-cell>
        </table:table-row>
        <table:table-row>
          <table:table-cell table:style-name="Table9.A1" office:value-type="string">
            <text:p text:style-name="Table_20_Contents">temporal resampling</text:p>
          </table:table-cell>
          <table:table-cell table:style-name="Table9.A1" office:value-type="string">
            <text:p text:style-name="Table_20_Contents">standardize length</text:p>
          </table:table-cell>
          <table:table-cell table:style-name="Table9.A1" office:value-type="string">
            <text:p text:style-name="Table_20_Contents">can distort speed cue</text:p>
          </table:table-cell>
        </table:table-row>
        <table:table-row>
          <table:table-cell table:style-name="Table9.A1" office:value-type="string">
            <text:p text:style-name="Table_20_Contents">phase-normalized sampling</text:p>
          </table:table-cell>
          <table:table-cell table:style-name="Table9.A1" office:value-type="string">
            <text:p text:style-name="Table_20_Contents">research-grade</text:p>
          </table:table-cell>
          <table:table-cell table:style-name="Table9.A1" office:value-type="string">
            <text:p text:style-name="Table_20_Contents">implementation hard</text:p>
          </table:table-cell>
        </table:table-row>
      </table:table>
      <text:h text:style-name="Heading_20_2" text:outline-level="2">7.4 Training sampling</text:h>
      <text:p text:style-name="Text_20_body">Recommended:</text:p>
      <text:section text:style-name="Sect1" text:name="Section50">
        <text:p text:style-name="P1"><text:bookmark text:name="code-block-viewer Copy 49"/><text:span text:style-name="Source_20_Text">clip_len = 60</text:span></text:p>
        <text:p text:style-name="Preformatted_20_Text"><text:soft-page-break/><text:span text:style-name="Source_20_Text">random crop per epoch</text:span></text:p>
        <text:p text:style-name="Preformatted_20_Text"><text:span text:style-name="Source_20_Text">temporal jitter</text:span></text:p>
        <text:p text:style-name="Preformatted_20_Text"><text:span text:style-name="Source_20_Text">frame dropout probability 0.05–0.10</text:span></text:p>
        <text:p text:style-name="P3"><text:span text:style-name="Source_20_Text">speed augmentation: sample stride 1 or 2 occasionally</text:span></text:p>
      </text:section>
      <text:p text:style-name="Text_20_body">For each video:</text:p>
      <text:list text:style-name="L45">
        <text:list-item>
          <text:p text:style-name="P85">sample 1 crop per epoch for baseline, </text:p>
        </text:list-item>
        <text:list-item>
          <text:p text:style-name="P85">for hard mining, sample 2 crops from same video occasionally, </text:p>
        </text:list-item>
        <text:list-item>
          <text:p text:style-name="P84">ensure P/K sampler still identity-balanced. </text:p>
        </text:list-item>
      </text:list>
      <text:h text:style-name="Heading_20_2" text:outline-level="2">7.5 Testing sampling</text:h>
      <text:p text:style-name="Text_20_body">Recommended evaluation hierarchy:</text:p>
      <text:list text:style-name="L46">
        <text:list-item>
          <text:p text:style-name="P87">Single center clip — for reproduction. </text:p>
        </text:list-item>
        <text:list-item>
          <text:p text:style-name="P87">Multi-clip embedding average — practical stronger evaluation. </text:p>
        </text:list-item>
        <text:list-item>
          <text:p text:style-name="P87">Multi-clip score average — often safer for retrieval. </text:p>
        </text:list-item>
        <text:list-item>
          <text:p text:style-name="P86">Reliability-weighted clip score — experimental. </text:p>
        </text:list-item>
      </text:list>
      <text:p text:style-name="Text_20_body">For each sample:</text:p>
      <text:section text:style-name="Sect1" text:name="Section51">
        <text:p text:style-name="P1"><text:bookmark text:name="code-block-viewer Copy 50"/><text:span text:style-name="Source_20_Text">if T &lt;= 60: pad/repeat/interpolate to 60</text:span></text:p>
        <text:p text:style-name="P3"><text:span text:style-name="Source_20_Text">if T &gt; 60: use windows start=[0, middle, last] or sliding stride=30</text:span></text:p>
      </text:section>
      <text:h text:style-name="Heading_20_2" text:outline-level="2">7.6 Multimodal crop rule</text:h>
      <text:p text:style-name="Text_20_body">For paired skeleton+silhouette:</text:p>
      <text:section text:style-name="Sect1" text:name="Section52">
        <text:p text:style-name="P2"><text:bookmark text:name="code-block-viewer Copy 51"/><text:span text:style-name="Source_20_Text">same temporal window always</text:span></text:p>
      </text:section>
      <text:p text:style-name="Text_20_body">If using 4 clips:</text:p>
      <text:section text:style-name="Sect1" text:name="Section53">
        <text:p text:style-name="P1"><text:bookmark text:name="code-block-viewer Copy 52"/><text:span text:style-name="Source_20_Text">clip 1: frames 0–59 for both</text:span></text:p>
        <text:p text:style-name="Preformatted_20_Text"><text:span text:style-name="Source_20_Text">clip 2: frames 30–89 for both</text:span></text:p>
        <text:p text:style-name="P3"><text:span text:style-name="Source_20_Text">...</text:span></text:p>
      </text:section>
      <text:h text:style-name="Heading_20_2" text:outline-level="2">7.7 Recommended protocol by model</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Model</text:p>
            </table:table-cell>
            <table:table-cell table:style-name="Table10.A1" office:value-type="string">
              <text:p text:style-name="Table_20_Heading">Training</text:p>
            </table:table-cell>
            <table:table-cell table:style-name="Table10.A1" office:value-type="string">
              <text:p text:style-name="Table_20_Heading">Testing</text:p>
            </table:table-cell>
          </table:table-row>
        </table:table-header-rows>
        <table:table-row>
          <table:table-cell table:style-name="Table10.A1" office:value-type="string">
            <text:p text:style-name="Table_20_Contents">Skeleton expert</text:p>
          </table:table-cell>
          <table:table-cell table:style-name="Table10.A1" office:value-type="string">
            <text:p text:style-name="Table_20_Contents">random 60 crop</text:p>
          </table:table-cell>
          <table:table-cell table:style-name="Table10.A1" office:value-type="string">
            <text:p text:style-name="Table_20_Contents">multi-clip embedding/score average</text:p>
          </table:table-cell>
        </table:table-row>
        <table:table-row>
          <table:table-cell table:style-name="Table10.A1" office:value-type="string">
            <text:p text:style-name="Table_20_Contents">Silhouette expert</text:p>
          </table:table-cell>
          <table:table-cell table:style-name="Table10.A1" office:value-type="string">
            <text:p text:style-name="Table_20_Contents">random 60 crop</text:p>
          </table:table-cell>
          <table:table-cell table:style-name="Table10.A1" office:value-type="string">
            <text:p text:style-name="Table_20_Contents">multi-clip embedding/score average</text:p>
          </table:table-cell>
        </table:table-row>
        <table:table-row>
          <table:table-cell table:style-name="Table10.A1" office:value-type="string">
            <text:p text:style-name="Table_20_Contents">Reliability fusion</text:p>
          </table:table-cell>
          <table:table-cell table:style-name="Table10.A1" office:value-type="string">
            <text:p text:style-name="Table_20_Contents">use final score matrices + reliability stats</text:p>
          </table:table-cell>
          <table:table-cell table:style-name="Table10.A1" office:value-type="string">
            <text:p text:style-name="Table_20_Contents">no crop randomness</text:p>
          </table:table-cell>
        </table:table-row>
        <table:table-row>
          <table:table-cell table:style-name="Table10.A1" office:value-type="string">
            <text:p text:style-name="Table_20_Contents">Clip-level fusion</text:p>
          </table:table-cell>
          <table:table-cell table:style-name="Table10.A1" office:value-type="string">
            <text:p text:style-name="Table_20_Contents">N clips per sample</text:p>
          </table:table-cell>
          <table:table-cell table:style-name="Table10.A1" office:value-type="string">
            <text:p text:style-name="Table_20_Contents">N fixed/sliding clips</text:p>
          </table:table-cell>
        </table:table-row>
        <table:table-row>
          <table:table-cell table:style-name="Table10.A1" office:value-type="string">
            <text:p text:style-name="Table_20_Contents">Cross-modal token fusion</text:p>
          </table:table-cell>
          <table:table-cell table:style-name="Table10.A1" office:value-type="string">
            <text:p text:style-name="Table_20_Contents">same paired 60-frame crop</text:p>
          </table:table-cell>
          <table:table-cell table:style-name="Table10.A1" office:value-type="string">
            <text:p text:style-name="Table_20_Contents">same paired multi-clip windows</text:p>
          </table:table-cell>
        </table:table-row>
      </table:table>
      <text:p text:style-name="Text_20_body">Final recommendation:</text:p>
      <text:section text:style-name="Sect1" text:name="Section54">
        <text:p text:style-name="P1"><text:bookmark text:name="code-block-viewer Copy 53"/><text:span text:style-name="Source_20_Text">Keep 60-frame training.</text:span></text:p>
        <text:p text:style-name="Preformatted_20_Text"><text:span text:style-name="Source_20_Text">Add multi-clip evaluation before changing architecture.</text:span></text:p>
        <text:p text:style-name="P3"><text:soft-page-break/><text:span text:style-name="Source_20_Text">For all multimodal models, enforce paired temporal windows.</text:span></text:p>
      </text:section>
      <text:p text:style-name="Horizontal_20_Line"/>
      <text:h text:style-name="Heading_20_1" text:outline-level="1">SECTION 8 — IMPROVED FEATURE CONSTRUCTION</text:h>
      <text:h text:style-name="Heading_20_2" text:outline-level="2">8.1 Skeleton current 10-channel feature</text:h>
      <text:p text:style-name="Text_20_body">Current:</text:p>
      <text:section text:style-name="Sect1" text:name="Section55">
        <text:p text:style-name="P1"><text:bookmark text:name="code-block-viewer Copy 54"/><text:span text:style-name="Source_20_Text">joint x,y <text:s text:c="22"/>2</text:span></text:p>
        <text:p text:style-name="Preformatted_20_Text"><text:span text:style-name="Source_20_Text">joint-relative x,y <text:s text:c="13"/>2</text:span></text:p>
        <text:p text:style-name="Preformatted_20_Text"><text:span text:style-name="Source_20_Text">velocity-1 x,y <text:s text:c="17"/>2</text:span></text:p>
        <text:p text:style-name="Preformatted_20_Text"><text:span text:style-name="Source_20_Text">velocity-2 x,y <text:s text:c="17"/>2</text:span></text:p>
        <text:p text:style-name="Preformatted_20_Text"><text:span text:style-name="Source_20_Text">bone x,y <text:s text:c="23"/>2</text:span></text:p>
        <text:p text:style-name="Preformatted_20_Text"><text:span text:style-name="Source_20_Text">Total <text:s text:c="26"/>10</text:span></text:p>
        <text:p text:style-name="P3"><text:span text:style-name="Source_20_Text">Shape: B × 10 × 60 × 17</text:span></text:p>
      </text:section>
      <text:p text:style-name="Text_20_body">This is valid and GaitTR-compatible.</text:p>
      <text:h text:style-name="Heading_20_2" text:outline-level="2">8.2 Recommended skeleton_v2 feature</text:h>
      <text:p text:style-name="Text_20_body">Recommended full v2:</text:p>
      <text:section text:style-name="Sect1" text:name="Section56">
        <text:p text:style-name="P1"><text:bookmark text:name="code-block-viewer Copy 55"/><text:span text:style-name="Source_20_Text">1. joint normalized x,y <text:s text:c="16"/>2</text:span></text:p>
        <text:p text:style-name="Preformatted_20_Text"><text:span text:style-name="Source_20_Text">2. root/nose/hip-relative x,y <text:s text:c="11"/>2</text:span></text:p>
        <text:p text:style-name="Preformatted_20_Text"><text:span text:style-name="Source_20_Text">3. velocity-1 x,y <text:s text:c="23"/>2</text:span></text:p>
        <text:p text:style-name="Preformatted_20_Text"><text:span text:style-name="Source_20_Text">4. velocity-2 x,y <text:s text:c="23"/>2</text:span></text:p>
        <text:p text:style-name="Preformatted_20_Text"><text:span text:style-name="Source_20_Text">5. bone vector x,y <text:s text:c="22"/>2</text:span></text:p>
        <text:p text:style-name="Preformatted_20_Text"><text:span text:style-name="Source_20_Text">6. joint confidence <text:s text:c="21"/>1</text:span></text:p>
        <text:p text:style-name="Preformatted_20_Text"><text:span text:style-name="Source_20_Text">7. joint visibility mask <text:s text:c="16"/>1</text:span></text:p>
        <text:p text:style-name="Preformatted_20_Text"><text:span text:style-name="Source_20_Text">8. acceleration x,y <text:s text:c="21"/>2</text:span></text:p>
        <text:p text:style-name="Preformatted_20_Text"><text:span text:style-name="Source_20_Text">9. bone angle sin, cos <text:s text:c="18"/>2</text:span></text:p>
        <text:p text:style-name="Preformatted_20_Text"><text:span text:style-name="Source_20_Text">10. limb length ratio <text:s text:c="19"/>1</text:span></text:p>
        <text:p text:style-name="Preformatted_20_Text"><text:span text:style-name="Source_20_Text">Total <text:s text:c="34"/>17</text:span></text:p>
        <text:p text:style-name="P3"><text:span text:style-name="Source_20_Text">Shape: B × 17 × 60 × 17</text:span></text:p>
      </text:section>
      <text:p text:style-name="Text_20_body">Minimal CAMS-GTT-compatible v2:</text:p>
      <text:section text:style-name="Sect1" text:name="Section57">
        <text:p text:style-name="P1"><text:bookmark text:name="code-block-viewer Copy 56"/><text:span text:style-name="Source_20_Text">Drop visibility mask.</text:span></text:p>
        <text:p text:style-name="P3"><text:span text:style-name="Source_20_Text">Total = 16 channels.</text:span></text:p>
      </text:section>
      <text:h text:style-name="Heading_20_2" text:outline-level="2">8.3 Which skeleton features help BG/CL?</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Feature</text:p>
            </table:table-cell>
            <table:table-cell table:style-name="Table11.A1" office:value-type="string">
              <text:p text:style-name="Table_20_Heading">Helps</text:p>
            </table:table-cell>
            <table:table-cell table:style-name="Table11.A1" office:value-type="string">
              <text:p text:style-name="Table_20_Heading">Why</text:p>
            </table:table-cell>
          </table:table-row>
        </table:table-header-rows>
        <table:table-row>
          <table:table-cell table:style-name="Table11.A1" office:value-type="string">
            <text:p text:style-name="Table_20_Contents">confidence</text:p>
          </table:table-cell>
          <table:table-cell table:style-name="Table11.A1" office:value-type="string">
            <text:p text:style-name="Table_20_Contents">BG/CL</text:p>
          </table:table-cell>
          <table:table-cell table:style-name="Table11.A1" office:value-type="string">
            <text:p text:style-name="Table_20_Contents">model learns not to trust noisy joints</text:p>
          </table:table-cell>
        </table:table-row>
        <table:table-row>
          <table:table-cell table:style-name="Table11.A1" office:value-type="string">
            <text:p text:style-name="Table_20_Contents">visibility mask</text:p>
          </table:table-cell>
          <table:table-cell table:style-name="Table11.A1" office:value-type="string">
            <text:p text:style-name="Table_20_Contents">BG/CL</text:p>
          </table:table-cell>
          <table:table-cell table:style-name="Table11.A1" office:value-type="string">
            <text:p text:style-name="Table_20_Contents">occlusion explicitly represented</text:p>
          </table:table-cell>
        </table:table-row>
        <table:table-row>
          <table:table-cell table:style-name="Table11.A1" office:value-type="string">
            <text:p text:style-name="Table_20_Contents">acceleration</text:p>
          </table:table-cell>
          <table:table-cell table:style-name="Table11.A1" office:value-type="string">
            <text:p text:style-name="Table_20_Contents">BG</text:p>
          </table:table-cell>
          <table:table-cell table:style-name="Table11.A1" office:value-type="string">
            <text:p text:style-name="Table_20_Contents">detects jitter/noisy sudden movement</text:p>
          </table:table-cell>
        </table:table-row>
        <table:table-row>
          <table:table-cell table:style-name="Table11.A1" office:value-type="string">
            <text:p text:style-name="Table_20_Contents">bone angle</text:p>
          </table:table-cell>
          <table:table-cell table:style-name="Table11.A1" office:value-type="string">
            <text:p text:style-name="Table_20_Contents">CL</text:p>
          </table:table-cell>
          <table:table-cell table:style-name="Table11.A1" office:value-type="string">
            <text:p text:style-name="Table_20_Contents">body-part orientation less dependent on absolute position</text:p>
          </table:table-cell>
        </table:table-row>
        <table:table-row>
          <table:table-cell table:style-name="Table11.A1" office:value-type="string">
            <text:p text:style-name="Table_20_Contents">limb length ratio</text:p>
          </table:table-cell>
          <table:table-cell table:style-name="Table11.A1" office:value-type="string">
            <text:p text:style-name="Table_20_Contents">CL</text:p>
          </table:table-cell>
          <table:table-cell table:style-name="Table11.A1" office:value-type="string">
            <text:p text:style-name="Table_20_Contents">clothing/pose scale variation normalization</text:p>
          </table:table-cell>
        </table:table-row>
        <table:table-row>
          <table:table-cell table:style-name="Table11.A1" office:value-type="string">
            <text:p text:style-name="Table_20_Contents">lower-body features</text:p>
          </table:table-cell>
          <table:table-cell table:style-name="Table11.A1" office:value-type="string">
            <text:p text:style-name="Table_20_Contents">CL</text:p>
          </table:table-cell>
          <table:table-cell table:style-name="Table11.A1" office:value-type="string">
            <text:p text:style-name="Table_20_Contents">lower-body gait often more identity-informative</text:p>
          </table:table-cell>
        </table:table-row>
        <text:soft-page-break/>
        <table:table-row>
          <table:table-cell table:style-name="Table11.A1" office:value-type="string">
            <text:p text:style-name="Table_20_Contents">root velocity</text:p>
          </table:table-cell>
          <table:table-cell table:style-name="Table11.A1" office:value-type="string">
            <text:p text:style-name="Table_20_Contents">view/motion</text:p>
          </table:table-cell>
          <table:table-cell table:style-name="Table11.A1" office:value-type="string">
            <text:p text:style-name="Table_20_Contents">captures body movement rhythm</text:p>
          </table:table-cell>
        </table:table-row>
        <table:table-row>
          <table:table-cell table:style-name="Table11.A1" office:value-type="string">
            <text:p text:style-name="Table_20_Contents">left/right symmetry</text:p>
          </table:table-cell>
          <table:table-cell table:style-name="Table11.A1" office:value-type="string">
            <text:p text:style-name="Table_20_Contents">BG/CL</text:p>
          </table:table-cell>
          <table:table-cell table:style-name="Table11.A1" office:value-type="string">
            <text:p text:style-name="Table_20_Contents">gait asymmetry useful, but must be view-safe</text:p>
          </table:table-cell>
        </table:table-row>
      </table:table>
      <text:h text:style-name="Heading_20_2" text:outline-level="2">8.4 Silhouette current feature</text:h>
      <text:p text:style-name="Text_20_body">Current:</text:p>
      <text:section text:style-name="Sect1" text:name="Section58">
        <text:p text:style-name="P2"><text:bookmark text:name="code-block-viewer Copy 57"/><text:span text:style-name="Source_20_Text">mask: 60 × 64 × 44</text:span></text:p>
      </text:section>
      <text:h text:style-name="Heading_20_2" text:outline-level="2">8.5 Recommended silhouette input variants</text:h>
      <text:p text:style-name="Text_20_body">Variant A — basic:</text:p>
      <text:section text:style-name="Sect1" text:name="Section59">
        <text:p text:style-name="P1"><text:bookmark text:name="code-block-viewer Copy 58"/><text:span text:style-name="Source_20_Text">B × 1 × 60 × 64 × 44</text:span></text:p>
        <text:p text:style-name="P3"><text:span text:style-name="Source_20_Text">binary mask only</text:span></text:p>
      </text:section>
      <text:p text:style-name="Text_20_body">Variant B — motion:</text:p>
      <text:section text:style-name="Sect1" text:name="Section60">
        <text:p text:style-name="P1"><text:bookmark text:name="code-block-viewer Copy 59"/><text:span text:style-name="Source_20_Text">B × 2 × 60 × 64 × 44</text:span></text:p>
        <text:p text:style-name="Preformatted_20_Text"><text:span text:style-name="Source_20_Text">channel 1: binary/soft mask</text:span></text:p>
        <text:p text:style-name="P3"><text:span text:style-name="Source_20_Text">channel 2: temporal difference |mask[t]-mask[t-1]|</text:span></text:p>
      </text:section>
      <text:p text:style-name="Text_20_body">Variant C — boundary:</text:p>
      <text:section text:style-name="Sect1" text:name="Section61">
        <text:p text:style-name="P1"><text:bookmark text:name="code-block-viewer Copy 60"/><text:span text:style-name="Source_20_Text">B × 3 × 60 × 64 × 44</text:span></text:p>
        <text:p text:style-name="P3"><text:span text:style-name="Source_20_Text">mask + temporal difference + contour/boundary</text:span></text:p>
      </text:section>
      <text:p text:style-name="Text_20_body">Variant D — dual-stream:</text:p>
      <text:section text:style-name="Sect1" text:name="Section62">
        <text:p text:style-name="P1"><text:bookmark text:name="code-block-viewer Copy 61"/><text:span text:style-name="Source_20_Text">Appearance stream: B × 1 × 60 × 64 × 44</text:span></text:p>
        <text:p text:style-name="P3"><text:span text:style-name="Source_20_Text">Motion-boundary stream: B × 2 × 60 × 64 × 44</text:span></text:p>
      </text:section>
      <text:p text:style-name="Text_20_body">Recommendation:</text:p>
      <text:section text:style-name="Sect1" text:name="Section63">
        <text:p text:style-name="P1"><text:bookmark text:name="code-block-viewer Copy 62"/><text:span text:style-name="Source_20_Text">silhouette_v2: basic + motion/boundary ablation.</text:span></text:p>
        <text:p text:style-name="P3"><text:span text:style-name="Source_20_Text">silhouette_v3: dual-stream appearance-motion boundary.</text:span></text:p>
      </text:section>
      <text:h text:style-name="Heading_20_2" text:outline-level="2">8.6 Multimodal features</text:h>
      <text:p text:style-name="Text_20_body">Three levels:</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Level</text:p>
            </table:table-cell>
            <table:table-cell table:style-name="Table12.A1" office:value-type="string">
              <text:p text:style-name="Table_20_Heading">Input</text:p>
            </table:table-cell>
            <table:table-cell table:style-name="Table12.A1" office:value-type="string">
              <text:p text:style-name="Table_20_Heading">Risk</text:p>
            </table:table-cell>
            <table:table-cell table:style-name="Table12.A1" office:value-type="string">
              <text:p text:style-name="Table_20_Heading">Recommendation</text:p>
            </table:table-cell>
          </table:table-row>
        </table:table-header-rows>
        <table:table-row>
          <table:table-cell table:style-name="Table12.A1" office:value-type="string">
            <text:p text:style-name="Table_20_Contents">score-level</text:p>
          </table:table-cell>
          <table:table-cell table:style-name="Table12.A1" office:value-type="string">
            <text:p text:style-name="Table_20_Contents">score matrices</text:p>
          </table:table-cell>
          <table:table-cell table:style-name="Table12.A1" office:value-type="string">
            <text:p text:style-name="Table_20_Contents">low</text:p>
          </table:table-cell>
          <table:table-cell table:style-name="Table12.A1" office:value-type="string">
            <text:p text:style-name="Table_20_Contents">locked baseline + reliability</text:p>
          </table:table-cell>
        </table:table-row>
        <table:table-row>
          <table:table-cell table:style-name="Table12.A1" office:value-type="string">
            <text:p text:style-name="Table_20_Contents">embedding-level</text:p>
          </table:table-cell>
          <table:table-cell table:style-name="Table12.A1" office:value-type="string">
            <text:p text:style-name="Table_20_Contents">final embeddings</text:p>
          </table:table-cell>
          <table:table-cell table:style-name="Table12.A1" office:value-type="string">
            <text:p text:style-name="Table_20_Contents">medium-high</text:p>
          </table:table-cell>
          <table:table-cell table:style-name="Table12.A1" office:value-type="string">
            <text:p text:style-name="Table_20_Contents">previous trainable gates failed</text:p>
          </table:table-cell>
        </table:table-row>
        <table:table-row>
          <table:table-cell table:style-name="Table12.A1" office:value-type="string">
            <text:p text:style-name="Table_20_Contents">token-level</text:p>
          </table:table-cell>
          <table:table-cell table:style-name="Table12.A1" office:value-type="string">
            <text:p text:style-name="Table_20_Contents">skeleton joints/parts + silhouette HPP parts</text:p>
          </table:table-cell>
          <table:table-cell table:style-name="Table12.A1" office:value-type="string">
            <text:p text:style-name="Table_20_Contents">high but novel</text:p>
          </table:table-cell>
          <table:table-cell table:style-name="Table12.A1" office:value-type="string">
            <text:p text:style-name="Table_20_Contents">long-term architecture</text:p>
          </table:table-cell>
        </table:table-row>
      </table:table>
      <text:p text:style-name="Text_20_body">Recommended token design:</text:p>
      <text:section text:style-name="Sect1" text:name="Section64">
        <text:p text:style-name="P1"><text:bookmark text:name="code-block-viewer Copy 63"/><text:span text:style-name="Source_20_Text">Skeleton tokens:</text:span></text:p>
        <text:p text:style-name="Preformatted_20_Text"><text:span text:style-name="Source_20_Text">6 temporal segments × 6 body parts = 36 tokens</text:span></text:p>
        <text:p text:style-name="Preformatted_20_Text"><text:span text:style-name="Source_20_Text">Silhouette tokens:</text:span></text:p>
        <text:p text:style-name="Preformatted_20_Text"><text:span text:style-name="Source_20_Text">6 temporal segments × 15 HPP parts = 90 tokens</text:span></text:p>
        <text:p text:style-name="Preformatted_20_Text"><text:span text:style-name="Source_20_Text">Reliability tokens:</text:span></text:p>
        <text:p text:style-name="P3"><text:span text:style-name="Source_20_Text">pose quality, mask quality, clip quality as auxiliary scalar features</text:span></text:p>
      </text:section>
      <text:p text:style-name="Horizontal_20_Line"><text:soft-page-break/></text:p>
      <text:h text:style-name="Heading_20_1" text:outline-level="1">SECTION 9 — DATASET STRUCTURE FROM SCRATCH</text:h>
      <text:p text:style-name="Text_20_body">Recommended full project structure:</text:p>
      <text:section text:style-name="Sect1" text:name="Section65">
        <text:p text:style-name="P1"><text:bookmark text:name="code-block-viewer Copy 64"/><text:span text:style-name="Source_20_Text">GaitRecognition 2.0/</text:span></text:p>
        <text:p text:style-name="Preformatted_20_Text"><text:span text:style-name="Source_20_Text"><text:s text:c="2"/>data/</text:span></text:p>
        <text:p text:style-name="Preformatted_20_Text"><text:span text:style-name="Source_20_Text"><text:s text:c="4"/>raw_videos/</text:span></text:p>
        <text:p text:style-name="Preformatted_20_Text"><text:span text:style-name="Source_20_Text"><text:s text:c="4"/>poses/</text:span></text:p>
        <text:p text:style-name="Preformatted_20_Text"><text:span text:style-name="Source_20_Text"><text:s text:c="6"/>yolo_pose_v1/</text:span></text:p>
        <text:p text:style-name="Preformatted_20_Text"><text:span text:style-name="Source_20_Text"><text:s text:c="6"/>rtmpose_v2/</text:span></text:p>
        <text:p text:style-name="Preformatted_20_Text"><text:span text:style-name="Source_20_Text"><text:s text:c="6"/>vitpose_optional/</text:span></text:p>
        <text:p text:style-name="Preformatted_20_Text"><text:span text:style-name="Source_20_Text"><text:s text:c="4"/>silhouettes/</text:span></text:p>
        <text:p text:style-name="Preformatted_20_Text"><text:span text:style-name="Source_20_Text"><text:s text:c="6"/>yolo_seg_v1/</text:span></text:p>
        <text:p text:style-name="Preformatted_20_Text"><text:span text:style-name="Source_20_Text"><text:s text:c="6"/>yolo_seg_v2/</text:span></text:p>
        <text:p text:style-name="Preformatted_20_Text"><text:span text:style-name="Source_20_Text"><text:s text:c="6"/>official_64x44/</text:span></text:p>
        <text:p text:style-name="Preformatted_20_Text"><text:span text:style-name="Source_20_Text"><text:s text:c="6"/>sam2_optional/</text:span></text:p>
        <text:p text:style-name="Preformatted_20_Text"><text:span text:style-name="Source_20_Text"><text:s text:c="4"/>aligned_multimodal/</text:span></text:p>
        <text:p text:style-name="Preformatted_20_Text"><text:span text:style-name="Source_20_Text"><text:s text:c="6"/>yolo_pose_v1__yolo_seg_v1/</text:span></text:p>
        <text:p text:style-name="Preformatted_20_Text"><text:span text:style-name="Source_20_Text"><text:s text:c="6"/>rtmpose_v2__yolo_seg_v2/</text:span></text:p>
        <text:p text:style-name="Preformatted_20_Text"><text:span text:style-name="Source_20_Text"><text:s text:c="4"/>splits/</text:span></text:p>
        <text:p text:style-name="Preformatted_20_Text"><text:span text:style-name="Source_20_Text"><text:s text:c="6"/>train_LT.csv</text:span></text:p>
        <text:p text:style-name="Preformatted_20_Text"><text:span text:style-name="Source_20_Text"><text:s text:c="6"/>test_LT.csv</text:span></text:p>
        <text:p text:style-name="Preformatted_20_Text"><text:span text:style-name="Source_20_Text"><text:s text:c="6"/>gallery_LT.csv</text:span></text:p>
        <text:p text:style-name="Preformatted_20_Text"><text:span text:style-name="Source_20_Text"><text:s text:c="6"/>probe_LT_nm.csv</text:span></text:p>
        <text:p text:style-name="Preformatted_20_Text"><text:span text:style-name="Source_20_Text"><text:s text:c="6"/>probe_LT_bg.csv</text:span></text:p>
        <text:p text:style-name="Preformatted_20_Text"><text:span text:style-name="Source_20_Text"><text:s text:c="6"/>probe_LT_cl.csv</text:span></text:p>
        <text:p text:style-name="Preformatted_20_Text"><text:span text:style-name="Source_20_Text"><text:s text:c="4"/>fusion_splits/</text:span></text:p>
        <text:p text:style-name="Preformatted_20_Text"><text:span text:style-name="Source_20_Text"><text:s text:c="6"/>train_LT_fusion.csv</text:span></text:p>
        <text:p text:style-name="Preformatted_20_Text"><text:span text:style-name="Source_20_Text"><text:s text:c="6"/>gallery_LT_fusion.csv</text:span></text:p>
        <text:p text:style-name="Preformatted_20_Text"><text:span text:style-name="Source_20_Text"><text:s text:c="6"/>probe_LT_nm_fusion.csv</text:span></text:p>
        <text:p text:style-name="Preformatted_20_Text"><text:span text:style-name="Source_20_Text"><text:s text:c="6"/>probe_LT_bg_fusion.csv</text:span></text:p>
        <text:p text:style-name="Preformatted_20_Text"><text:span text:style-name="Source_20_Text"><text:s text:c="6"/>probe_LT_cl_fusion.csv</text:span></text:p>
        <text:p text:style-name="Preformatted_20_Text"><text:span text:style-name="Source_20_Text"><text:s text:c="4"/>reports/</text:span></text:p>
        <text:p text:style-name="Preformatted_20_Text"><text:span text:style-name="Source_20_Text"><text:s text:c="6"/>skeleton_qc/</text:span></text:p>
        <text:p text:style-name="Preformatted_20_Text"><text:span text:style-name="Source_20_Text"><text:s text:c="6"/>silhouette_qc/</text:span></text:p>
        <text:p text:style-name="Preformatted_20_Text"><text:span text:style-name="Source_20_Text"><text:s text:c="6"/>alignment_qc/</text:span></text:p>
        <text:p text:style-name="Preformatted_20_Text"><text:span text:style-name="Source_20_Text"><text:s text:c="6"/>split_qc/</text:span></text:p>
        <text:p text:style-name="Preformatted_20_Text"><text:span text:style-name="Source_20_Text"><text:s text:c="4"/>quality_checks/</text:span></text:p>
        <text:p text:style-name="Preformatted_20_Text"><text:span text:style-name="Source_20_Text"><text:s text:c="6"/>bad_pose_samples.csv</text:span></text:p>
        <text:p text:style-name="Preformatted_20_Text"><text:span text:style-name="Source_20_Text"><text:s text:c="6"/>bad_mask_samples.csv</text:span></text:p>
        <text:p text:style-name="Preformatted_20_Text"><text:span text:style-name="Source_20_Text"><text:s text:c="6"/>bad_alignment_samples.csv</text:span></text:p>
        <text:p text:style-name="Preformatted_20_Text"><text:span text:style-name="Source_20_Text"><text:s text:c="2"/>results/</text:span></text:p>
        <text:p text:style-name="Preformatted_20_Text"><text:span text:style-name="Source_20_Text"><text:s text:c="4"/>skeleton_v1/</text:span></text:p>
        <text:p text:style-name="Preformatted_20_Text"><text:span text:style-name="Source_20_Text"><text:s text:c="4"/>silhouette_v1/</text:span></text:p>
        <text:p text:style-name="Preformatted_20_Text"><text:span text:style-name="Source_20_Text"><text:s text:c="4"/>fusion_v1/</text:span></text:p>
        <text:p text:style-name="Preformatted_20_Text"><text:span text:style-name="Source_20_Text"><text:s text:c="4"/>final_analysis_14/</text:span></text:p>
        <text:p text:style-name="Preformatted_20_Text"><text:span text:style-name="Source_20_Text"><text:s text:c="4"/>failure_analysis_15/</text:span></text:p>
        <text:p text:style-name="Preformatted_20_Text"><text:span text:style-name="Source_20_Text"><text:s text:c="4"/>reliability_fusion_16/</text:span></text:p>
        <text:p text:style-name="Preformatted_20_Text"><text:span text:style-name="Source_20_Text"><text:s text:c="4"/>clip_fusion_17/</text:span></text:p>
        <text:p text:style-name="Preformatted_20_Text"><text:span text:style-name="Source_20_Text"><text:s text:c="4"/>skeleton_v2_18/</text:span></text:p>
        <text:p text:style-name="Preformatted_20_Text"><text:span text:style-name="Source_20_Text"><text:s text:c="4"/>silhouette_v2_19/</text:span></text:p>
        <text:p text:style-name="Preformatted_20_Text"><text:span text:style-name="Source_20_Text"><text:s text:c="4"/>cross_modal_fusion_20/</text:span></text:p>
        <text:p text:style-name="Preformatted_20_Text"><text:span text:style-name="Source_20_Text"><text:s text:c="4"/>final_paper_analysis_21/</text:span></text:p>
        <text:p text:style-name="Preformatted_20_Text"><text:span text:style-name="Source_20_Text"><text:s text:c="2"/>checkpoints/</text:span></text:p>
        <text:p text:style-name="Preformatted_20_Text"><text:span text:style-name="Source_20_Text"><text:s text:c="4"/>skeleton_v1/</text:span></text:p>
        <text:p text:style-name="Preformatted_20_Text"><text:span text:style-name="Source_20_Text"><text:s text:c="4"/>silhouette_v1/</text:span></text:p>
        <text:p text:style-name="Preformatted_20_Text"><text:span text:style-name="Source_20_Text"><text:s text:c="4"/>skeleton_v2_18/</text:span></text:p>
        <text:p text:style-name="Preformatted_20_Text"><text:soft-page-break/><text:span text:style-name="Source_20_Text"><text:s text:c="4"/>silhouette_v2_19/</text:span></text:p>
        <text:p text:style-name="Preformatted_20_Text"><text:span text:style-name="Source_20_Text"><text:s text:c="4"/>cross_modal_fusion_20/</text:span></text:p>
        <text:p text:style-name="Preformatted_20_Text"><text:span text:style-name="Source_20_Text"><text:s text:c="2"/>logs/</text:span></text:p>
        <text:p text:style-name="Preformatted_20_Text"><text:span text:style-name="Source_20_Text"><text:s text:c="4"/>skeleton_v1/</text:span></text:p>
        <text:p text:style-name="Preformatted_20_Text"><text:span text:style-name="Source_20_Text"><text:s text:c="4"/>silhouette_v1/</text:span></text:p>
        <text:p text:style-name="Preformatted_20_Text"><text:span text:style-name="Source_20_Text"><text:s text:c="4"/>fusion/</text:span></text:p>
        <text:p text:style-name="Preformatted_20_Text"><text:span text:style-name="Source_20_Text"><text:s text:c="4"/>experiments/</text:span></text:p>
        <text:p text:style-name="Preformatted_20_Text"><text:span text:style-name="Source_20_Text"><text:s text:c="2"/>visuals/</text:span></text:p>
        <text:p text:style-name="Preformatted_20_Text"><text:span text:style-name="Source_20_Text"><text:s text:c="4"/>skeleton_qc/</text:span></text:p>
        <text:p text:style-name="Preformatted_20_Text"><text:span text:style-name="Source_20_Text"><text:s text:c="4"/>silhouette_qc/</text:span></text:p>
        <text:p text:style-name="Preformatted_20_Text"><text:span text:style-name="Source_20_Text"><text:s text:c="4"/>alignment_qc/</text:span></text:p>
        <text:p text:style-name="Preformatted_20_Text"><text:span text:style-name="Source_20_Text"><text:s text:c="4"/>failure_cases/</text:span></text:p>
        <text:p text:style-name="Preformatted_20_Text"><text:span text:style-name="Source_20_Text"><text:s text:c="4"/>paper_figures/</text:span></text:p>
        <text:p text:style-name="Preformatted_20_Text"><text:span text:style-name="Source_20_Text"><text:s text:c="2"/>notebooks/</text:span></text:p>
        <text:p text:style-name="Preformatted_20_Text"><text:span text:style-name="Source_20_Text"><text:s text:c="4"/>01_extract_skeletons.ipynb</text:span></text:p>
        <text:p text:style-name="Preformatted_20_Text"><text:span text:style-name="Source_20_Text"><text:s text:c="4"/>02_validate_skeletons.ipynb</text:span></text:p>
        <text:p text:style-name="Preformatted_20_Text"><text:span text:style-name="Source_20_Text"><text:s text:c="4"/>...</text:span></text:p>
        <text:p text:style-name="P3"><text:span text:style-name="Source_20_Text"><text:s text:c="4"/>21_final_paper_tables_figures_claims.ipynb</text:span></text:p>
      </text:section>
      <text:p text:style-name="Text_20_body">Folder meanings:</text:p>
      <table:table table:name="Table13" table:style-name="Table13">
        <table:table-column table:style-name="Table13.A"/>
        <table:table-column table:style-name="Table13.B"/>
        <table:table-header-rows>
          <table:table-row>
            <table:table-cell table:style-name="Table13.A1" office:value-type="string">
              <text:p text:style-name="Table_20_Heading">Folder</text:p>
            </table:table-cell>
            <table:table-cell table:style-name="Table13.A1" office:value-type="string">
              <text:p text:style-name="Table_20_Heading">Contents</text:p>
            </table:table-cell>
          </table:table-row>
        </table:table-header-rows>
        <table:table-row>
          <table:table-cell table:style-name="Table13.A1" office:value-type="string">
            <text:p text:style-name="Table_20_Contents"><text:span text:style-name="Source_20_Text">raw_videos/</text:span></text:p>
          </table:table-cell>
          <table:table-cell table:style-name="Table13.A1" office:value-type="string">
            <text:p text:style-name="Table_20_Contents">original CASIA-B videos, not modified</text:p>
          </table:table-cell>
        </table:table-row>
        <table:table-row>
          <table:table-cell table:style-name="Table13.A1" office:value-type="string">
            <text:p text:style-name="Table_20_Contents"><text:span text:style-name="Source_20_Text">poses/</text:span></text:p>
          </table:table-cell>
          <table:table-cell table:style-name="Table13.A1" office:value-type="string">
            <text:p text:style-name="Table_20_Contents">pose <text:span text:style-name="Source_20_Text">.npz</text:span> per sample</text:p>
          </table:table-cell>
        </table:table-row>
        <table:table-row>
          <table:table-cell table:style-name="Table13.A1" office:value-type="string">
            <text:p text:style-name="Table_20_Contents"><text:span text:style-name="Source_20_Text">silhouettes/</text:span></text:p>
          </table:table-cell>
          <table:table-cell table:style-name="Table13.A1" office:value-type="string">
            <text:p text:style-name="Table_20_Contents">mask <text:span text:style-name="Source_20_Text">.npz</text:span> per sample</text:p>
          </table:table-cell>
        </table:table-row>
        <table:table-row>
          <table:table-cell table:style-name="Table13.A1" office:value-type="string">
            <text:p text:style-name="Table_20_Contents"><text:span text:style-name="Source_20_Text">aligned_multimodal/</text:span></text:p>
          </table:table-cell>
          <table:table-cell table:style-name="Table13.A1" office:value-type="string">
            <text:p text:style-name="Table_20_Contents">frame-mapped paired data</text:p>
          </table:table-cell>
        </table:table-row>
        <table:table-row>
          <table:table-cell table:style-name="Table13.A1" office:value-type="string">
            <text:p text:style-name="Table_20_Contents"><text:span text:style-name="Source_20_Text">splits/</text:span></text:p>
          </table:table-cell>
          <table:table-cell table:style-name="Table13.A1" office:value-type="string">
            <text:p text:style-name="Table_20_Contents">single-modality split CSVs</text:p>
          </table:table-cell>
        </table:table-row>
        <table:table-row>
          <table:table-cell table:style-name="Table13.A1" office:value-type="string">
            <text:p text:style-name="Table_20_Contents"><text:span text:style-name="Source_20_Text">fusion_splits/</text:span></text:p>
          </table:table-cell>
          <table:table-cell table:style-name="Table13.A1" office:value-type="string">
            <text:p text:style-name="Table_20_Contents">rows with both pose and silhouette paths</text:p>
          </table:table-cell>
        </table:table-row>
        <table:table-row>
          <table:table-cell table:style-name="Table13.A1" office:value-type="string">
            <text:p text:style-name="Table_20_Contents"><text:span text:style-name="Source_20_Text">reports/</text:span></text:p>
          </table:table-cell>
          <table:table-cell table:style-name="Table13.A1" office:value-type="string">
            <text:p text:style-name="Table_20_Contents">extraction/QC/alignment reports</text:p>
          </table:table-cell>
        </table:table-row>
        <table:table-row>
          <table:table-cell table:style-name="Table13.A1" office:value-type="string">
            <text:p text:style-name="Table_20_Contents"><text:span text:style-name="Source_20_Text">quality_checks/</text:span></text:p>
          </table:table-cell>
          <table:table-cell table:style-name="Table13.A1" office:value-type="string">
            <text:p text:style-name="Table_20_Contents">bad sample lists</text:p>
          </table:table-cell>
        </table:table-row>
        <table:table-row>
          <table:table-cell table:style-name="Table13.A1" office:value-type="string">
            <text:p text:style-name="Table_20_Contents"><text:span text:style-name="Source_20_Text">results/</text:span></text:p>
          </table:table-cell>
          <table:table-cell table:style-name="Table13.A1" office:value-type="string">
            <text:p text:style-name="Table_20_Contents">experiment outputs</text:p>
          </table:table-cell>
        </table:table-row>
        <table:table-row>
          <table:table-cell table:style-name="Table13.A1" office:value-type="string">
            <text:p text:style-name="Table_20_Contents"><text:span text:style-name="Source_20_Text">checkpoints/</text:span></text:p>
          </table:table-cell>
          <table:table-cell table:style-name="Table13.A1" office:value-type="string">
            <text:p text:style-name="Table_20_Contents">model weights</text:p>
          </table:table-cell>
        </table:table-row>
        <table:table-row>
          <table:table-cell table:style-name="Table13.A1" office:value-type="string">
            <text:p text:style-name="Table_20_Contents"><text:span text:style-name="Source_20_Text">logs/</text:span></text:p>
          </table:table-cell>
          <table:table-cell table:style-name="Table13.A1" office:value-type="string">
            <text:p text:style-name="Table_20_Contents">train/eval logs</text:p>
          </table:table-cell>
        </table:table-row>
        <table:table-row>
          <table:table-cell table:style-name="Table13.A1" office:value-type="string">
            <text:p text:style-name="Table_20_Contents"><text:span text:style-name="Source_20_Text">visuals/</text:span></text:p>
          </table:table-cell>
          <table:table-cell table:style-name="Table13.A1" office:value-type="string">
            <text:p text:style-name="Table_20_Contents">contact sheets, overlays, plots</text:p>
          </table:table-cell>
        </table:table-row>
        <table:table-row>
          <table:table-cell table:style-name="Table13.A1" office:value-type="string">
            <text:p text:style-name="Table_20_Contents"><text:span text:style-name="Source_20_Text">notebooks/</text:span></text:p>
          </table:table-cell>
          <table:table-cell table:style-name="Table13.A1" office:value-type="string">
            <text:p text:style-name="Table_20_Contents">all runnable notebooks</text:p>
          </table:table-cell>
        </table:table-row>
      </table:table>
      <text:p text:style-name="Horizontal_20_Line"/>
      <text:h text:style-name="Heading_20_1" text:outline-level="1">SECTION 10 — VALIDATION AND QUALITY CONTROL</text:h>
      <text:h text:style-name="Heading_20_2" text:outline-level="2">10.1 Skeleton QC metrics</text:h>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Metric</text:p>
            </table:table-cell>
            <table:table-cell table:style-name="Table14.A1" office:value-type="string">
              <text:p text:style-name="Table_20_Heading">Definition</text:p>
            </table:table-cell>
            <table:table-cell table:style-name="Table14.A1" office:value-type="string">
              <text:p text:style-name="Table_20_Heading">Why matters</text:p>
            </table:table-cell>
            <table:table-cell table:style-name="Table14.A1" office:value-type="string">
              <text:p text:style-name="Table_20_Heading">Threshold suggestion</text:p>
            </table:table-cell>
            <table:table-cell table:style-name="Table14.A1" office:value-type="string">
              <text:p text:style-name="Table_20_Heading">If fails</text:p>
            </table:table-cell>
          </table:table-row>
        </table:table-header-rows>
        <table:table-row>
          <table:table-cell table:style-name="Table14.A1" office:value-type="string">
            <text:p text:style-name="Table_20_Contents">mean keypoint confidence</text:p>
          </table:table-cell>
          <table:table-cell table:style-name="Table14.A1" office:value-type="string">
            <text:p text:style-name="Table_20_Contents">mean of <text:span text:style-name="Source_20_Text">scores</text:span></text:p>
          </table:table-cell>
          <table:table-cell table:style-name="Table14.A1" office:value-type="string">
            <text:p text:style-name="Table_20_Contents">low confidence means pose unreliable</text:p>
          </table:table-cell>
          <table:table-cell table:style-name="Table14.A1" office:value-type="string">
            <text:p text:style-name="Table_20_Contents">warn &lt;0.45, fail &lt;0.25</text:p>
          </table:table-cell>
          <table:table-cell table:style-name="Table14.A1" office:value-type="string">
            <text:p text:style-name="Table_20_Contents">inspect/re-extract</text:p>
          </table:table-cell>
        </table:table-row>
        <table:table-row>
          <table:table-cell table:style-name="Table14.A1" office:value-type="string">
            <text:p text:style-name="Table_20_Contents">valid joint ratio</text:p>
          </table:table-cell>
          <table:table-cell table:style-name="Table14.A1" office:value-type="string">
            <text:p text:style-name="Table_20_Contents">confident joints / all joints</text:p>
          </table:table-cell>
          <table:table-cell table:style-name="Table14.A1" office:value-type="string">
            <text:p text:style-name="Table_20_Contents">missing joints hurt features</text:p>
          </table:table-cell>
          <table:table-cell table:style-name="Table14.A1" office:value-type="string">
            <text:p text:style-name="Table_20_Contents">warn &lt;0.75, fail &lt;0.50</text:p>
          </table:table-cell>
          <table:table-cell table:style-name="Table14.A1" office:value-type="string">
            <text:p text:style-name="Table_20_Contents">interpolate/review</text:p>
          </table:table-cell>
        </table:table-row>
        <table:table-row>
          <table:table-cell table:style-name="Table14.A1" office:value-type="string">
            <text:p text:style-name="Table_20_Contents">missing frame <text:soft-page-break/>ratio</text:p>
          </table:table-cell>
          <table:table-cell table:style-name="Table14.A1" office:value-type="string">
            <text:p text:style-name="Table_20_Contents">invalid frames / total</text:p>
          </table:table-cell>
          <table:table-cell table:style-name="Table14.A1" office:value-type="string">
            <text:p text:style-name="Table_20_Contents">long gaps break <text:soft-page-break/>sequence</text:p>
          </table:table-cell>
          <table:table-cell table:style-name="Table14.A1" office:value-type="string">
            <text:p text:style-name="Table_20_Contents">warn &gt;0.15, <text:soft-page-break/>fail &gt;0.30</text:p>
          </table:table-cell>
          <table:table-cell table:style-name="Table14.A1" office:value-type="string">
            <text:p text:style-name="Table_20_Contents">repair/exclude <text:soft-page-break/>cross-modal</text:p>
          </table:table-cell>
        </table:table-row>
        <table:table-row>
          <table:table-cell table:style-name="Table14.A1" office:value-type="string">
            <text:p text:style-name="Table_20_Contents">jitter score</text:p>
          </table:table-cell>
          <table:table-cell table:style-name="Table14.A1" office:value-type="string">
            <text:p text:style-name="Table_20_Contents">frame-to-frame hip/ankle noise</text:p>
          </table:table-cell>
          <table:table-cell table:style-name="Table14.A1" office:value-type="string">
            <text:p text:style-name="Table_20_Contents">velocity noise</text:p>
          </table:table-cell>
          <table:table-cell table:style-name="Table14.A1" office:value-type="string">
            <text:p text:style-name="Table_20_Contents">high percentile outlier</text:p>
          </table:table-cell>
          <table:table-cell table:style-name="Table14.A1" office:value-type="string">
            <text:p text:style-name="Table_20_Contents">smooth/re-extract</text:p>
          </table:table-cell>
        </table:table-row>
        <table:table-row>
          <table:table-cell table:style-name="Table14.A1" office:value-type="string">
            <text:p text:style-name="Table_20_Contents">bone length stability</text:p>
          </table:table-cell>
          <table:table-cell table:style-name="Table14.A1" office:value-type="string">
            <text:p text:style-name="Table_20_Contents">CV of limb lengths</text:p>
          </table:table-cell>
          <table:table-cell table:style-name="Table14.A1" office:value-type="string">
            <text:p text:style-name="Table_20_Contents">pose consistency</text:p>
          </table:table-cell>
          <table:table-cell table:style-name="Table14.A1" office:value-type="string">
            <text:p text:style-name="Table_20_Contents">warn CV &gt;0.20</text:p>
          </table:table-cell>
          <table:table-cell table:style-name="Table14.A1" office:value-type="string">
            <text:p text:style-name="Table_20_Contents">inspect</text:p>
          </table:table-cell>
        </table:table-row>
        <table:table-row>
          <table:table-cell table:style-name="Table14.A1" office:value-type="string">
            <text:p text:style-name="Table_20_Contents">left/right consistency</text:p>
          </table:table-cell>
          <table:table-cell table:style-name="Table14.A1" office:value-type="string">
            <text:p text:style-name="Table_20_Contents">symmetric limb length difference</text:p>
          </table:table-cell>
          <table:table-cell table:style-name="Table14.A1" office:value-type="string">
            <text:p text:style-name="Table_20_Contents">keypoint swaps</text:p>
          </table:table-cell>
          <table:table-cell table:style-name="Table14.A1" office:value-type="string">
            <text:p text:style-name="Table_20_Contents">high asymmetry</text:p>
          </table:table-cell>
          <table:table-cell table:style-name="Table14.A1" office:value-type="string">
            <text:p text:style-name="Table_20_Contents">inspect swap errors</text:p>
          </table:table-cell>
        </table:table-row>
        <table:table-row>
          <table:table-cell table:style-name="Table14.A1" office:value-type="string">
            <text:p text:style-name="Table_20_Contents">pose bbox stability</text:p>
          </table:table-cell>
          <table:table-cell table:style-name="Table14.A1" office:value-type="string">
            <text:p text:style-name="Table_20_Contents">bbox center/size variance</text:p>
          </table:table-cell>
          <table:table-cell table:style-name="Table14.A1" office:value-type="string">
            <text:p text:style-name="Table_20_Contents">detector/tracker switch</text:p>
          </table:table-cell>
          <table:table-cell table:style-name="Table14.A1" office:value-type="string">
            <text:p text:style-name="Table_20_Contents">sudden jumps</text:p>
          </table:table-cell>
          <table:table-cell table:style-name="Table14.A1" office:value-type="string">
            <text:p text:style-name="Table_20_Contents">tracking correction</text:p>
          </table:table-cell>
        </table:table-row>
      </table:table>
      <text:h text:style-name="Heading_20_2" text:outline-level="2">10.2 Silhouette QC metrics</text:h>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Metric</text:p>
            </table:table-cell>
            <table:table-cell table:style-name="Table15.A1" office:value-type="string">
              <text:p text:style-name="Table_20_Heading">Definition</text:p>
            </table:table-cell>
            <table:table-cell table:style-name="Table15.A1" office:value-type="string">
              <text:p text:style-name="Table_20_Heading">Why matters</text:p>
            </table:table-cell>
            <table:table-cell table:style-name="Table15.A1" office:value-type="string">
              <text:p text:style-name="Table_20_Heading">Threshold suggestion</text:p>
            </table:table-cell>
            <table:table-cell table:style-name="Table15.A1" office:value-type="string">
              <text:p text:style-name="Table_20_Heading">If fails</text:p>
            </table:table-cell>
          </table:table-row>
        </table:table-header-rows>
        <table:table-row>
          <table:table-cell table:style-name="Table15.A1" office:value-type="string">
            <text:p text:style-name="Table_20_Contents">mask area stability</text:p>
          </table:table-cell>
          <table:table-cell table:style-name="Table15.A1" office:value-type="string">
            <text:p text:style-name="Table_20_Contents">std/mean area</text:p>
          </table:table-cell>
          <table:table-cell table:style-name="Table15.A1" office:value-type="string">
            <text:p text:style-name="Table_20_Contents">flicker/bad segmentation</text:p>
          </table:table-cell>
          <table:table-cell table:style-name="Table15.A1" office:value-type="string">
            <text:p text:style-name="Table_20_Contents">warn CV &gt;0.25</text:p>
          </table:table-cell>
          <table:table-cell table:style-name="Table15.A1" office:value-type="string">
            <text:p text:style-name="Table_20_Contents">clean/re-extract</text:p>
          </table:table-cell>
        </table:table-row>
        <table:table-row>
          <table:table-cell table:style-name="Table15.A1" office:value-type="string">
            <text:p text:style-name="Table_20_Contents">centroid stability</text:p>
          </table:table-cell>
          <table:table-cell table:style-name="Table15.A1" office:value-type="string">
            <text:p text:style-name="Table_20_Contents">centroid speed/jumps</text:p>
          </table:table-cell>
          <table:table-cell table:style-name="Table15.A1" office:value-type="string">
            <text:p text:style-name="Table_20_Contents">crop alignment</text:p>
          </table:table-cell>
          <table:table-cell table:style-name="Table15.A1" office:value-type="string">
            <text:p text:style-name="Table_20_Contents">sudden jump &gt;15% width</text:p>
          </table:table-cell>
          <table:table-cell table:style-name="Table15.A1" office:value-type="string">
            <text:p text:style-name="Table_20_Contents">smooth bbox/centroid</text:p>
          </table:table-cell>
        </table:table-row>
        <table:table-row>
          <table:table-cell table:style-name="Table15.A1" office:value-type="string">
            <text:p text:style-name="Table_20_Contents">bbox stability</text:p>
          </table:table-cell>
          <table:table-cell table:style-name="Table15.A1" office:value-type="string">
            <text:p text:style-name="Table_20_Contents">bbox area/center change</text:p>
          </table:table-cell>
          <table:table-cell table:style-name="Table15.A1" office:value-type="string">
            <text:p text:style-name="Table_20_Contents">person selection</text:p>
          </table:table-cell>
          <table:table-cell table:style-name="Table15.A1" office:value-type="string">
            <text:p text:style-name="Table_20_Contents">outlier jumps</text:p>
          </table:table-cell>
          <table:table-cell table:style-name="Table15.A1" office:value-type="string">
            <text:p text:style-name="Table_20_Contents">tracking correction</text:p>
          </table:table-cell>
        </table:table-row>
        <table:table-row>
          <table:table-cell table:style-name="Table15.A1" office:value-type="string">
            <text:p text:style-name="Table_20_Contents">component count</text:p>
          </table:table-cell>
          <table:table-cell table:style-name="Table15.A1" office:value-type="string">
            <text:p text:style-name="Table_20_Contents">connected components</text:p>
          </table:table-cell>
          <table:table-cell table:style-name="Table15.A1" office:value-type="string">
            <text:p text:style-name="Table_20_Contents">noise blobs</text:p>
          </table:table-cell>
          <table:table-cell table:style-name="Table15.A1" office:value-type="string">
            <text:p text:style-name="Table_20_Contents">&gt;3 frequent components</text:p>
          </table:table-cell>
          <table:table-cell table:style-name="Table15.A1" office:value-type="string">
            <text:p text:style-name="Table_20_Contents">largest component cleanup</text:p>
          </table:table-cell>
        </table:table-row>
        <table:table-row>
          <table:table-cell table:style-name="Table15.A1" office:value-type="string">
            <text:p text:style-name="Table_20_Contents">valid frame ratio</text:p>
          </table:table-cell>
          <table:table-cell table:style-name="Table15.A1" office:value-type="string">
            <text:p text:style-name="Table_20_Contents">usable masks / total</text:p>
          </table:table-cell>
          <table:table-cell table:style-name="Table15.A1" office:value-type="string">
            <text:p text:style-name="Table_20_Contents">sequence completeness</text:p>
          </table:table-cell>
          <table:table-cell table:style-name="Table15.A1" office:value-type="string">
            <text:p text:style-name="Table_20_Contents">warn &lt;0.90, fail &lt;0.75</text:p>
          </table:table-cell>
          <table:table-cell table:style-name="Table15.A1" office:value-type="string">
            <text:p text:style-name="Table_20_Contents">repair/re-extract</text:p>
          </table:table-cell>
        </table:table-row>
        <table:table-row>
          <table:table-cell table:style-name="Table15.A1" office:value-type="string">
            <text:p text:style-name="Table_20_Contents">temporal flicker score</text:p>
          </table:table-cell>
          <table:table-cell table:style-name="Table15.A1" office:value-type="string">
            <text:p text:style-name="Table_20_Contents">mean pixel XOR/timestep</text:p>
          </table:table-cell>
          <table:table-cell table:style-name="Table15.A1" office:value-type="string">
            <text:p text:style-name="Table_20_Contents">unstable masks</text:p>
          </table:table-cell>
          <table:table-cell table:style-name="Table15.A1" office:value-type="string">
            <text:p text:style-name="Table_20_Contents">high condition/view outlier</text:p>
          </table:table-cell>
          <table:table-cell table:style-name="Table15.A1" office:value-type="string">
            <text:p text:style-name="Table_20_Contents">temporal smoothing</text:p>
          </table:table-cell>
        </table:table-row>
      </table:table>
      <text:h text:style-name="Heading_20_2" text:outline-level="2">10.3 Multimodal QC metrics</text:h>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Metric</text:p>
            </table:table-cell>
            <table:table-cell table:style-name="Table16.A1" office:value-type="string">
              <text:p text:style-name="Table_20_Heading">Definition</text:p>
            </table:table-cell>
            <table:table-cell table:style-name="Table16.A1" office:value-type="string">
              <text:p text:style-name="Table_20_Heading">Why matters</text:p>
            </table:table-cell>
            <table:table-cell table:style-name="Table16.A1" office:value-type="string">
              <text:p text:style-name="Table_20_Heading">Threshold</text:p>
            </table:table-cell>
            <table:table-cell table:style-name="Table16.A1" office:value-type="string">
              <text:p text:style-name="Table_20_Heading">If fails</text:p>
            </table:table-cell>
          </table:table-row>
        </table:table-header-rows>
        <table:table-row>
          <table:table-cell table:style-name="Table16.A1" office:value-type="string">
            <text:p text:style-name="Table_20_Contents">frame count match</text:p>
          </table:table-cell>
          <table:table-cell table:style-name="Table16.A1" office:value-type="string">
            <text:p text:style-name="Table_20_Contents"><text:span text:style-name="Source_20_Text">T_pose</text:span> vs <text:span text:style-name="Source_20_Text">T_sil</text:span></text:p>
          </table:table-cell>
          <table:table-cell table:style-name="Table16.A1" office:value-type="string">
            <text:p text:style-name="Table_20_Contents">paired crop validity</text:p>
          </table:table-cell>
          <table:table-cell table:style-name="Table16.A1" office:value-type="string">
            <text:p text:style-name="Table_20_Contents">exact ideal; warn diff &gt;5%</text:p>
          </table:table-cell>
          <table:table-cell table:style-name="Table16.A1" office:value-type="string">
            <text:p text:style-name="Table_20_Contents">mapping/resampling</text:p>
          </table:table-cell>
        </table:table-row>
        <table:table-row>
          <table:table-cell table:style-name="Table16.A1" office:value-type="string">
            <text:p text:style-name="Table_20_Contents">timestamp match</text:p>
          </table:table-cell>
          <table:table-cell table:style-name="Table16.A1" office:value-type="string">
            <text:p text:style-name="Table_20_Contents">time difference per pair</text:p>
          </table:table-cell>
          <table:table-cell table:style-name="Table16.A1" office:value-type="string">
            <text:p text:style-name="Table_20_Contents">alignment</text:p>
          </table:table-cell>
          <table:table-cell table:style-name="Table16.A1" office:value-type="string">
            <text:p text:style-name="Table_20_Contents">max &lt; half frame interval</text:p>
          </table:table-cell>
          <table:table-cell table:style-name="Table16.A1" office:value-type="string">
            <text:p text:style-name="Table_20_Contents">offset correction</text:p>
          </table:table-cell>
        </table:table-row>
        <table:table-row>
          <table:table-cell table:style-name="Table16.A1" office:value-type="string">
            <text:p text:style-name="Table_20_Contents">bbox overlap sanity</text:p>
          </table:table-cell>
          <table:table-cell table:style-name="Table16.A1" office:value-type="string">
            <text:p text:style-name="Table_20_Contents">pose bbox vs mask bbox</text:p>
          </table:table-cell>
          <table:table-cell table:style-name="Table16.A1" office:value-type="string">
            <text:p text:style-name="Table_20_Contents">same person check</text:p>
          </table:table-cell>
          <table:table-cell table:style-name="Table16.A1" office:value-type="string">
            <text:p text:style-name="Table_20_Contents">IoU reasonable</text:p>
          </table:table-cell>
          <table:table-cell table:style-name="Table16.A1" office:value-type="string">
            <text:p text:style-name="Table_20_Contents">inspect</text:p>
          </table:table-cell>
        </table:table-row>
        <table:table-row>
          <table:table-cell table:style-name="Table16.A1" office:value-type="string">
            <text:p text:style-name="Table_20_Contents">centroid vs hip center</text:p>
          </table:table-cell>
          <table:table-cell table:style-name="Table16.A1" office:value-type="string">
            <text:p text:style-name="Table_20_Contents">silhouette centroid vs skeleton hip</text:p>
          </table:table-cell>
          <table:table-cell table:style-name="Table16.A1" office:value-type="string">
            <text:p text:style-name="Table_20_Contents">body alignment</text:p>
          </table:table-cell>
          <table:table-cell table:style-name="Table16.A1" office:value-type="string">
            <text:p text:style-name="Table_20_Contents">stable distance</text:p>
          </table:table-cell>
          <table:table-cell table:style-name="Table16.A1" office:value-type="string">
            <text:p text:style-name="Table_20_Contents">recenter/check mapping</text:p>
          </table:table-cell>
        </table:table-row>
        <table:table-row>
          <table:table-cell table:style-name="Table16.A1" office:value-type="string">
            <text:p text:style-name="Table_20_Contents">temporal motion correlation</text:p>
          </table:table-cell>
          <table:table-cell table:style-name="Table16.A1" office:value-type="string">
            <text:p text:style-name="Table_20_Contents">pose speed vs mask diff area</text:p>
          </table:table-cell>
          <table:table-cell table:style-name="Table16.A1" office:value-type="string">
            <text:p text:style-name="Table_20_Contents">motion sync</text:p>
          </table:table-cell>
          <table:table-cell table:style-name="Table16.A1" office:value-type="string">
            <text:p text:style-name="Table_20_Contents">positive correlation expected</text:p>
          </table:table-cell>
          <table:table-cell table:style-name="Table16.A1" office:value-type="string">
            <text:p text:style-name="Table_20_Contents">bad alignment review</text:p>
          </table:table-cell>
        </table:table-row>
      </table:table>
      <text:p text:style-name="Text_20_body">QC output:</text:p>
      <text:section text:style-name="Sect1" text:name="Section66">
        <text:p text:style-name="P1"><text:bookmark text:name="code-block-viewer Copy 65"/><text:span text:style-name="Source_20_Text">quality_grade:</text:span></text:p>
        <text:p text:style-name="Preformatted_20_Text"><text:span text:style-name="Source_20_Text">A = clean</text:span></text:p>
        <text:p text:style-name="Preformatted_20_Text"><text:span text:style-name="Source_20_Text">B = usable with minor issues</text:span></text:p>
        <text:p text:style-name="Preformatted_20_Text"><text:span text:style-name="Source_20_Text">C = usable for single modality, avoid cross-modal token training</text:span></text:p>
        <text:p text:style-name="P3"><text:span text:style-name="Source_20_Text">D = bad; exclude or re-extract</text:span></text:p>
      </text:section>
      <text:p text:style-name="Horizontal_20_Line"/>
      <text:h text:style-name="Heading_20_1" text:outline-level="1"><text:soft-page-break/>SECTION 11 — TRAINING WORKFLOW FROM SCRATCH</text:h>
      <text:h text:style-name="Heading_20_2" text:outline-level="2">11.1 Baseline reproduction</text:h>
      <text:p text:style-name="Text_20_body">Step 1 — Skeleton v1:</text:p>
      <text:section text:style-name="Sect1" text:name="Section67">
        <text:p text:style-name="P1"><text:bookmark text:name="code-block-viewer Copy 66"/><text:span text:style-name="Source_20_Text">Input: data/poses/yolo_pose_v1/</text:span></text:p>
        <text:p text:style-name="Preformatted_20_Text"><text:span text:style-name="Source_20_Text">Feature: 10×60×17</text:span></text:p>
        <text:p text:style-name="Preformatted_20_Text"><text:span text:style-name="Source_20_Text">Model: GaitTR-style</text:span></text:p>
        <text:p text:style-name="Preformatted_20_Text"><text:span text:style-name="Source_20_Text">Loss: CE + Triplet</text:span></text:p>
        <text:p text:style-name="P3"><text:span text:style-name="Source_20_Text">Output: results/skeleton_v1/</text:span></text:p>
      </text:section>
      <text:p text:style-name="Text_20_body">Step 2 — Silhouette v1:</text:p>
      <text:section text:style-name="Sect1" text:name="Section68">
        <text:p text:style-name="P1"><text:bookmark text:name="code-block-viewer Copy 67"/><text:span text:style-name="Source_20_Text">Input: data/silhouettes/yolo_seg_v1/</text:span></text:p>
        <text:p text:style-name="Preformatted_20_Text"><text:span text:style-name="Source_20_Text">Feature: 60×64×44</text:span></text:p>
        <text:p text:style-name="Preformatted_20_Text"><text:span text:style-name="Source_20_Text">Model: GaitGL-style</text:span></text:p>
        <text:p text:style-name="Preformatted_20_Text"><text:span text:style-name="Source_20_Text">Loss: CE + Triplet</text:span></text:p>
        <text:p text:style-name="P3"><text:span text:style-name="Source_20_Text">Output: results/silhouette_v1/</text:span></text:p>
      </text:section>
      <text:p text:style-name="Text_20_body">Step 3 — Fixed score fusion:</text:p>
      <text:section text:style-name="Sect1" text:name="Section69">
        <text:p text:style-name="P1"><text:bookmark text:name="code-block-viewer Copy 68"/><text:span text:style-name="Source_20_Text">Input: skeleton and silhouette embeddings/scores</text:span></text:p>
        <text:p text:style-name="Preformatted_20_Text"><text:span text:style-name="Source_20_Text">Method: final_score = 0.5*skeleton + 0.5*silhouette</text:span></text:p>
        <text:p text:style-name="P3"><text:span text:style-name="Source_20_Text">Output: results/fusion_v1/</text:span></text:p>
      </text:section>
      <text:p text:style-name="Text_20_body">This is already completed and should be locked.</text:p>
      <text:h text:style-name="Heading_20_2" text:outline-level="2">11.2 Expert upgrade workflow</text:h>
      <text:p text:style-name="Text_20_body">Skeleton v2:</text:p>
      <text:section text:style-name="Sect1" text:name="Section70">
        <text:p text:style-name="P1"><text:bookmark text:name="code-block-viewer Copy 69"/><text:span text:style-name="Source_20_Text">Input: rtmpose_v2 or improved YOLO pose</text:span></text:p>
        <text:p text:style-name="Preformatted_20_Text"><text:span text:style-name="Source_20_Text">Feature: 16/17-channel skeleton</text:span></text:p>
        <text:p text:style-name="Preformatted_20_Text"><text:span text:style-name="Source_20_Text">Model: CAMS-GTT or GaitTR++</text:span></text:p>
        <text:p text:style-name="Preformatted_20_Text"><text:span text:style-name="Source_20_Text">Loss: CE + Triplet + optional SupCon</text:span></text:p>
        <text:p text:style-name="P3"><text:span text:style-name="Source_20_Text">Output: results/skeleton_v2_18/</text:span></text:p>
      </text:section>
      <text:p text:style-name="Text_20_body">Silhouette v2:</text:p>
      <text:section text:style-name="Sect1" text:name="Section71">
        <text:p text:style-name="P1"><text:bookmark text:name="code-block-viewer Copy 70"/><text:span text:style-name="Source_20_Text">Input: improved mask + motion/boundary</text:span></text:p>
        <text:p text:style-name="Preformatted_20_Text"><text:span text:style-name="Source_20_Text">Model: Part-Temporal GaitGL++ or dual-stream</text:span></text:p>
        <text:p text:style-name="Preformatted_20_Text"><text:span text:style-name="Source_20_Text">Loss: CE + Triplet + part consistency</text:span></text:p>
        <text:p text:style-name="P3"><text:span text:style-name="Source_20_Text">Output: results/silhouette_v2_19/</text:span></text:p>
      </text:section>
      <text:h text:style-name="Heading_20_2" text:outline-level="2">11.3 Fusion upgrade workflow</text:h>
      <text:p text:style-name="Text_20_body">Reliability fusion:</text:p>
      <text:section text:style-name="Sect1" text:name="Section72">
        <text:p text:style-name="P1"><text:bookmark text:name="code-block-viewer Copy 71"/><text:span text:style-name="Source_20_Text">Freeze experts.</text:span></text:p>
        <text:p text:style-name="Preformatted_20_Text"><text:span text:style-name="Source_20_Text">Use score margin, entropy, pose QC, mask QC.</text:span></text:p>
        <text:p text:style-name="Preformatted_20_Text"><text:span text:style-name="Source_20_Text">Keep fixed α=0.5 as protected base.</text:span></text:p>
        <text:p text:style-name="P3"><text:span text:style-name="Source_20_Text">Output: results/reliability_fusion_16/</text:span></text:p>
      </text:section>
      <text:p text:style-name="Text_20_body">Clip-level fusion:</text:p>
      <text:section text:style-name="Sect1" text:name="Section73">
        <text:p text:style-name="P1"><text:bookmark text:name="code-block-viewer Copy 72"/><text:soft-page-break/><text:span text:style-name="Source_20_Text">Freeze experts.</text:span></text:p>
        <text:p text:style-name="Preformatted_20_Text"><text:span text:style-name="Source_20_Text">Extract N clip embeddings/scores per sample.</text:span></text:p>
        <text:p text:style-name="Preformatted_20_Text"><text:span text:style-name="Source_20_Text">Train or evaluate clip aggregator.</text:span></text:p>
        <text:p text:style-name="P3"><text:span text:style-name="Source_20_Text">Output: results/clip_fusion_17/</text:span></text:p>
      </text:section>
      <text:p text:style-name="Text_20_body">Cross-modal fusion:</text:p>
      <text:section text:style-name="Sect1" text:name="Section74">
        <text:p text:style-name="P1"><text:bookmark text:name="code-block-viewer Copy 73"/><text:span text:style-name="Source_20_Text">Use aligned multimodal sequences.</text:span></text:p>
        <text:p text:style-name="Preformatted_20_Text"><text:span text:style-name="Source_20_Text">Train token-level skeleton-silhouette model.</text:span></text:p>
        <text:p text:style-name="Preformatted_20_Text"><text:span text:style-name="Source_20_Text">Use score-level protection.</text:span></text:p>
        <text:p text:style-name="P3"><text:span text:style-name="Source_20_Text">Output: results/cross_modal_fusion_20/</text:span></text:p>
      </text:section>
      <text:h text:style-name="Heading_20_2" text:outline-level="2">11.4 Recommended order</text:h>
      <text:section text:style-name="Sect1" text:name="Section75">
        <text:p text:style-name="P1"><text:bookmark text:name="code-block-viewer Copy 74"/><text:span text:style-name="Source_20_Text">1. Do failure analysis.</text:span></text:p>
        <text:p text:style-name="Preformatted_20_Text"><text:span text:style-name="Source_20_Text">2. Do reliability fusion.</text:span></text:p>
        <text:p text:style-name="Preformatted_20_Text"><text:span text:style-name="Source_20_Text">3. Do multi-clip evaluation/fusion.</text:span></text:p>
        <text:p text:style-name="Preformatted_20_Text"><text:span text:style-name="Source_20_Text">4. Improve skeleton expert.</text:span></text:p>
        <text:p text:style-name="Preformatted_20_Text"><text:span text:style-name="Source_20_Text">5. Improve silhouette expert.</text:span></text:p>
        <text:p text:style-name="Preformatted_20_Text"><text:span text:style-name="Source_20_Text">6. Try cross-modal token fusion.</text:span></text:p>
        <text:p text:style-name="P3"><text:span text:style-name="Source_20_Text">7. Prepare paper tables.</text:span></text:p>
      </text:section>
      <text:p text:style-name="Text_20_body">Why:</text:p>
      <text:list text:style-name="L47">
        <text:list-item>
          <text:p text:style-name="P89">failure analysis costs no training and reveals bottlenecks, </text:p>
        </text:list-item>
        <text:list-item>
          <text:p text:style-name="P89">reliability/clip methods are low-risk, </text:p>
        </text:list-item>
        <text:list-item>
          <text:p text:style-name="P89">expert upgrades are medium risk, </text:p>
        </text:list-item>
        <text:list-item>
          <text:p text:style-name="P88">cross-modal fusion is high-risk but high novelty. </text:p>
        </text:list-item>
      </text:list>
      <text:h text:style-name="Heading_20_2" text:outline-level="2">11.5 Optimizer/LR/batch recommendations</text:h>
      <text:p text:style-name="Text_20_body">For RTX 3060 6GB:</text:p>
      <text:p text:style-name="Text_20_body">Skeleton:</text:p>
      <text:section text:style-name="Sect1" text:name="Section76">
        <text:p text:style-name="P1"><text:bookmark text:name="code-block-viewer Copy 75"/><text:span text:style-name="Source_20_Text">batch: 32</text:span></text:p>
        <text:p text:style-name="Preformatted_20_Text"><text:span text:style-name="Source_20_Text">P=8, K=4</text:span></text:p>
        <text:p text:style-name="Preformatted_20_Text"><text:span text:style-name="Source_20_Text">optimizer: AdamW or Adam</text:span></text:p>
        <text:p text:style-name="Preformatted_20_Text"><text:span text:style-name="Source_20_Text">lr max: 1e-3</text:span></text:p>
        <text:p text:style-name="Preformatted_20_Text"><text:span text:style-name="Source_20_Text">weight decay: 1e-4 or 2e-5</text:span></text:p>
        <text:p text:style-name="Preformatted_20_Text"><text:span text:style-name="Source_20_Text">scheduler: OneCycle or cosine</text:span></text:p>
        <text:p text:style-name="P3"><text:span text:style-name="Source_20_Text">steps: 30k–50k</text:span></text:p>
      </text:section>
      <text:p text:style-name="Text_20_body">Silhouette:</text:p>
      <text:section text:style-name="Sect1" text:name="Section77">
        <text:p text:style-name="P1"><text:bookmark text:name="code-block-viewer Copy 76"/><text:span text:style-name="Source_20_Text">batch: 8–16 if 3D CNN heavy</text:span></text:p>
        <text:p text:style-name="Preformatted_20_Text"><text:span text:style-name="Source_20_Text">P=4/8, K=2/4</text:span></text:p>
        <text:p text:style-name="Preformatted_20_Text"><text:span text:style-name="Source_20_Text">lr max: 3e-4 to 5e-4</text:span></text:p>
        <text:p text:style-name="P3"><text:span text:style-name="Source_20_Text">steps: 40k–60k</text:span></text:p>
      </text:section>
      <text:p text:style-name="Text_20_body">Fusion small models:</text:p>
      <text:section text:style-name="Sect1" text:name="Section78">
        <text:p text:style-name="P1"><text:bookmark text:name="code-block-viewer Copy 77"/><text:span text:style-name="Source_20_Text">batch: 32–64</text:span></text:p>
        <text:p text:style-name="Preformatted_20_Text"><text:span text:style-name="Source_20_Text">lr: 1e-4 to 3e-4</text:span></text:p>
        <text:p text:style-name="P3"><text:span text:style-name="Source_20_Text">early stopping on train-internal validation</text:span></text:p>
      </text:section>
      <text:h text:style-name="Heading_20_2" text:outline-level="2"><text:soft-page-break/>11.6 Loss selection</text:h>
      <text:p text:style-name="Text_20_body">Baseline:</text:p>
      <text:section text:style-name="Sect1" text:name="Section79">
        <text:p text:style-name="P2"><text:bookmark text:name="code-block-viewer Copy 78"/><text:span text:style-name="Source_20_Text">CE + Triplet</text:span></text:p>
      </text:section>
      <text:p text:style-name="Text_20_body">Upgrade:</text:p>
      <text:section text:style-name="Sect1" text:name="Section80">
        <text:p text:style-name="P1"><text:bookmark text:name="code-block-viewer Copy 79"/><text:span text:style-name="Source_20_Text">CE(label smoothing 0.1)</text:span></text:p>
        <text:p text:style-name="Preformatted_20_Text"><text:span text:style-name="Source_20_Text">+ Batch-hard Triplet(margin 0.3)</text:span></text:p>
        <text:p text:style-name="P3"><text:span text:style-name="Source_20_Text">+ optional SupCon(temperature 0.07)</text:span></text:p>
      </text:section>
      <text:p text:style-name="Text_20_body">Avoid:</text:p>
      <text:list text:style-name="L48">
        <text:list-item>
          <text:p text:style-name="P91">too many losses at first, </text:p>
        </text:list-item>
        <text:list-item>
          <text:p text:style-name="P91">tuning loss weights on final test, </text:p>
        </text:list-item>
        <text:list-item>
          <text:p text:style-name="P90">changing backbone, features, loss, and sampling all at once. </text:p>
        </text:list-item>
      </text:list>
      <text:h text:style-name="Heading_20_2" text:outline-level="2">11.7 Checkpoint selection without leakage</text:h>
      <text:p text:style-name="Text_20_body">Do not select checkpoint by final test BG/CL.</text:p>
      <text:p text:style-name="Text_20_body">Use train-internal validation:</text:p>
      <text:section text:style-name="Sect1" text:name="Section81">
        <text:p text:style-name="P1"><text:bookmark text:name="code-block-viewer Copy 80"/><text:span text:style-name="Source_20_Text">Train-tune split:</text:span></text:p>
        <text:p text:style-name="Preformatted_20_Text"><text:span text:style-name="Source_20_Text">001–064 train</text:span></text:p>
        <text:p text:style-name="P3"><text:span text:style-name="Source_20_Text">065–074 validation</text:span></text:p>
      </text:section>
      <text:p text:style-name="Text_20_body">Workflow:</text:p>
      <text:list text:style-name="L49">
        <text:list-item>
          <text:p text:style-name="P93">tune hyperparams on train-internal validation, </text:p>
        </text:list-item>
        <text:list-item>
          <text:p text:style-name="P93">freeze hyperparams, </text:p>
        </text:list-item>
        <text:list-item>
          <text:p text:style-name="P93">train final model on 001–074, </text:p>
        </text:list-item>
        <text:list-item>
          <text:p text:style-name="P92">evaluate once on 075–124. </text:p>
        </text:list-item>
      </text:list>
      <text:h text:style-name="Heading_20_2" text:outline-level="2">11.8 Avoid overfitting</text:h>
      <text:p text:style-name="Text_20_body">Use:</text:p>
      <text:list text:style-name="L50">
        <text:list-item>
          <text:p text:style-name="P95">identity-balanced P/K sampling, </text:p>
        </text:list-item>
        <text:list-item>
          <text:p text:style-name="P95">data augmentation, </text:p>
        </text:list-item>
        <text:list-item>
          <text:p text:style-name="P95">modality dropout for fusion, </text:p>
        </text:list-item>
        <text:list-item>
          <text:p text:style-name="P95">weight decay, </text:p>
        </text:list-item>
        <text:list-item>
          <text:p text:style-name="P95">early stopping on internal validation, </text:p>
        </text:list-item>
        <text:list-item>
          <text:p text:style-name="P95">protected score fusion, </text:p>
        </text:list-item>
        <text:list-item>
          <text:p text:style-name="P94">separate final test only after design freeze. </text:p>
        </text:list-item>
      </text:list>
      <text:h text:style-name="Heading_20_2" text:outline-level="2">11.9 Logs to save</text:h>
      <text:section text:style-name="Sect1" text:name="Section82">
        <text:p text:style-name="P1"><text:bookmark text:name="code-block-viewer Copy 81"/><text:span text:style-name="Source_20_Text">train_loss.csv</text:span></text:p>
        <text:p text:style-name="Preformatted_20_Text"><text:span text:style-name="Source_20_Text">ce_loss.csv</text:span></text:p>
        <text:p text:style-name="Preformatted_20_Text"><text:span text:style-name="Source_20_Text">triplet_loss.csv</text:span></text:p>
        <text:p text:style-name="Preformatted_20_Text"><text:span text:style-name="Source_20_Text">batch_acc.csv</text:span></text:p>
        <text:p text:style-name="Preformatted_20_Text"><text:span text:style-name="Source_20_Text">lr_schedule.csv</text:span></text:p>
        <text:p text:style-name="Preformatted_20_Text"><text:soft-page-break/><text:span text:style-name="Source_20_Text">checkpoint_manifest.csv</text:span></text:p>
        <text:p text:style-name="Preformatted_20_Text"><text:span text:style-name="Source_20_Text">config.yaml/json</text:span></text:p>
        <text:p text:style-name="Preformatted_20_Text"><text:span text:style-name="Source_20_Text">eval_rank_summary.csv</text:span></text:p>
        <text:p text:style-name="Preformatted_20_Text"><text:span text:style-name="Source_20_Text">view_condition_results.csv</text:span></text:p>
        <text:p text:style-name="Preformatted_20_Text"><text:span text:style-name="Source_20_Text">per_sample_predictions.csv</text:span></text:p>
        <text:p text:style-name="P3"><text:span text:style-name="Source_20_Text">failure_cases.csv</text:span></text:p>
      </text:section>
      <text:p text:style-name="Horizontal_20_Line"/>
      <text:h text:style-name="Heading_20_1" text:outline-level="1">SECTION 12 — EVALUATION WORKFLOW FROM SCRATCH</text:h>
      <text:h text:style-name="Heading_20_2" text:outline-level="2">12.1 Locked split</text:h>
      <text:section text:style-name="Sect1" text:name="Section83">
        <text:p text:style-name="P1"><text:bookmark text:name="code-block-viewer Copy 82"/><text:span text:style-name="Source_20_Text">Train IDs: 001–074</text:span></text:p>
        <text:p text:style-name="P3"><text:span text:style-name="Source_20_Text">Test IDs: 075–124</text:span></text:p>
      </text:section>
      <text:h text:style-name="Heading_20_2" text:outline-level="2">12.2 Gallery/probe</text:h>
      <text:section text:style-name="Sect1" text:name="Section84">
        <text:p text:style-name="P1"><text:bookmark text:name="code-block-viewer Copy 83"/><text:span text:style-name="Source_20_Text">Gallery: NM#01–04</text:span></text:p>
        <text:p text:style-name="Preformatted_20_Text"><text:span text:style-name="Source_20_Text">Probe NM: NM#05–06</text:span></text:p>
        <text:p text:style-name="Preformatted_20_Text"><text:span text:style-name="Source_20_Text">Probe BG: BG#01–02</text:span></text:p>
        <text:p text:style-name="Preformatted_20_Text"><text:span text:style-name="Source_20_Text">Probe CL: CL#01–02</text:span></text:p>
        <text:p text:style-name="P3"><text:span text:style-name="Source_20_Text">Views: 000,018,036,054,072,090,108,126,144,162,180</text:span></text:p>
      </text:section>
      <text:h text:style-name="Heading_20_2" text:outline-level="2">12.3 Identical-view exclusion</text:h>
      <text:p text:style-name="Text_20_body">For each probe:</text:p>
      <text:section text:style-name="Sect1" text:name="Section85">
        <text:p text:style-name="P2"><text:bookmark text:name="code-block-viewer Copy 84"/><text:span text:style-name="Source_20_Text">exclude gallery candidates with same view as probe</text:span></text:p>
      </text:section>
      <text:p text:style-name="Text_20_body">This is mandatory.</text:p>
      <text:h text:style-name="Heading_20_2" text:outline-level="2">12.4 Metrics</text:h>
      <text:p text:style-name="Text_20_body">Report:</text:p>
      <text:section text:style-name="Sect1" text:name="Section86">
        <text:p text:style-name="P1"><text:bookmark text:name="code-block-viewer Copy 85"/><text:span text:style-name="Source_20_Text">Rank-1</text:span></text:p>
        <text:p text:style-name="Preformatted_20_Text"><text:span text:style-name="Source_20_Text">Rank-5</text:span></text:p>
        <text:p text:style-name="Preformatted_20_Text"><text:span text:style-name="Source_20_Text">Rank-10</text:span></text:p>
        <text:p text:style-name="Preformatted_20_Text"><text:span text:style-name="Source_20_Text">CMC curve</text:span></text:p>
        <text:p text:style-name="Preformatted_20_Text"><text:span text:style-name="Source_20_Text">condition-wise NM/BG/CL</text:span></text:p>
        <text:p text:style-name="Preformatted_20_Text"><text:span text:style-name="Source_20_Text">view-wise matrix</text:span></text:p>
        <text:p text:style-name="P3"><text:span text:style-name="Source_20_Text">mean Rank-1 = average(NM, BG, CL)</text:span></text:p>
      </text:section>
      <text:h text:style-name="Heading_20_2" text:outline-level="2">12.5 Per-sample details</text:h>
      <text:p text:style-name="Text_20_body">For every probe, save:</text:p>
      <text:section text:style-name="Sect1" text:name="Section87">
        <text:p text:style-name="P1"><text:bookmark text:name="code-block-viewer Copy 86"/><text:span text:style-name="Source_20_Text">probe_subject</text:span></text:p>
        <text:p text:style-name="Preformatted_20_Text"><text:span text:style-name="Source_20_Text">probe_condition</text:span></text:p>
        <text:p text:style-name="Preformatted_20_Text"><text:span text:style-name="Source_20_Text">probe_seq</text:span></text:p>
        <text:p text:style-name="Preformatted_20_Text"><text:span text:style-name="Source_20_Text">probe_view</text:span></text:p>
        <text:p text:style-name="Preformatted_20_Text"><text:soft-page-break/><text:span text:style-name="Source_20_Text">true_id</text:span></text:p>
        <text:p text:style-name="Preformatted_20_Text"><text:span text:style-name="Source_20_Text">top1_pred</text:span></text:p>
        <text:p text:style-name="Preformatted_20_Text"><text:span text:style-name="Source_20_Text">top5_preds</text:span></text:p>
        <text:p text:style-name="Preformatted_20_Text"><text:span text:style-name="Source_20_Text">top10_preds</text:span></text:p>
        <text:p text:style-name="Preformatted_20_Text"><text:span text:style-name="Source_20_Text">rank_of_true</text:span></text:p>
        <text:p text:style-name="Preformatted_20_Text"><text:span text:style-name="Source_20_Text">correct_rank1</text:span></text:p>
        <text:p text:style-name="Preformatted_20_Text"><text:span text:style-name="Source_20_Text">correct_rank5</text:span></text:p>
        <text:p text:style-name="Preformatted_20_Text"><text:span text:style-name="Source_20_Text">correct_rank10</text:span></text:p>
        <text:p text:style-name="Preformatted_20_Text"><text:span text:style-name="Source_20_Text">skeleton_top1</text:span></text:p>
        <text:p text:style-name="Preformatted_20_Text"><text:span text:style-name="Source_20_Text">silhouette_top1</text:span></text:p>
        <text:p text:style-name="Preformatted_20_Text"><text:span text:style-name="Source_20_Text">fusion_top1</text:span></text:p>
        <text:p text:style-name="P3"><text:span text:style-name="Source_20_Text">score_margin</text:span></text:p>
      </text:section>
      <text:h text:style-name="Heading_20_2" text:outline-level="2">12.6 Complementarity/oracle analysis</text:h>
      <text:p text:style-name="Text_20_body">Diagnostic only:</text:p>
      <text:section text:style-name="Sect1" text:name="Section88">
        <text:p text:style-name="P1"><text:bookmark text:name="code-block-viewer Copy 87"/><text:span text:style-name="Source_20_Text">either expert top-1 correct</text:span></text:p>
        <text:p text:style-name="Preformatted_20_Text"><text:span text:style-name="Source_20_Text">either expert top-5 contains correct</text:span></text:p>
        <text:p text:style-name="Preformatted_20_Text"><text:span text:style-name="Source_20_Text">best possible selector if choosing skeleton/silhouette</text:span></text:p>
        <text:p text:style-name="Preformatted_20_Text"><text:span text:style-name="Source_20_Text">condition-wise alpha upper bound</text:span></text:p>
        <text:p text:style-name="P3"><text:span text:style-name="Source_20_Text">view-wise oracle upper bound</text:span></text:p>
      </text:section>
      <text:p text:style-name="Text_20_body">Label clearly:</text:p>
      <text:section text:style-name="Sect1" text:name="Section89">
        <text:p text:style-name="P2"><text:bookmark text:name="code-block-viewer Copy 88"/><text:span text:style-name="Source_20_Text">diagnostic/oracle-like, not practical method</text:span></text:p>
      </text:section>
      <text:h text:style-name="Heading_20_2" text:outline-level="2">12.7 Practical vs diagnostic labeling</text:h>
      <text:p text:style-name="Text_20_body">Practical valid:</text:p>
      <text:list text:style-name="L51">
        <text:list-item>
          <text:p text:style-name="P97">fixed α=0.5, </text:p>
        </text:list-item>
        <text:list-item>
          <text:p text:style-name="P97">reliability model trained only on train-internal validation, </text:p>
        </text:list-item>
        <text:list-item>
          <text:p text:style-name="P97">multi-clip evaluation with fixed protocol, </text:p>
        </text:list-item>
        <text:list-item>
          <text:p text:style-name="P96">backbone trained only on train IDs. </text:p>
        </text:list-item>
      </text:list>
      <text:p text:style-name="Text_20_body">Diagnostic:</text:p>
      <text:list text:style-name="L52">
        <text:list-item>
          <text:p text:style-name="P99">per-condition alpha chosen on final test, </text:p>
        </text:list-item>
        <text:list-item>
          <text:p text:style-name="P99">oracle expert selector, </text:p>
        </text:list-item>
        <text:list-item>
          <text:p text:style-name="P99">failure-conditioned tuning, </text:p>
        </text:list-item>
        <text:list-item>
          <text:p text:style-name="P98">test correctness-based decisions. </text:p>
        </text:list-item>
      </text:list>
      <text:h text:style-name="Heading_20_2" text:outline-level="2">12.8 Compare new methods against fixed α=0.5</text:h>
      <text:p text:style-name="Text_20_body">Every new method table must include:</text:p>
      <text:section text:style-name="Sect1" text:name="Section90">
        <text:p text:style-name="P1"><text:bookmark text:name="code-block-viewer Copy 89"/><text:span text:style-name="Source_20_Text">skeleton-only current</text:span></text:p>
        <text:p text:style-name="Preformatted_20_Text"><text:span text:style-name="Source_20_Text">silhouette-only current</text:span></text:p>
        <text:p text:style-name="Preformatted_20_Text"><text:span text:style-name="Source_20_Text">fixed α=0.5 current</text:span></text:p>
        <text:p text:style-name="Preformatted_20_Text"><text:span text:style-name="Source_20_Text">new method</text:span></text:p>
        <text:p text:style-name="P3"><text:span text:style-name="Source_20_Text">delta vs fixed α=0.5</text:span></text:p>
      </text:section>
      <text:p text:style-name="Text_20_body">Main criterion:</text:p>
      <text:section text:style-name="Sect1" text:name="Section91">
        <text:p text:style-name="P2"><text:bookmark text:name="code-block-viewer Copy 90"/><text:span text:style-name="Source_20_Text">New method must beat Mean 95.73 under same LT protocol.</text:span></text:p>
      </text:section>
      <text:p text:style-name="Text_20_body"><text:soft-page-break/>Secondary:</text:p>
      <text:section text:style-name="Sect1" text:name="Section92">
        <text:p text:style-name="P1"><text:bookmark text:name="code-block-viewer Copy 91"/><text:span text:style-name="Source_20_Text">BG &gt; 95.91</text:span></text:p>
        <text:p text:style-name="Preformatted_20_Text"><text:span text:style-name="Source_20_Text">CL &gt; 91.91</text:span></text:p>
        <text:p text:style-name="P3"><text:span text:style-name="Source_20_Text">NM should not drop meaningfully</text:span></text:p>
      </text:section>
      <text:h text:style-name="Heading_20_2" text:outline-level="2">12.9 Avoid unfair test tuning</text:h>
      <text:p text:style-name="Text_20_body">Never:</text:p>
      <text:list text:style-name="L53">
        <text:list-item>
          <text:p text:style-name="P101">choose alpha using final probe labels, </text:p>
        </text:list-item>
        <text:list-item>
          <text:p text:style-name="P101">choose checkpoint using final test CL, </text:p>
        </text:list-item>
        <text:list-item>
          <text:p text:style-name="P101">use condition label at test unless declared externally available, </text:p>
        </text:list-item>
        <text:list-item>
          <text:p text:style-name="P101">report same-test iterative tuning as final result, </text:p>
        </text:list-item>
        <text:list-item>
          <text:p text:style-name="P100">compare methods with different gallery/probe rules. </text:p>
        </text:list-item>
      </text:list>
      <text:p text:style-name="Horizontal_20_Line"/>
      <text:h text:style-name="Heading_20_1" text:outline-level="1">SECTION 13 — FULL EXPERIMENT ROADMAP</text:h>
      <text:h text:style-name="Heading_20_2" text:outline-level="2">13.1 Recommended roadmap from now</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header-rows>
          <table:table-row>
            <table:table-cell table:style-name="Table17.A1" office:value-type="string">
              <text:p text:style-name="Table_20_Heading">Step</text:p>
            </table:table-cell>
            <table:table-cell table:style-name="Table17.A1" office:value-type="string">
              <text:p text:style-name="Table_20_Heading">Notebook</text:p>
            </table:table-cell>
            <table:table-cell table:style-name="Table17.A1" office:value-type="string">
              <text:p text:style-name="Table_20_Heading">Output folder</text:p>
            </table:table-cell>
            <table:table-cell table:style-name="Table17.A1" office:value-type="string">
              <text:p text:style-name="Table_20_Heading">Inputs</text:p>
            </table:table-cell>
            <table:table-cell table:style-name="Table17.A1" office:value-type="string">
              <text:p text:style-name="Table_20_Heading">Purpose</text:p>
            </table:table-cell>
            <table:table-cell table:style-name="Table17.A1" office:value-type="string">
              <text:p text:style-name="Table_20_Heading">Expected output</text:p>
            </table:table-cell>
            <table:table-cell table:style-name="Table17.A1" office:value-type="string">
              <text:p text:style-name="Table_20_Heading">Success criterion</text:p>
            </table:table-cell>
            <table:table-cell table:style-name="Table17.A1" office:value-type="string">
              <text:p text:style-name="Table_20_Heading">Rejection criterion</text:p>
            </table:table-cell>
            <table:table-cell table:style-name="Table17.A1" office:value-type="string">
              <text:p text:style-name="Table_20_Heading">Next</text:p>
            </table:table-cell>
          </table:table-row>
        </table:table-header-rows>
        <table:table-row>
          <table:table-cell table:style-name="Table17.A1" office:value-type="string">
            <text:p text:style-name="Table_20_Contents">15</text:p>
          </table:table-cell>
          <table:table-cell table:style-name="Table17.A1" office:value-type="string">
            <text:p text:style-name="Table_20_Contents"><text:span text:style-name="Source_20_Text">15_failure_and_complementarity_deep_analysis.ipynb</text:span></text:p>
          </table:table-cell>
          <table:table-cell table:style-name="Table17.A1" office:value-type="string">
            <text:p text:style-name="Table_20_Contents"><text:span text:style-name="Source_20_Text">results/failure_analysis_15/</text:span></text:p>
          </table:table-cell>
          <table:table-cell table:style-name="Table17.A1" office:value-type="string">
            <text:p text:style-name="Table_20_Contents">fusion results, score details, embeddings</text:p>
          </table:table-cell>
          <table:table-cell table:style-name="Table17.A1" office:value-type="string">
            <text:p text:style-name="Table_20_Contents">understand remaining BG/CL failures</text:p>
          </table:table-cell>
          <table:table-cell table:style-name="Table17.A1" office:value-type="string">
            <text:p text:style-name="Table_20_Contents">failure tables, view heatmaps, oracle upper bounds</text:p>
          </table:table-cell>
          <table:table-cell table:style-name="Table17.A1" office:value-type="string">
            <text:p text:style-name="Table_20_Contents">clear failure patterns found</text:p>
          </table:table-cell>
          <table:table-cell table:style-name="Table17.A1" office:value-type="string">
            <text:p text:style-name="Table_20_Contents">no useful detail files and cannot recompute</text:p>
          </table:table-cell>
          <table:table-cell table:style-name="Table17.A1" office:value-type="string">
            <text:p text:style-name="Table_20_Contents">reliability/clip/expert decision</text:p>
          </table:table-cell>
        </table:table-row>
        <table:table-row>
          <table:table-cell table:style-name="Table17.A1" office:value-type="string">
            <text:p text:style-name="Table_20_Contents">16</text:p>
          </table:table-cell>
          <table:table-cell table:style-name="Table17.A1" office:value-type="string">
            <text:p text:style-name="Table_20_Contents"><text:span text:style-name="Source_20_Text">16_reliability_aware_score_fusion.ipynb</text:span></text:p>
          </table:table-cell>
          <table:table-cell table:style-name="Table17.A1" office:value-type="string">
            <text:p text:style-name="Table_20_Contents"><text:span text:style-name="Source_20_Text">results/reliability_fusion_16/</text:span></text:p>
          </table:table-cell>
          <table:table-cell table:style-name="Table17.A1" office:value-type="string">
            <text:p text:style-name="Table_20_Contents">score matrices, QC stats</text:p>
          </table:table-cell>
          <table:table-cell table:style-name="Table17.A1" office:value-type="string">
            <text:p text:style-name="Table_20_Contents">improve fixed fusion safely</text:p>
          </table:table-cell>
          <table:table-cell table:style-name="Table17.A1" office:value-type="string">
            <text:p text:style-name="Table_20_Contents">protected reliability fusion</text:p>
          </table:table-cell>
          <table:table-cell table:style-name="Table17.A1" office:value-type="string">
            <text:p text:style-name="Table_20_Contents">Mean &gt;95.73 or BG/CL gain no NM loss</text:p>
          </table:table-cell>
          <table:table-cell table:style-name="Table17.A1" office:value-type="string">
            <text:p text:style-name="Table_20_Contents">gain only from test tuning</text:p>
          </table:table-cell>
          <table:table-cell table:style-name="Table17.A1" office:value-type="string">
            <text:p text:style-name="Table_20_Contents">clip fusion</text:p>
          </table:table-cell>
        </table:table-row>
        <table:table-row>
          <table:table-cell table:style-name="Table17.A1" office:value-type="string">
            <text:p text:style-name="Table_20_Contents">17</text:p>
          </table:table-cell>
          <table:table-cell table:style-name="Table17.A1" office:value-type="string">
            <text:p text:style-name="Table_20_Contents"><text:span text:style-name="Source_20_Text">17_clip_level_temporal_fusion.ipynb</text:span></text:p>
          </table:table-cell>
          <table:table-cell table:style-name="Table17.A1" office:value-type="string">
            <text:p text:style-name="Table_20_Contents"><text:span text:style-name="Source_20_Text">results/clip_fusion_17/</text:span></text:p>
          </table:table-cell>
          <table:table-cell table:style-name="Table17.A1" office:value-type="string">
            <text:p text:style-name="Table_20_Contents">experts/checkpoints or embeddings</text:p>
          </table:table-cell>
          <table:table-cell table:style-name="Table17.A1" office:value-type="string">
            <text:p text:style-name="Table_20_Contents">reduce crop instability</text:p>
          </table:table-cell>
          <table:table-cell table:style-name="Table17.A1" office:value-type="string">
            <text:p text:style-name="Table_20_Contents">multi-clip score/embedding results</text:p>
          </table:table-cell>
          <table:table-cell table:style-name="Table17.A1" office:value-type="string">
            <text:p text:style-name="Table_20_Contents">Mean &gt;95.73, CL/BG improve</text:p>
          </table:table-cell>
          <table:table-cell table:style-name="Table17.A1" office:value-type="string">
            <text:p text:style-name="Table_20_Contents">no gain over fixed single/multi clip</text:p>
          </table:table-cell>
          <table:table-cell table:style-name="Table17.A1" office:value-type="string">
            <text:p text:style-name="Table_20_Contents">skeleton v2</text:p>
          </table:table-cell>
        </table:table-row>
        <table:table-row>
          <table:table-cell table:style-name="Table17.A1" office:value-type="string">
            <text:p text:style-name="Table_20_Contents">18</text:p>
          </table:table-cell>
          <table:table-cell table:style-name="Table17.A1" office:value-type="string">
            <text:p text:style-name="Table_20_Contents"><text:span text:style-name="Source_20_Text">18_skeleton_cams_gtt_v2.ipynb</text:span></text:p>
          </table:table-cell>
          <table:table-cell table:style-name="Table17.A1" office:value-type="string">
            <text:p text:style-name="Table_20_Contents"><text:span text:style-name="Source_20_Text">results/skeleton_v2_18/</text:span></text:p>
          </table:table-cell>
          <table:table-cell table:style-name="Table17.A1" office:value-type="string">
            <text:p text:style-name="Table_20_Contents">pose v1/v2, splits</text:p>
          </table:table-cell>
          <table:table-cell table:style-name="Table17.A1" office:value-type="string">
            <text:p text:style-name="Table_20_Contents">improve skeleton BG/CL</text:p>
          </table:table-cell>
          <table:table-cell table:style-name="Table17.A1" office:value-type="string">
            <text:p text:style-name="Table_20_Contents">skeleton_v2 embeddings/results</text:p>
          </table:table-cell>
          <table:table-cell table:style-name="Table17.A1" office:value-type="string">
            <text:p text:style-name="Table_20_Contents">skeleton mean &gt;88 or fusion &gt;95.73</text:p>
          </table:table-cell>
          <table:table-cell table:style-name="Table17.A1" office:value-type="string">
            <text:p text:style-name="Table_20_Contents">skeleton improves but fusion drops</text:p>
          </table:table-cell>
          <table:table-cell table:style-name="Table17.A1" office:value-type="string">
            <text:p text:style-name="Table_20_Contents">silhouette v2</text:p>
          </table:table-cell>
        </table:table-row>
        <table:table-row>
          <table:table-cell table:style-name="Table17.A1" office:value-type="string">
            <text:p text:style-name="Table_20_Contents">19</text:p>
          </table:table-cell>
          <table:table-cell table:style-name="Table17.A1" office:value-type="string">
            <text:p text:style-name="Table_20_Contents"><text:span text:style-name="Source_20_Text">19_silhouette_pt_gaitglpp_v2.ipynb</text:span></text:p>
          </table:table-cell>
          <table:table-cell table:style-name="Table17.A1" office:value-type="string">
            <text:p text:style-name="Table_20_Contents"><text:span text:style-name="Source_20_Text">results/silhouette_v2_19/</text:span></text:p>
          </table:table-cell>
          <table:table-cell table:style-name="Table17.A1" office:value-type="string">
            <text:p text:style-name="Table_20_Contents">mask v1/v2, splits</text:p>
          </table:table-cell>
          <table:table-cell table:style-name="Table17.A1" office:value-type="string">
            <text:p text:style-name="Table_20_Contents">improve silhouette BG/CL</text:p>
          </table:table-cell>
          <table:table-cell table:style-name="Table17.A1" office:value-type="string">
            <text:p text:style-name="Table_20_Contents">silhouette_v2 embeddings/results</text:p>
          </table:table-cell>
          <table:table-cell table:style-name="Table17.A1" office:value-type="string">
            <text:p text:style-name="Table_20_Contents">silhouette BG/CL improve and fusion improves</text:p>
          </table:table-cell>
          <table:table-cell table:style-name="Table17.A1" office:value-type="string">
            <text:p text:style-name="Table_20_Contents">CL still weak and fusion no gain</text:p>
          </table:table-cell>
          <table:table-cell table:style-name="Table17.A1" office:value-type="string">
            <text:p text:style-name="Table_20_Contents">motion boundary</text:p>
          </table:table-cell>
        </table:table-row>
        <table:table-row>
          <table:table-cell table:style-name="Table17.A1" office:value-type="string">
            <text:p text:style-name="Table_20_Contents">20</text:p>
          </table:table-cell>
          <table:table-cell table:style-name="Table17.A1" office:value-type="string">
            <text:p text:style-name="Table_20_Contents"><text:span text:style-name="Source_20_Text">20_cross_modal_token_fusion_transf</text:span><text:soft-page-break/><text:span text:style-name="Source_20_Text">ormer.ipynb</text:span></text:p>
          </table:table-cell>
          <table:table-cell table:style-name="Table17.A1" office:value-type="string">
            <text:p text:style-name="Table_20_Contents"><text:span text:style-name="Source_20_Text">results/cross_modal_</text:span><text:soft-page-break/><text:span text:style-name="Source_20_Text">fusion_20/</text:span></text:p>
          </table:table-cell>
          <table:table-cell table:style-name="Table17.A1" office:value-type="string">
            <text:p text:style-name="Table_20_Contents">aligned multimodal <text:soft-page-break/>data</text:p>
          </table:table-cell>
          <table:table-cell table:style-name="Table17.A1" office:value-type="string">
            <text:p text:style-name="Table_20_Contents">novel token-level <text:soft-page-break/>fusion</text:p>
          </table:table-cell>
          <table:table-cell table:style-name="Table17.A1" office:value-type="string">
            <text:p text:style-name="Table_20_Contents">cross-modal embedding + <text:soft-page-break/>protected score</text:p>
          </table:table-cell>
          <table:table-cell table:style-name="Table17.A1" office:value-type="string">
            <text:p text:style-name="Table_20_Contents">protected score &gt; fixed <text:soft-page-break/>α=0.5</text:p>
          </table:table-cell>
          <table:table-cell table:style-name="Table17.A1" office:value-type="string">
            <text:p text:style-name="Table_20_Contents">overfit/degrade, no <text:soft-page-break/>protected gain</text:p>
          </table:table-cell>
          <table:table-cell table:style-name="Table17.A1" office:value-type="string">
            <text:p text:style-name="Table_20_Contents">paper ablation or <text:soft-page-break/>retry</text:p>
          </table:table-cell>
        </table:table-row>
        <table:table-row>
          <table:table-cell table:style-name="Table17.A1" office:value-type="string">
            <text:p text:style-name="Table_20_Contents">21</text:p>
          </table:table-cell>
          <table:table-cell table:style-name="Table17.A1" office:value-type="string">
            <text:p text:style-name="Table_20_Contents"><text:span text:style-name="Source_20_Text">21_final_paper_tables_figures_claims.ipynb</text:span></text:p>
          </table:table-cell>
          <table:table-cell table:style-name="Table17.A1" office:value-type="string">
            <text:p text:style-name="Table_20_Contents"><text:span text:style-name="Source_20_Text">results/final_paper_analysis_21/</text:span></text:p>
          </table:table-cell>
          <table:table-cell table:style-name="Table17.A1" office:value-type="string">
            <text:p text:style-name="Table_20_Contents">all result folders</text:p>
          </table:table-cell>
          <table:table-cell table:style-name="Table17.A1" office:value-type="string">
            <text:p text:style-name="Table_20_Contents">paper-ready finalization</text:p>
          </table:table-cell>
          <table:table-cell table:style-name="Table17.A1" office:value-type="string">
            <text:p text:style-name="Table_20_Contents">tables, figures, claims</text:p>
          </table:table-cell>
          <table:table-cell table:style-name="Table17.A1" office:value-type="string">
            <text:p text:style-name="Table_20_Contents">clean reproducible paper pack</text:p>
          </table:table-cell>
          <table:table-cell table:style-name="Table17.A1" office:value-type="string">
            <text:p text:style-name="Table_20_Contents">inconsistent results</text:p>
          </table:table-cell>
          <table:table-cell table:style-name="Table17.A1" office:value-type="string">
            <text:p text:style-name="Table_20_Contents">fix experiments</text:p>
          </table:table-cell>
        </table:table-row>
      </table:table>
      <text:h text:style-name="Heading_20_2" text:outline-level="2">13.2 Additional preprocessing roadmap</text:h>
      <text:p text:style-name="Text_20_body">Before 18/19, run if QC suggests issue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Step</text:p>
            </table:table-cell>
            <table:table-cell table:style-name="Table18.A1" office:value-type="string">
              <text:p text:style-name="Table_20_Heading">Notebook</text:p>
            </table:table-cell>
            <table:table-cell table:style-name="Table18.A1" office:value-type="string">
              <text:p text:style-name="Table_20_Heading">Purpose</text:p>
            </table:table-cell>
          </table:table-row>
        </table:table-header-rows>
        <table:table-row>
          <table:table-cell table:style-name="Table18.A1" office:value-type="string">
            <text:p text:style-name="Table_20_Contents">01B</text:p>
          </table:table-cell>
          <table:table-cell table:style-name="Table18.A1" office:value-type="string">
            <text:p text:style-name="Table_20_Contents"><text:span text:style-name="Source_20_Text">01b_extract_skeletons_rtmpose_v2.ipynb</text:span></text:p>
          </table:table-cell>
          <table:table-cell table:style-name="Table18.A1" office:value-type="string">
            <text:p text:style-name="Table_20_Contents">parallel better skeleton extraction</text:p>
          </table:table-cell>
        </table:table-row>
        <table:table-row>
          <table:table-cell table:style-name="Table18.A1" office:value-type="string">
            <text:p text:style-name="Table_20_Contents">02B</text:p>
          </table:table-cell>
          <table:table-cell table:style-name="Table18.A1" office:value-type="string">
            <text:p text:style-name="Table_20_Contents"><text:span text:style-name="Source_20_Text">02b_validate_skeletons_v2.ipynb</text:span></text:p>
          </table:table-cell>
          <table:table-cell table:style-name="Table18.A1" office:value-type="string">
            <text:p text:style-name="Table_20_Contents">QC old vs new pose</text:p>
          </table:table-cell>
        </table:table-row>
        <table:table-row>
          <table:table-cell table:style-name="Table18.A1" office:value-type="string">
            <text:p text:style-name="Table_20_Contents">08B</text:p>
          </table:table-cell>
          <table:table-cell table:style-name="Table18.A1" office:value-type="string">
            <text:p text:style-name="Table_20_Contents"><text:span text:style-name="Source_20_Text">08b_extract_silhouettes_v2_motion_boundary.ipynb</text:span></text:p>
          </table:table-cell>
          <table:table-cell table:style-name="Table18.A1" office:value-type="string">
            <text:p text:style-name="Table_20_Contents">improved mask + boundary</text:p>
          </table:table-cell>
        </table:table-row>
        <table:table-row>
          <table:table-cell table:style-name="Table18.A1" office:value-type="string">
            <text:p text:style-name="Table_20_Contents">09B</text:p>
          </table:table-cell>
          <table:table-cell table:style-name="Table18.A1" office:value-type="string">
            <text:p text:style-name="Table_20_Contents"><text:span text:style-name="Source_20_Text">09b_frame_alignment_index_validation.ipynb</text:span></text:p>
          </table:table-cell>
          <table:table-cell table:style-name="Table18.A1" office:value-type="string">
            <text:p text:style-name="Table_20_Contents">exact multimodal alignment</text:p>
          </table:table-cell>
        </table:table-row>
      </table:table>
      <text:p text:style-name="Horizontal_20_Line"/>
      <text:h text:style-name="Heading_20_1" text:outline-level="1">SECTION 14 — WHAT TO RE-RUN AND WHAT NOT TO RE-RUN</text:h>
      <text:h text:style-name="Heading_20_2" text:outline-level="2">14.1 Do not redo</text:h>
      <text:p text:style-name="Text_20_body">Do not redo unless files are corrupted:</text:p>
      <text:section text:style-name="Sect1" text:name="Section93">
        <text:p text:style-name="P1"><text:bookmark text:name="code-block-viewer Copy 92"/><text:span text:style-name="Source_20_Text">current fixed α=0.5 baseline</text:span></text:p>
        <text:p text:style-name="Preformatted_20_Text"><text:span text:style-name="Source_20_Text">current skeleton v1 result</text:span></text:p>
        <text:p text:style-name="Preformatted_20_Text"><text:span text:style-name="Source_20_Text">current silhouette v1 result</text:span></text:p>
        <text:p text:style-name="Preformatted_20_Text"><text:span text:style-name="Source_20_Text">CASIA-B LT split definition</text:span></text:p>
        <text:p text:style-name="Preformatted_20_Text"><text:span text:style-name="Source_20_Text">final fusion summary</text:span></text:p>
        <text:p text:style-name="P3"><text:span text:style-name="Source_20_Text">existing checkpoints</text:span></text:p>
      </text:section>
      <text:p text:style-name="Text_20_body">These are locked references.</text:p>
      <text:h text:style-name="Heading_20_2" text:outline-level="2">14.2 Redo only if QC issue found</text:h>
      <text:section text:style-name="Sect1" text:name="Section94">
        <text:p text:style-name="P1"><text:bookmark text:name="code-block-viewer Copy 93"/><text:span text:style-name="Source_20_Text">skeleton extraction</text:span></text:p>
        <text:p text:style-name="Preformatted_20_Text"><text:span text:style-name="Source_20_Text">silhouette extraction</text:span></text:p>
        <text:p text:style-name="Preformatted_20_Text"><text:span text:style-name="Source_20_Text">alignment splits</text:span></text:p>
        <text:p text:style-name="P3"><text:span text:style-name="Source_20_Text">embedding export</text:span></text:p>
      </text:section>
      <text:p text:style-name="Text_20_body">Redo only in new folders/tags.</text:p>
      <text:h text:style-name="Heading_20_2" text:outline-level="2">14.3 Definitely improve</text:h>
      <text:section text:style-name="Sect1" text:name="Section95">
        <text:p text:style-name="P1"><text:bookmark text:name="code-block-viewer Copy 94"/><text:span text:style-name="Source_20_Text">failure analysis</text:span></text:p>
        <text:p text:style-name="Preformatted_20_Text"><text:span text:style-name="Source_20_Text">per-sample prediction details</text:span></text:p>
        <text:p text:style-name="Preformatted_20_Text"><text:span text:style-name="Source_20_Text">view-wise BG/CL analysis</text:span></text:p>
        <text:p text:style-name="Preformatted_20_Text"><text:soft-page-break/><text:span text:style-name="Source_20_Text">QC reports</text:span></text:p>
        <text:p text:style-name="Preformatted_20_Text"><text:span text:style-name="Source_20_Text">multi-clip evaluation</text:span></text:p>
        <text:p text:style-name="Preformatted_20_Text"><text:span text:style-name="Source_20_Text">reliability features</text:span></text:p>
        <text:p text:style-name="Preformatted_20_Text"><text:span text:style-name="Source_20_Text">skeleton confidence-aware features</text:span></text:p>
        <text:p text:style-name="P3"><text:span text:style-name="Source_20_Text">silhouette motion-boundary features</text:span></text:p>
      </text:section>
      <text:h text:style-name="Heading_20_2" text:outline-level="2">14.4 Keep locked baseline</text:h>
      <text:section text:style-name="Sect1" text:name="Section96">
        <text:p text:style-name="P1"><text:bookmark text:name="code-block-viewer Copy 95"/><text:span text:style-name="Source_20_Text">final_score = 0.5 * skeleton_score + 0.5 * silhouette_score</text:span></text:p>
        <text:p text:style-name="Preformatted_20_Text"><text:span text:style-name="Source_20_Text">NM 99.36</text:span></text:p>
        <text:p text:style-name="Preformatted_20_Text"><text:span text:style-name="Source_20_Text">BG 95.91</text:span></text:p>
        <text:p text:style-name="Preformatted_20_Text"><text:span text:style-name="Source_20_Text">CL 91.91</text:span></text:p>
        <text:p text:style-name="P3"><text:span text:style-name="Source_20_Text">Mean 95.73</text:span></text:p>
      </text:section>
      <text:h text:style-name="Heading_20_2" text:outline-level="2">14.5 Back up before new experiments</text:h>
      <text:p text:style-name="Text_20_body">Back up:</text:p>
      <text:section text:style-name="Sect1" text:name="Section97">
        <text:p text:style-name="P1"><text:bookmark text:name="code-block-viewer Copy 96"/><text:span text:style-name="Source_20_Text">data/splits/</text:span></text:p>
        <text:p text:style-name="Preformatted_20_Text"><text:span text:style-name="Source_20_Text">data/fusion_splits/</text:span></text:p>
        <text:p text:style-name="Preformatted_20_Text"><text:span text:style-name="Source_20_Text">results/fusion_gate/</text:span></text:p>
        <text:p text:style-name="Preformatted_20_Text"><text:span text:style-name="Source_20_Text">results/final_analysis_14/</text:span></text:p>
        <text:p text:style-name="Preformatted_20_Text"><text:span text:style-name="Source_20_Text">results/expert_comparison/</text:span></text:p>
        <text:p text:style-name="Preformatted_20_Text"><text:span text:style-name="Source_20_Text">results/gaitgl_silhouette_eval/</text:span></text:p>
        <text:p text:style-name="Preformatted_20_Text"><text:span text:style-name="Source_20_Text">checkpoints/current skeleton/silhouette checkpoints</text:span></text:p>
        <text:p text:style-name="Preformatted_20_Text"><text:span text:style-name="Source_20_Text">embedding caches</text:span></text:p>
        <text:p text:style-name="Preformatted_20_Text"><text:span text:style-name="Source_20_Text">all_fusion_method_summary.csv</text:span></text:p>
        <text:p text:style-name="Preformatted_20_Text"><text:span text:style-name="Source_20_Text">all_fusion_results_long.csv</text:span></text:p>
        <text:p text:style-name="P3"><text:span text:style-name="Source_20_Text">best_result_verification.json</text:span></text:p>
      </text:section>
      <text:p text:style-name="Horizontal_20_Line"/>
      <text:h text:style-name="Heading_20_1" text:outline-level="1">SECTION 15 — IMPLEMENTATION HANDOFF PROMPTS</text:h>
      <text:p text:style-name="Text_20_body">নিচের promptগুলো regular GPT-কে দিলে notebook/code implementation করানো যাবে।</text:p>
      <text:h text:style-name="Heading_20_2" text:outline-level="2">15.1 Improved skeleton extraction notebook prompt</text:h>
      <text:p text:style-name="Quotations">Implement <text:span text:style-name="Source_20_Text">01b_extract_skeletons_rtmpose_v2.ipynb</text:span> for the project directory <text:span text:style-name="Source_20_Text">/media/wadud/DriveUbuntu/GaitRecognition 2.0</text:span>. Do not overwrite existing pose files. Read raw CASIA-B videos, extract COCO-17 skeletons using a stronger pose estimator such as RTMPose/MMPose or larger YOLO pose, save <text:span text:style-name="Source_20_Text">.npz</text:span> files under <text:span text:style-name="Source_20_Text">data/poses/rtmpose_v2/</text:span> with keypoints_pixel, keypoints_norm, keypoints_filled, keypoints_norm_filled, scores, bbox, frame_idx, timestamp, valid_frame, image size, fps, subject, condition, sequence, view. Generate QC CSVs and visual contact sheets. Compare output count against 13,640 expected samples.</text:p>
      <text:h text:style-name="Heading_20_2" text:outline-level="2"><text:soft-page-break/>15.2 Improved silhouette extraction notebook prompt</text:h>
      <text:p text:style-name="Quotations">Implement <text:span text:style-name="Source_20_Text">08b_extract_silhouettes_v2_motion_boundary.ipynb</text:span>. Load CASIA-B raw videos or official silhouettes, generate cleaned person masks, save binary mask, soft mask if available, boundary mask, temporal motion difference, bbox, mask_area, centroid, frame_idx, timestamp, valid_frame, subject, condition, sequence, view. Save outputs under <text:span text:style-name="Source_20_Text">data/silhouettes/yolo_seg_v2/</text:span> or selected model tag. Generate mask QC reports and visual contact sheets. Do not overwrite existing <text:span text:style-name="Source_20_Text">yolo_seg_v1</text:span>.</text:p>
      <text:h text:style-name="Heading_20_2" text:outline-level="2">15.3 Frame alignment validation notebook prompt</text:h>
      <text:p text:style-name="Quotations">Implement <text:span text:style-name="Source_20_Text">09b_frame_alignment_index_validation.ipynb</text:span>. Load pose and silhouette <text:span text:style-name="Source_20_Text">.npz</text:span> files by subject/condition/sequence/view. Build <text:span text:style-name="Source_20_Text">frame_alignment_index.csv</text:span> containing raw_frame_idx, skeleton_frame_idx, silhouette_frame_idx, timestamp, valid_skeleton, valid_silhouette, alignment_status, pose confidence, mask area, skeleton hip center, silhouette centroid. Validate exact frame index mapping for same raw-video sources and nearest-index/timestamp mapping for official silhouettes. Save reports under <text:span text:style-name="Source_20_Text">data/reports/alignment_qc/</text:span> and aligned <text:span text:style-name="Source_20_Text">.npz</text:span> under <text:span text:style-name="Source_20_Text">data/aligned_multimodal/</text:span>.</text:p>
      <text:h text:style-name="Heading_20_2" text:outline-level="2">15.4 Skeleton feature v2 notebook prompt</text:h>
      <text:p text:style-name="Quotations">Implement <text:span text:style-name="Source_20_Text">04b_skeleton_feature_v2_validation.ipynb</text:span>. Load pose <text:span text:style-name="Source_20_Text">.npz</text:span>, build both current 10-channel features and new 16/17-channel confidence-aware features. Validate tensor shapes <text:span text:style-name="Source_20_Text">B×10×60×17</text:span> and <text:span text:style-name="Source_20_Text">B×17×60×17</text:span>. Save feature statistics, confidence distributions, acceleration/bone-angle sanity plots, and feature construction report. Do not train model in this notebook.</text:p>
      <text:h text:style-name="Heading_20_2" text:outline-level="2">15.5 Silhouette feature v2 notebook prompt</text:h>
      <text:p text:style-name="Quotations">Implement <text:span text:style-name="Source_20_Text">08c_silhouette_feature_v2_validation.ipynb</text:span>. Load mask <text:span text:style-name="Source_20_Text">.npz</text:span>, validate basic mask, soft mask, motion difference, boundary mask, area-normalized sequence, and final tensors <text:span text:style-name="Source_20_Text">B×1×60×64×44</text:span>, <text:span text:style-name="Source_20_Text">B×2×60×64×44</text:span>, <text:span text:style-name="Source_20_Text">B×3×60×64×44</text:span>. Save QC plots and sample contact sheets for NM/BG/CL and views 000/090/180.</text:p>
      <text:h text:style-name="Heading_20_2" text:outline-level="2">15.6 Reliability fusion notebook prompt</text:h>
      <text:p text:style-name="Quotations">Implement <text:span text:style-name="Source_20_Text">16_reliability_aware_score_fusion.ipynb</text:span>. Load existing skeleton and silhouette score matrices or recompute from embeddings. Use only label-free reliability features such as score margin, entropy, top-k concentration, pose confidence, valid frame ratio, mask area stability, centroid stability, and modality agreement. Compare fixed α=0.5, global alpha verification, reliability fusion, protected reliability fusion. Train/tune only on train-internal validation or use frozen heuristic. Save all outputs under <text:span text:style-name="Source_20_Text">results/reliability_fusion_16/</text:span>. Label oracle/test-tuned methods as diagnostic only.</text:p>
      <text:h text:style-name="Heading_20_2" text:outline-level="2"><text:soft-page-break/>15.7 Clip-level fusion notebook prompt</text:h>
      <text:p text:style-name="Quotations">Implement <text:span text:style-name="Source_20_Text">17_clip_level_temporal_fusion.ipynb</text:span>. Use frozen skeleton and silhouette experts. For each video, extract multiple aligned 60-frame clips. Compute skeleton and silhouette embeddings/scores per clip. Compare single center clip, multi-clip embedding average, multi-clip score average, reliability-weighted clip score, and optional small Transformer/BiGRU clip aggregator trained only on train IDs. Save outputs under <text:span text:style-name="Source_20_Text">results/clip_fusion_17/</text:span>. Always compare against fixed α=0.5 baseline.</text:p>
      <text:h text:style-name="Heading_20_2" text:outline-level="2">15.8 Skeleton backbone v2 notebook prompt</text:h>
      <text:p text:style-name="Quotations">Implement <text:span text:style-name="Source_20_Text">18_skeleton_cams_gtt_v2.ipynb</text:span>. Build confidence-aware multi-scale graph temporal skeleton model using 16/17-channel features. Train on CASIA-B LT train IDs only with CE+Triplet and optional SupCon. Evaluate skeleton-only and fixed α=0.5 fusion with existing silhouette expert. Save checkpoints, logs, embeddings, Rank-1/5/10, per-view results, and failure cases under <text:span text:style-name="Source_20_Text">results/skeleton_v2_18/</text:span>.</text:p>
      <text:h text:style-name="Heading_20_2" text:outline-level="2">15.9 Silhouette backbone v2 notebook prompt</text:h>
      <text:p text:style-name="Quotations">Implement <text:span text:style-name="Source_20_Text">19_silhouette_pt_gaitglpp_v2.ipynb</text:span>. Build Part-Temporal GaitGL++ using multi-scale 3D CNN, per-frame HPP tokens, part-temporal Transformer, and part attention pooling. Compare binary mask only vs mask+motion/boundary variants. Train only on CASIA-B LT train IDs. Evaluate silhouette-only and fixed α=0.5 fusion with current skeleton expert. Save all results under <text:span text:style-name="Source_20_Text">results/silhouette_v2_19/</text:span>.</text:p>
      <text:h text:style-name="Heading_20_2" text:outline-level="2">15.10 Cross-modal token fusion notebook prompt</text:h>
      <text:p text:style-name="Quotations">Implement <text:span text:style-name="Source_20_Text">20_cross_modal_token_fusion_transformer.ipynb</text:span>. Load aligned multimodal <text:span text:style-name="Source_20_Text">.npz</text:span> files. Build skeleton body-part temporal tokens and silhouette HPP temporal tokens. Use bidirectional cross-attention with auxiliary skeleton/silhouette heads, modality dropout, and score-level protected ensemble with fixed α=0.5. Train only on train IDs, tune only with train-internal validation, evaluate once on final LT test. Save under <text:span text:style-name="Source_20_Text">results/cross_modal_fusion_20/</text:span>.</text:p>
      <text:h text:style-name="Heading_20_2" text:outline-level="2">15.11 Final analysis/report notebook prompt</text:h>
      <text:p text:style-name="Quotations">Implement <text:span text:style-name="Source_20_Text">21_final_paper_tables_figures_claims.ipynb</text:span>. Load all experiment summaries from baseline, failure analysis, reliability fusion, clip fusion, skeleton v2, silhouette v2, and cross-modal fusion. Generate paper-ready tables: main comparison, condition-wise Rank-1/5/10, view-wise matrix, failure/complementarity summary, ablation table, QC table. Clearly label practical, diagnostic, ablation, exploratory, negative results. Save figures and markdown report under <text:span text:style-name="Source_20_Text">results/final_paper_analysis_21/</text:span>.</text:p>
      <text:p text:style-name="Horizontal_20_Line"/>
      <text:h text:style-name="Heading_20_1" text:outline-level="1"><text:soft-page-break/>Final practical strategy</text:h>
      <text:p text:style-name="Text_20_body">আপনার current result already strong। Near-99 BG/CL পেতে শুধু “আরেকটা Transformer” যথেষ্ট হবে না। Correct workflow হলো:</text:p>
      <text:section text:style-name="Sect1" text:name="Section98">
        <text:p text:style-name="P1"><text:bookmark text:name="code-block-viewer Copy 97"/><text:span text:style-name="Source_20_Text">Lock current fixed α=0.5 baseline.</text:span></text:p>
        <text:p text:style-name="Preformatted_20_Text"><text:span text:style-name="Source_20_Text">↓</text:span></text:p>
        <text:p text:style-name="Preformatted_20_Text"><text:span text:style-name="Source_20_Text">Failure/complementarity analysis.</text:span></text:p>
        <text:p text:style-name="Preformatted_20_Text"><text:span text:style-name="Source_20_Text">↓</text:span></text:p>
        <text:p text:style-name="Preformatted_20_Text"><text:span text:style-name="Source_20_Text">QC-driven skeleton/silhouette improvement.</text:span></text:p>
        <text:p text:style-name="Preformatted_20_Text"><text:span text:style-name="Source_20_Text">↓</text:span></text:p>
        <text:p text:style-name="Preformatted_20_Text"><text:span text:style-name="Source_20_Text">Multi-clip evaluation.</text:span></text:p>
        <text:p text:style-name="Preformatted_20_Text"><text:span text:style-name="Source_20_Text">↓</text:span></text:p>
        <text:p text:style-name="Preformatted_20_Text"><text:span text:style-name="Source_20_Text">Reliability-protected fusion.</text:span></text:p>
        <text:p text:style-name="Preformatted_20_Text"><text:span text:style-name="Source_20_Text">↓</text:span></text:p>
        <text:p text:style-name="Preformatted_20_Text"><text:span text:style-name="Source_20_Text">Skeleton v2 confidence-aware backbone.</text:span></text:p>
        <text:p text:style-name="Preformatted_20_Text"><text:span text:style-name="Source_20_Text">↓</text:span></text:p>
        <text:p text:style-name="Preformatted_20_Text"><text:span text:style-name="Source_20_Text">Silhouette v2 motion-boundary/part-temporal backbone.</text:span></text:p>
        <text:p text:style-name="Preformatted_20_Text"><text:span text:style-name="Source_20_Text">↓</text:span></text:p>
        <text:p text:style-name="Preformatted_20_Text"><text:span text:style-name="Source_20_Text">Cross-modal token fusion with score-level protection.</text:span></text:p>
        <text:p text:style-name="Preformatted_20_Text"><text:span text:style-name="Source_20_Text">↓</text:span></text:p>
        <text:p text:style-name="P3"><text:span text:style-name="Source_20_Text">Final paper-safe reporting.</text:span></text:p>
      </text:section>
      <text:p text:style-name="Text_20_body">সবচেয়ে important rule:</text:p>
      <text:section text:style-name="Sect1" text:name="Section99">
        <text:p text:style-name="P1"><text:bookmark text:name="code-block-viewer Copy 98"/><text:span text:style-name="Source_20_Text">Fixed α=0.5 score fusion remains the reference baseline.</text:span></text:p>
        <text:p text:style-name="Preformatted_20_Text"><text:span text:style-name="Source_20_Text">Any new method must beat:</text:span></text:p>
        <text:p text:style-name="Preformatted_20_Text"><text:span text:style-name="Source_20_Text">NM 99.36 / BG 95.91 / CL 91.91 / Mean 95.73</text:span></text:p>
        <text:p text:style-name="P3"><text:span text:style-name="Source_20_Text">under the same fair CASIA-B LT protocol.</text:span></text:p>
      </text:section>
      <text:p text:style-name="Text_20_body">প্রথম notebook হিসেবে এখন সবচেয়ে safe এবং useful:</text:p>
      <text:section text:style-name="Sect1" text:name="Section100">
        <text:p text:style-name="P2"><text:bookmark text:name="code-block-viewer Copy 99"/><text:span text:style-name="Source_20_Text">15_failure_and_complementarity_deep_analysis.ipynb</text:span></text:p>
      </text:section>
      <text:p text:style-name="Text_20_body">কারণ এটা training ছাড়াই বলে দেবে remaining BG/CL failure আসলে pose issue, silhouette issue, view issue, temporal crop issue, নাকি fusion reliability issu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09T10:35:42.907730641</meta:creation-date>
    <dc:date>2026-05-09T10:36:37.383690524</dc:date>
    <meta:editing-duration>PT54S</meta:editing-duration>
    <meta:editing-cycles>1</meta:editing-cycles>
    <meta:generator>LibreOffice/24.2.7.2$Linux_X86_64 LibreOffice_project/420$Build-2</meta:generator>
    <meta:document-statistic meta:table-count="18" meta:image-count="0" meta:object-count="0" meta:page-count="38" meta:paragraph-count="1675" meta:word-count="6676" meta:character-count="50476" meta:non-whitespace-character-count="44191"/>
  </office:meta>
</office:document-meta>
</file>